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list-style-name="L1">
      <style:text-properties fo:font-weight="bold" style:font-weight-asian="bold" style:font-weight-complex="bold"/>
    </style:style>
    <style:style style:name="P4" style:family="paragraph" style:parent-style-name="Text_20_body" style:list-style-name="L48">
      <style:text-properties fo:font-weight="bold" style:font-weight-asian="bold" style:font-weight-complex="bold"/>
    </style:style>
    <style:style style:name="P5" style:family="paragraph" style:parent-style-name="Text_20_body" style:list-style-name="L53">
      <style:text-properties fo:font-weight="bold" style:font-weight-asian="bold" style:font-weight-complex="bold"/>
    </style:style>
    <style:style style:name="P6" style:family="paragraph" style:parent-style-name="Text_20_body" style:list-style-name="L1">
      <style:text-properties fo:font-style="italic" fo:font-weight="bold" style:font-style-asian="italic" style:font-weight-asian="bold" style:font-style-complex="italic" style:font-weight-complex="bold"/>
    </style:style>
    <style:style style:name="P7" style:family="paragraph" style:parent-style-name="Text_20_body" style:list-style-name="L9">
      <style:text-properties fo:font-style="italic" fo:font-weight="bold" style:font-style-asian="italic" style:font-weight-asian="bold" style:font-style-complex="italic" style:font-weight-complex="bold"/>
    </style:style>
    <style:style style:name="P8" style:family="paragraph" style:parent-style-name="Text_20_body" style:list-style-name="L20">
      <style:text-properties fo:font-style="italic" fo:font-weight="bold" style:font-style-asian="italic" style:font-weight-asian="bold" style:font-style-complex="italic" style:font-weight-complex="bold"/>
    </style:style>
    <style:style style:name="P9" style:family="paragraph" style:parent-style-name="Text_20_body" style:list-style-name="L24">
      <style:text-properties fo:font-style="italic" fo:font-weight="bold" style:font-style-asian="italic" style:font-weight-asian="bold" style:font-style-complex="italic" style:font-weight-complex="bold"/>
    </style:style>
    <style:style style:name="P10" style:family="paragraph" style:parent-style-name="Text_20_body" style:list-style-name="L39">
      <style:text-properties fo:font-style="italic" fo:font-weight="bold" style:font-style-asian="italic" style:font-weight-asian="bold" style:font-style-complex="italic" style:font-weight-complex="bold"/>
    </style:style>
    <style:style style:name="P11" style:family="paragraph" style:parent-style-name="Text_20_body" style:list-style-name="L48">
      <style:text-properties fo:font-style="italic" fo:font-weight="bold" style:font-style-asian="italic" style:font-weight-asian="bold" style:font-style-complex="italic" style:font-weight-complex="bold"/>
    </style:style>
    <style:style style:name="P12" style:family="paragraph" style:parent-style-name="Text_20_body" style:list-style-name="L53">
      <style:text-properties fo:font-style="italic" fo:font-weight="bold" style:font-style-asian="italic" style:font-weight-asian="bold" style:font-style-complex="italic" style:font-weight-complex="bold"/>
    </style:style>
    <style:style style:name="P13" style:family="paragraph" style:parent-style-name="Text_20_body" style:list-style-name="L4"/>
    <style:style style:name="P14" style:family="paragraph" style:parent-style-name="Text_20_body" style:list-style-name="L4">
      <style:text-properties officeooo:paragraph-rsid="0017a3a5"/>
    </style:style>
    <style:style style:name="P15" style:family="paragraph" style:parent-style-name="Text_20_body" style:list-style-name="L5"/>
    <style:style style:name="P16" style:family="paragraph" style:parent-style-name="Text_20_body" style:list-style-name="L9"/>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8"/>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39"/>
    <style:style style:name="P23" style:family="paragraph" style:parent-style-name="Text_20_body" style:list-style-name="L50"/>
    <style:style style:name="P24" style:family="paragraph" style:parent-style-name="Text_20_body" style:list-style-name="L52"/>
    <style:style style:name="P25" style:family="paragraph" style:parent-style-name="Text_20_body" style:list-style-name="L54"/>
    <style:style style:name="P26" style:family="paragraph" style:parent-style-name="Text_20_body" style:list-style-name="L55"/>
    <style:style style:name="P27" style:family="paragraph" style:parent-style-name="Text_20_body" style:list-style-name="L60"/>
    <style:style style:name="P28" style:family="paragraph" style:parent-style-name="Text_20_body" style:list-style-name="L2">
      <style:paragraph-properties fo:margin-top="0in" fo:margin-bottom="0in" loext:contextual-spacing="false"/>
      <style:text-properties fo:font-style="italic" fo:font-weight="bold" style:font-style-asian="italic" style:font-weight-asian="bold" style:font-style-complex="italic" style:font-weight-complex="bold"/>
    </style:style>
    <style:style style:name="P29" style:family="paragraph" style:parent-style-name="Text_20_body" style:list-style-name="L8">
      <style:paragraph-properties fo:margin-top="0in" fo:margin-bottom="0in" loext:contextual-spacing="false"/>
      <style:text-properties fo:font-style="italic" fo:font-weight="bold" style:font-style-asian="italic" style:font-weight-asian="bold" style:font-style-complex="italic" style:font-weight-complex="bold"/>
    </style:style>
    <style:style style:name="P30" style:family="paragraph" style:parent-style-name="Text_20_body" style:list-style-name="L10">
      <style:paragraph-properties fo:margin-top="0in" fo:margin-bottom="0in" loext:contextual-spacing="false"/>
      <style:text-properties fo:font-style="italic" fo:font-weight="bold" style:font-style-asian="italic" style:font-weight-asian="bold" style:font-style-complex="italic" style:font-weight-complex="bold"/>
    </style:style>
    <style:style style:name="P31" style:family="paragraph" style:parent-style-name="Text_20_body" style:list-style-name="L11">
      <style:paragraph-properties fo:margin-top="0in" fo:margin-bottom="0in" loext:contextual-spacing="false"/>
      <style:text-properties fo:font-style="italic" fo:font-weight="bold" style:font-style-asian="italic" style:font-weight-asian="bold" style:font-style-complex="italic" style:font-weight-complex="bold"/>
    </style:style>
    <style:style style:name="P32" style:family="paragraph" style:parent-style-name="Text_20_body" style:list-style-name="L12">
      <style:paragraph-properties fo:margin-top="0in" fo:margin-bottom="0in" loext:contextual-spacing="false"/>
      <style:text-properties fo:font-style="italic" fo:font-weight="bold" style:font-style-asian="italic" style:font-weight-asian="bold" style:font-style-complex="italic" style:font-weight-complex="bold"/>
    </style:style>
    <style:style style:name="P33" style:family="paragraph" style:parent-style-name="Text_20_body" style:list-style-name="L15">
      <style:paragraph-properties fo:margin-top="0in" fo:margin-bottom="0in" loext:contextual-spacing="false"/>
      <style:text-properties fo:font-style="italic" fo:font-weight="bold" style:font-style-asian="italic" style:font-weight-asian="bold" style:font-style-complex="italic" style:font-weight-complex="bold"/>
    </style:style>
    <style:style style:name="P34" style:family="paragraph" style:parent-style-name="Text_20_body" style:list-style-name="L16">
      <style:paragraph-properties fo:margin-top="0in" fo:margin-bottom="0in" loext:contextual-spacing="false"/>
      <style:text-properties fo:font-style="italic" fo:font-weight="bold" style:font-style-asian="italic" style:font-weight-asian="bold" style:font-style-complex="italic" style:font-weight-complex="bold"/>
    </style:style>
    <style:style style:name="P35" style:family="paragraph" style:parent-style-name="Text_20_body" style:list-style-name="L17">
      <style:paragraph-properties fo:margin-top="0in" fo:margin-bottom="0in" loext:contextual-spacing="false"/>
      <style:text-properties fo:font-style="italic" fo:font-weight="bold" style:font-style-asian="italic" style:font-weight-asian="bold" style:font-style-complex="italic" style:font-weight-complex="bold"/>
    </style:style>
    <style:style style:name="P36" style:family="paragraph" style:parent-style-name="Text_20_body" style:list-style-name="L22">
      <style:paragraph-properties fo:margin-top="0in" fo:margin-bottom="0in" loext:contextual-spacing="false"/>
      <style:text-properties fo:font-style="italic" fo:font-weight="bold" style:font-style-asian="italic" style:font-weight-asian="bold" style:font-style-complex="italic" style:font-weight-complex="bold"/>
    </style:style>
    <style:style style:name="P37" style:family="paragraph" style:parent-style-name="Text_20_body" style:list-style-name="L25">
      <style:paragraph-properties fo:margin-top="0in" fo:margin-bottom="0in" loext:contextual-spacing="false"/>
      <style:text-properties fo:font-style="italic" fo:font-weight="bold" style:font-style-asian="italic" style:font-weight-asian="bold" style:font-style-complex="italic" style:font-weight-complex="bold"/>
    </style:style>
    <style:style style:name="P38" style:family="paragraph" style:parent-style-name="Text_20_body" style:list-style-name="L26">
      <style:paragraph-properties fo:margin-top="0in" fo:margin-bottom="0in" loext:contextual-spacing="false"/>
      <style:text-properties fo:font-style="italic" fo:font-weight="bold" style:font-style-asian="italic" style:font-weight-asian="bold" style:font-style-complex="italic" style:font-weight-complex="bold"/>
    </style:style>
    <style:style style:name="P39" style:family="paragraph" style:parent-style-name="Text_20_body" style:list-style-name="L27">
      <style:paragraph-properties fo:margin-top="0in" fo:margin-bottom="0in" loext:contextual-spacing="false"/>
      <style:text-properties fo:font-style="italic" fo:font-weight="bold" style:font-style-asian="italic" style:font-weight-asian="bold" style:font-style-complex="italic" style:font-weight-complex="bold"/>
    </style:style>
    <style:style style:name="P40" style:family="paragraph" style:parent-style-name="Text_20_body" style:list-style-name="L28">
      <style:paragraph-properties fo:margin-top="0in" fo:margin-bottom="0in" loext:contextual-spacing="false"/>
      <style:text-properties fo:font-style="italic" fo:font-weight="bold" style:font-style-asian="italic" style:font-weight-asian="bold" style:font-style-complex="italic" style:font-weight-complex="bold"/>
    </style:style>
    <style:style style:name="P41" style:family="paragraph" style:parent-style-name="Text_20_body" style:list-style-name="L29">
      <style:paragraph-properties fo:margin-top="0in" fo:margin-bottom="0in" loext:contextual-spacing="false"/>
      <style:text-properties fo:font-style="italic" fo:font-weight="bold" style:font-style-asian="italic" style:font-weight-asian="bold" style:font-style-complex="italic" style:font-weight-complex="bold"/>
    </style:style>
    <style:style style:name="P42" style:family="paragraph" style:parent-style-name="Text_20_body" style:list-style-name="L32">
      <style:paragraph-properties fo:margin-top="0in" fo:margin-bottom="0in" loext:contextual-spacing="false"/>
      <style:text-properties fo:font-style="italic" fo:font-weight="bold" style:font-style-asian="italic" style:font-weight-asian="bold" style:font-style-complex="italic" style:font-weight-complex="bold"/>
    </style:style>
    <style:style style:name="P43" style:family="paragraph" style:parent-style-name="Text_20_body" style:list-style-name="L33">
      <style:paragraph-properties fo:margin-top="0in" fo:margin-bottom="0in" loext:contextual-spacing="false"/>
      <style:text-properties fo:font-style="italic" fo:font-weight="bold" style:font-style-asian="italic" style:font-weight-asian="bold" style:font-style-complex="italic" style:font-weight-complex="bold"/>
    </style:style>
    <style:style style:name="P44" style:family="paragraph" style:parent-style-name="Text_20_body" style:list-style-name="L36">
      <style:paragraph-properties fo:margin-top="0in" fo:margin-bottom="0in" loext:contextual-spacing="false"/>
      <style:text-properties fo:font-style="italic" fo:font-weight="bold" style:font-style-asian="italic" style:font-weight-asian="bold" style:font-style-complex="italic" style:font-weight-complex="bold"/>
    </style:style>
    <style:style style:name="P45" style:family="paragraph" style:parent-style-name="Text_20_body" style:list-style-name="L37">
      <style:paragraph-properties fo:margin-top="0in" fo:margin-bottom="0in" loext:contextual-spacing="false"/>
      <style:text-properties fo:font-style="italic" fo:font-weight="bold" style:font-style-asian="italic" style:font-weight-asian="bold" style:font-style-complex="italic" style:font-weight-complex="bold"/>
    </style:style>
    <style:style style:name="P46" style:family="paragraph" style:parent-style-name="Text_20_body" style:list-style-name="L38">
      <style:paragraph-properties fo:margin-top="0in" fo:margin-bottom="0in" loext:contextual-spacing="false"/>
      <style:text-properties fo:font-style="italic" fo:font-weight="bold" style:font-style-asian="italic" style:font-weight-asian="bold" style:font-style-complex="italic" style:font-weight-complex="bold"/>
    </style:style>
    <style:style style:name="P47" style:family="paragraph" style:parent-style-name="Text_20_body" style:list-style-name="L40">
      <style:paragraph-properties fo:margin-top="0in" fo:margin-bottom="0in" loext:contextual-spacing="false"/>
      <style:text-properties fo:font-style="italic" fo:font-weight="bold" style:font-style-asian="italic" style:font-weight-asian="bold" style:font-style-complex="italic" style:font-weight-complex="bold"/>
    </style:style>
    <style:style style:name="P48" style:family="paragraph" style:parent-style-name="Text_20_body" style:list-style-name="L41">
      <style:paragraph-properties fo:margin-top="0in" fo:margin-bottom="0in" loext:contextual-spacing="false"/>
      <style:text-properties fo:font-style="italic" fo:font-weight="bold" style:font-style-asian="italic" style:font-weight-asian="bold" style:font-style-complex="italic" style:font-weight-complex="bold"/>
    </style:style>
    <style:style style:name="P49" style:family="paragraph" style:parent-style-name="Text_20_body" style:list-style-name="L42">
      <style:paragraph-properties fo:margin-top="0in" fo:margin-bottom="0in" loext:contextual-spacing="false"/>
      <style:text-properties fo:font-style="italic" fo:font-weight="bold" style:font-style-asian="italic" style:font-weight-asian="bold" style:font-style-complex="italic" style:font-weight-complex="bold"/>
    </style:style>
    <style:style style:name="P50" style:family="paragraph" style:parent-style-name="Text_20_body" style:list-style-name="L43">
      <style:paragraph-properties fo:margin-top="0in" fo:margin-bottom="0in" loext:contextual-spacing="false"/>
      <style:text-properties fo:font-style="italic" fo:font-weight="bold" style:font-style-asian="italic" style:font-weight-asian="bold" style:font-style-complex="italic" style:font-weight-complex="bold"/>
    </style:style>
    <style:style style:name="P51" style:family="paragraph" style:parent-style-name="Text_20_body" style:list-style-name="L44">
      <style:paragraph-properties fo:margin-top="0in" fo:margin-bottom="0in" loext:contextual-spacing="false"/>
      <style:text-properties fo:font-style="italic" fo:font-weight="bold" style:font-style-asian="italic" style:font-weight-asian="bold" style:font-style-complex="italic" style:font-weight-complex="bold"/>
    </style:style>
    <style:style style:name="P52" style:family="paragraph" style:parent-style-name="Text_20_body" style:list-style-name="L45">
      <style:paragraph-properties fo:margin-top="0in" fo:margin-bottom="0in" loext:contextual-spacing="false"/>
      <style:text-properties fo:font-style="italic" fo:font-weight="bold" style:font-style-asian="italic" style:font-weight-asian="bold" style:font-style-complex="italic" style:font-weight-complex="bold"/>
    </style:style>
    <style:style style:name="P53" style:family="paragraph" style:parent-style-name="Text_20_body" style:list-style-name="L46">
      <style:paragraph-properties fo:margin-top="0in" fo:margin-bottom="0in" loext:contextual-spacing="false"/>
      <style:text-properties fo:font-style="italic" fo:font-weight="bold" style:font-style-asian="italic" style:font-weight-asian="bold" style:font-style-complex="italic" style:font-weight-complex="bold"/>
    </style:style>
    <style:style style:name="P54" style:family="paragraph" style:parent-style-name="Text_20_body" style:list-style-name="L47">
      <style:paragraph-properties fo:margin-top="0in" fo:margin-bottom="0in" loext:contextual-spacing="false"/>
      <style:text-properties fo:font-style="italic" fo:font-weight="bold" style:font-style-asian="italic" style:font-weight-asian="bold" style:font-style-complex="italic" style:font-weight-complex="bold"/>
    </style:style>
    <style:style style:name="P55" style:family="paragraph" style:parent-style-name="Text_20_body" style:list-style-name="L49">
      <style:paragraph-properties fo:margin-top="0in" fo:margin-bottom="0in" loext:contextual-spacing="false"/>
      <style:text-properties fo:font-style="italic" fo:font-weight="bold" style:font-style-asian="italic" style:font-weight-asian="bold" style:font-style-complex="italic" style:font-weight-complex="bold"/>
    </style:style>
    <style:style style:name="P56" style:family="paragraph" style:parent-style-name="Text_20_body" style:list-style-name="L51">
      <style:paragraph-properties fo:margin-top="0in" fo:margin-bottom="0in" loext:contextual-spacing="false"/>
      <style:text-properties fo:font-style="italic" fo:font-weight="bold" style:font-style-asian="italic" style:font-weight-asian="bold" style:font-style-complex="italic" style:font-weight-complex="bold"/>
    </style:style>
    <style:style style:name="P57" style:family="paragraph" style:parent-style-name="Text_20_body" style:list-style-name="L56">
      <style:paragraph-properties fo:margin-top="0in" fo:margin-bottom="0in" loext:contextual-spacing="false"/>
      <style:text-properties fo:font-style="italic" fo:font-weight="bold" style:font-style-asian="italic" style:font-weight-asian="bold" style:font-style-complex="italic" style:font-weight-complex="bold"/>
    </style:style>
    <style:style style:name="P58" style:family="paragraph" style:parent-style-name="Text_20_body" style:list-style-name="L57">
      <style:paragraph-properties fo:margin-top="0in" fo:margin-bottom="0in" loext:contextual-spacing="false"/>
      <style:text-properties fo:font-style="italic" fo:font-weight="bold" style:font-style-asian="italic" style:font-weight-asian="bold" style:font-style-complex="italic" style:font-weight-complex="bold"/>
    </style:style>
    <style:style style:name="P59" style:family="paragraph" style:parent-style-name="Text_20_body" style:list-style-name="L3">
      <style:paragraph-properties fo:margin-top="0in" fo:margin-bottom="0in" loext:contextual-spacing="false"/>
    </style:style>
    <style:style style:name="P60" style:family="paragraph" style:parent-style-name="Text_20_body" style:list-style-name="L6">
      <style:paragraph-properties fo:margin-top="0in" fo:margin-bottom="0in" loext:contextual-spacing="false"/>
    </style:style>
    <style:style style:name="P61" style:family="paragraph" style:parent-style-name="Text_20_body" style:list-style-name="L7">
      <style:paragraph-properties fo:margin-top="0in" fo:margin-bottom="0in" loext:contextual-spacing="false"/>
      <style:text-properties fo:font-weight="bold" style:font-weight-asian="bold" style:font-weight-complex="bold"/>
    </style:style>
    <style:style style:name="P62" style:family="paragraph" style:parent-style-name="Text_20_body" style:list-style-name="L59">
      <style:paragraph-properties fo:margin-top="0in" fo:margin-bottom="0in" loext:contextual-spacing="false"/>
      <style:text-properties fo:font-weight="bold" style:font-weight-asian="bold" style:font-weight-complex="bold"/>
    </style:style>
    <style:style style:name="P63" style:family="paragraph" style:parent-style-name="Text_20_body" style:list-style-name="L19">
      <style:paragraph-properties fo:margin-top="0in" fo:margin-bottom="0in" loext:contextual-spacing="false"/>
    </style:style>
    <style:style style:name="P64" style:family="paragraph" style:parent-style-name="Text_20_body" style:list-style-name="L23">
      <style:paragraph-properties fo:margin-top="0in" fo:margin-bottom="0in" loext:contextual-spacing="false"/>
    </style:style>
    <style:style style:name="P65" style:family="paragraph" style:parent-style-name="Text_20_body" style:list-style-name="L30">
      <style:paragraph-properties fo:margin-top="0in" fo:margin-bottom="0in" loext:contextual-spacing="false"/>
    </style:style>
    <style:style style:name="P66" style:family="paragraph" style:parent-style-name="Text_20_body" style:list-style-name="L31">
      <style:paragraph-properties fo:margin-top="0in" fo:margin-bottom="0in" loext:contextual-spacing="false"/>
    </style:style>
    <style:style style:name="P67" style:family="paragraph" style:parent-style-name="Text_20_body" style:list-style-name="L34">
      <style:paragraph-properties fo:margin-top="0in" fo:margin-bottom="0in" loext:contextual-spacing="false"/>
    </style:style>
    <style:style style:name="P68" style:family="paragraph" style:parent-style-name="Text_20_body" style:list-style-name="L35">
      <style:paragraph-properties fo:margin-top="0in" fo:margin-bottom="0in" loext:contextual-spacing="false"/>
    </style:style>
    <style:style style:name="P69" style:family="paragraph" style:parent-style-name="Text_20_body" style:list-style-name="L58">
      <style:paragraph-properties fo:margin-top="0in" fo:margin-bottom="0in" loext:contextual-spacing="false"/>
    </style:style>
    <style:style style:name="P70" style:family="paragraph" style:parent-style-name="First_20_paragraph">
      <style:text-properties fo:font-weight="bold" style:font-weight-asian="bold" style:font-weight-complex="bold"/>
    </style:style>
    <style:style style:name="P71" style:family="paragraph" style:parent-style-name="First_20_paragraph">
      <style:text-properties fo:font-style="italic" fo:font-weight="bold" style:font-style-asian="italic" style:font-weight-asian="bold" style:font-style-complex="italic" style:font-weight-complex="bold"/>
    </style:style>
    <style:style style:name="P72" style:family="paragraph" style:parent-style-name="Heading_20_2" style:list-style-name="L24"/>
    <style:style style:name="P73" style:family="paragraph" style:parent-style-name="Heading_20_1">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1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1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1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text:start-value="1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yntax of verbal sequences in Biblical Hebrew</text:p>
      <text:p text:style-name="Date">2017-12-01</text:p>
      <text:list xml:id="list1750052973" text:style-name="L1">
        <text:list-item>
          <text:p text:style-name="P3">THE USE OF TENSES IN CLASSICAL BIBLICAL HEBREW</text:p>
          <text:list>
            <text:list-item>
              <text:p text:style-name="P6">A VEXED QUESTION</text:p>
            </text:list-item>
          </text:list>
        </text:list-item>
      </text:list>
      <text:p text:style-name="First_20_paragraph">Verbal syntax is undoubtedly a major issue in the study of the grammar of Biblical Hebrew (BH). This aspect of BH has long been considered an enigma and, as a result, many potential explanations have been proposed. In recent years, new and more sophisticated theories based on modern linguistic models have also been elaborated (for detailed presentations, see McFall 1982; Cook 2012: 77–175, 273–75).</text:p>
      <text:p text:style-name="Text_20_body">After briefly presenting the most important approaches to this issue (§ 1.2), I will put forward my own theory (§ 2). I will then present supporting data, first regarding <text:span text:style-name="T3">past/anterior</text:span> sequences (§ 3) and then for <text:span text:style-name="T3">non-past/non-anterior</text:span> sequences (§ 4). In the corollaries, I will briefly examine the imperative (§ 5.1) and phasal aspects (§ 5.2), then describe the doubling of sequences (§ 5.3). I will subsequently discuss the usage of this same syntax across the different literary genres (§ 6.1), the necessity of other kinds of analysis (§ 6.2) and the problem of diachrony (§ 6.3). I will conclude with a few final considerations (§ 7).</text:p>
      <text:list xml:id="list3370630385" text:style-name="L2">
        <text:list-item>
          <text:p text:style-name="P28">DIFFERENT APPROACHES</text:p>
        </text:list-item>
      </text:list>
      <text:p text:style-name="First_20_paragraph">In scholarly research there have been at least seven approaches to the verbal system:</text:p>
      <text:list xml:id="list1452237899" text:style-name="L3">
        <text:list-item>
          <text:p text:style-name="P59">The traditional view held that <text:span text:style-name="T3">qatal</text:span> indicates a past tense and <text:span text:style-name="T3">yiqtol</text:span> a future tense. A prefixed <text:span text:style-name="T3">waw</text:span> has the power to “convert,” so to speak, these two tenses. Japhet ha-Levi (10th century C.E.) called this prefix “<text:span text:style-name="T3">waw</text:span> of future,” העתידי וו. Dunash ben Labrat (also from the 10th century) referred to it as “<text:span text:style-name="T3">waw</text:span> oblique,” עוטפת וו. David Kimchi (12th century) called it “<text:span text:style-name="T3">waw</text:span> of service,” השרות וו; and Elias Levita (15th century) termed it “<text:span text:style-name="T3">waw</text:span> conversive” הפוך וו (McFall 1982: 3, 8, 10, 176). Modern theories have tried to offer more nuanced definitions in order to open the way to new approaches, coining expres- sions such as “<text:span text:style-name="T3">waw</text:span> inductive” (Gell 1821: 76), “<text:span text:style-name="T3">waw</text:span> consec-</text:p>
        </text:list-item>
      </text:list>
      <text:p text:style-name="First_20_paragraph">* I would like to thank Prof. Steven E. Fassberg for his helpful comments on an earlier version of this study, as well as Elena Hogan for helping me refine the English of this paper.</text:p>
      <text:p text:style-name="Text_20_body">2 JOURNAL OF HEBREW SCRIPTURES</text:p>
      <text:p text:style-name="Text_20_body">utive” (Böttcher 1868: 192–93; Ewald 1891: 244; Driver 1892: 71; GKC § 49), “<text:span text:style-name="T3">waw</text:span> relative” (Hitzig 1833: 27)—a definition recently revised by Waltke and O’Connor (1990: 477)—, or “<text:span text:style-name="T3">waw</text:span> inversive” (Joüon and Muraoka § 117).</text:p>
      <text:list xml:id="list3180803051" text:style-name="L4">
        <text:list-item>
          <text:p text:style-name="P13">Following the aspectual approach, <text:span text:style-name="T3">qatal</text:span> and <text:span text:style-name="T3">yiqtol</text:span> are not seen as tenses, but as aspects: <text:span text:style-name="T3">perfect</text:span> and <text:span text:style-name="T3">imperfect</text:span>, i.e., “finished” vs. “incomplete” (Ewald 1891: 3) or “completed” vs. “incipient” (Driver 1892: 1–6); “constative” vs. <text:span text:style-name="T3">“</text:span>cursive” (Brockelmann 1956: 39–45); “perfective” vs. “non-perfective” (Waltke and O’Connor 1990: 474–78).</text:p>
        </text:list-item>
        <text:list-item>
          <text:p text:style-name="P14"><text:soft-page-break/>According to the historical-comparative approach, the several meanings of <text:span text:style-name="T3">qatal</text:span> and <text:span text:style-name="T3">yiqtol</text:span> can be explained as evolu- tions of different older verbal forms. Bauer distinguished between nominal (from a West Semitic <text:span text:style-name="T3">qatálta</text:span>) that expresses past tense, and <text:span text:style-name="T3">waw</text:span>-nominal (from a Proto Semitic <text:span text:style-name="T3">qataltá</text:span>) that expresses future; as well as between a long <text:span text:style-name="T3">yiqtol</text:span> (from *<text:span text:style-name="T3">yaqtulu</text:span>), which expresses present-future, a short <text:span text:style-name="T3">yiqtol</text:span> (from <text:span text:style-name="T3">*yaqtul</text:span>) that expresses jussive mood, an “Affekt” <text:span text:style-name="T3">yiqtol</text:span> (from <text:span text:style-name="T3">*yaqtula</text:span>), ex- pressing intention, and a <text:span text:style-name="T3">waw-yiqtol</text:span> (from *<text:span text:style-name="T3">yaq </text:span></text:p>
        </text:list-item>
        <text:list-item>
          <text:p text:style-name="P14"><text:span text:style-name="T3"><text:s/>Abstract: This paper discusses some data of ASC in which regular plural inflection is included insidecompounds. These data pose problems to Kipar</text:span></text:p>
        </text:list-item>
        <text:list-item>
          <text:p text:style-name="P14"><text:span text:style-name="T3">sky’s level</text:span></text:p>
        </text:list-item>
        <text:list-item>
          <text:p text:style-name="P14"><text:span text:style-name="T3">-ordering lexical morphology model(1982) and</text:span></text:p>
        </text:list-item>
        <text:list-item>
          <text:p text:style-name="P14"><text:span text:style-name="T3">Li’s generalization on verb incorporation (1990)</text:span></text:p>
        </text:list-item>
        <text:list-item>
          <text:p text:style-name="P14"><text:span text:style-name="T3">. I argue that ASC is lexically formedbased on some pieces of evidence. To support the analysis, I compare the compounds and theconstruct state constructions in Arabic and Hebrew. Then I show that the lexical analysisexplains the morphological, syntactic propertitul</text:span>), which has kept the original protosemitic preterite meaning<text:span text:style-name="T3">.</text:span> In other words, both in the case of <text:span text:style-name="T3">weqatal</text:span> as well as in the case of <text:span text:style-name="T3">way- yiqtol</text:span>, the <text:span text:style-name="T3">waw</text:span> does not change the value of the verb; on the contrary, this value is retained (Bauer and Leander 1922: 273– 76). Some authors affirm that the <text:span text:style-name="T3">yiqtol</text:span> with a preterite meaning can be found even without <text:span text:style-name="T3">waw</text:span> (Held 1962: 282). This histor- ical-comparative approach can also be combined with the above-outlined aspectual approach (Meyer 1972: 39–57). In the past few years, most scholars have accepted the distinction between short <text:span text:style-name="T3">yiqtol</text:span> (*<text:span text:style-name="T3">yaqtul</text:span>) and long <text:span text:style-name="T3">yiqtol</text:span> (*<text:span text:style-name="T3">yaqtulu</text:span>; see espe- cially Rainey 2003).</text:p>
        </text:list-item>
        <text:list-item>
          <text:p text:style-name="P13">The sequential approach: In this approach, the tense value of a verbal form is not absolute but is determined by the nature of the preceding expression, and it agrees in meaning with the introductory dominant verb. There are four kinds of sequences introduced by “past,” “future,” “present” and “imperative” (Gell 1821: 8–12; Lambdin 1971: 107–9, 118–19, 162–65, 279–82; Jenni 1981: 106–7 and for <text:span text:style-name="T3">weqatal</text:span> also Driver 1892: 118, 125–29, 143–46). A combination of this approach with the aspectual approach is offered by Waltke and O’Connor (1990: 525, 554).</text:p>
        </text:list-item>
        <text:list-item>
          <text:p text:style-name="P13">The modal approach: According to Joosten (2012: 25–27) <text:span text:style-name="T3">qatal</text:span> expresses <text:span text:style-name="T3">realis</text:span> and represents an action that has taken place before the reference time; <text:span text:style-name="T3">wayyiqtol</text:span> expresses <text:span text:style-name="T3">realis</text:span> and denotes events contemporaneous with a point of reference anterior to the enunciation; the participle expresses contemporaneity with the enunciation; finally, <text:span text:style-name="T3">yiqtol</text:span> and <text:span text:style-name="T3">weqatal</text:span> are two nonindicative forms that express <text:span text:style-name="T3">irrealis</text:span> (future-modal). According to Ḥatav (1997: 29), on the grounds of a discourse-representation-structure analysis, it is necessary to combine sequentiality (<text:span text:style-name="T3">wayyiqtol</text:span> and <text:span text:style-name="T3">wqatal</text:span>) with modality (<text:span text:style-name="T3">wqatal</text:span> and <text:span text:style-name="T3">yiqtol</text:span>)<text:span text:style-name="T3">,</text:span> progression (<text:span text:style-name="T3">qotel</text:span>) and perfect (<text:span text:style-name="T3">qatal</text:span>).</text:p>
        </text:list-item>
        <text:list-item>
          <text:p text:style-name="P13">The discourse-pragmatic approach asserts that ver- bal forms do not express fixed times <text:soft-page-break/>or aspects but possess</text:p>
        </text:list-item>
      </text:list>
      <text:p text:style-name="First_20_paragraph">2 JOURNAL OF HEBREW SCRIPTURES</text:p>
      <text:p text:style-name="Text_20_body">utive” (Böttcher 1868: 192–93; Ewald 1891: 244; Driver 1892: 71; GKC § 49), “<text:span text:style-name="T3">waw</text:span> relative” (Hitzig 1833: 27)—a definition recently revised by Waltke and O’Connor (1990: 477)—, or “<text:span text:style-name="T3">waw</text:span> inversive” (Joüon and Muraoka § 117).</text:p>
      <text:list xml:id="list218852283" text:style-name="L5">
        <text:list-item>
          <text:p text:style-name="P15">Following the aspectual approach, <text:span text:style-name="T3">qatal</text:span> and <text:span text:style-name="T3">yiqtol</text:span> are not seen as tenses, but as aspects: <text:span text:style-name="T3">perfect</text:span> and <text:span text:style-name="T3">imperfect</text:span>, i.e., “finished” vs. “incomplete” (Ewald 1891: 3) or “completed” vs. “incipient” (Driver 1892: 1–6); “constative” vs. <text:span text:style-name="T3">“</text:span>cursive” (Brockelmann 1956: 39–45); “perfective” vs. “non-perfective” (Waltke and O’Connor 1990: 474–78).</text:p>
        </text:list-item>
        <text:list-item>
          <text:p text:style-name="P15">According to the historical-comparative approach, the several meanings of <text:span text:style-name="T3">qatal</text:span> and <text:span text:style-name="T3">yiqtol</text:span> can be explained as evolu- tions of different older verbal forms. Bauer distinguished between nominal (from a West Semitic <text:span text:style-name="T3">qatálta</text:span>) that expresses past tense, and <text:span text:style-name="T3">waw</text:span>-nominal (from a Proto Semitic <text:span text:style-name="T3">qataltá</text:span>) that expresses future; as well as between a long <text:span text:style-name="T3">yiqtol</text:span> (from *<text:span text:style-name="T3">yaqtulu</text:span>), which expresses present-future, a short <text:span text:style-name="T3">yiqtol</text:span> (from <text:span text:style-name="T3">*yaqtul</text:span>) that expresses jussive mood, an “Affekt” <text:span text:style-name="T3">yiqtol</text:span> (from <text:span text:style-name="T3">*yaqtula</text:span>), ex- pressing intention, and a <text:span text:style-name="T3">waw-yiqtol</text:span> (from *<text:span text:style-name="T3">yaqtul</text:span>), which has kept the original protosemitic preterite meaning<text:span text:style-name="T3">.</text:span> In other words, both in the case of <text:span text:style-name="T3">weqatal</text:span> as well as in the case of <text:span text:style-name="T3">way- yiqtol</text:span>, the <text:span text:style-name="T3">waw</text:span> does not change the value of the verb; on the contrary, this value is retained (Bauer and Leander 1922: 273– 76). Some authors affirm that the <text:span text:style-name="T3">yiqtol</text:span> with a preterite meaning can be found even without <text:span text:style-name="T3">waw</text:span> (Held 1962: 282). This histor- ical-comparative approach can also be combined with the above-outlined aspectual approach (Meyer 1972: 39–57). In the past few years, most scholars have accepted the distinction between short <text:span text:style-name="T3">yiqtol</text:span> (*<text:span text:style-name="T3">yaqtul</text:span>) and long <text:span text:style-name="T3">yiqtol</text:span> (*<text:span text:style-name="T3">yaqtulu</text:span>; see espe- cially Rainey 2003).</text:p>
        </text:list-item>
        <text:list-item>
          <text:p text:style-name="P15">The sequential approach: In this approach, the tense value of a verbal form is not absolute but is determined by the nature of the preceding expression, and it agrees in meaning with the introductory dominant verb. There are four kinds of sequences introduced by “past,” “future,” “present” and “imperative” (Gell 1821: 8–12; Lambdin 1971: 107–9, 118–19, 162–65, 279–82; Jenni 1981: 106–7 and for <text:span text:style-name="T3">weqatal</text:span> also Driver 1892: 118, 125–29, 143–46). A combination of this approach with the aspectual approach is offered by Waltke and O’Connor (1990: 525, 554).</text:p>
        </text:list-item>
        <text:list-item>
          <text:p text:style-name="P15">The modal approach: According to Joosten (2012: 25–27) <text:span text:style-name="T3">qatal</text:span> expresses <text:span text:style-name="T3">realis</text:span> and represents an action that has taken place before the reference time; <text:span text:style-name="T3">wayyiqtol</text:span> expresses <text:span text:style-name="T3">realis</text:span> and denotes events contemporaneous with a point of reference anterior to the enunciation; the participle expresses contemporaneity with the enunciation; finally, <text:span text:style-name="T3">yiqtol</text:span> and <text:span text:style-name="T3">weqatal</text:span> are two nonindicative forms that express <text:span text:style-name="T3">irrealis</text:span> (future-modal). According to Ḥatav (1997: 29), on the grounds of a discourse-representation-structure analysis, it is necessary to combine sequentiality (<text:span text:style-name="T3">wayyiqtol</text:span> and <text:span text:style-name="T3">wqatal</text:span>) with modality (<text:span text:style-name="T3">wqatal</text:span> and <text:span text:style-name="T3">yiqtol</text:span>)<text:span text:style-name="T3">,</text:span> progression (<text:span text:style-name="T3">qotel</text:span>) and perfect (<text:span text:style-name="T3">qatal</text:span>).</text:p>
        </text:list-item>
        <text:list-item>
          <text:p text:style-name="P15">The discourse-pragmatic approach asserts that ver- bal forms do not express fixed times or aspects but possess</text:p>
        </text:list-item>
      </text:list>
      <text:p text:style-name="First_20_paragraph"><text:soft-page-break/>SEQUENCES OF VERBAL FORMS AND TAXIS 3</text:p>
      <text:p text:style-name="Text_20_body">functions according to the context (narrative or direct speech), the level of communication (foreground or back- ground) and the axis of time (past, present, future). In par- ticular, Niccacci (1991: 15–29; 2006) distinguishes the fol- lowing verbal forms and grammatical constructions: <text:span text:style-name="T3">qatal</text:span>, x<text:span text:style-name="T3">- qatal</text:span>, <text:span text:style-name="T3">weqatal,</text:span> indicative <text:span text:style-name="T3">yiqtol</text:span>, jussive <text:span text:style-name="T3">yiqtol</text:span>, x<text:span text:style-name="T3">-yiqtol</text:span>, <text:span text:style-name="T3">weyiqtol</text:span>, narrative <text:span text:style-name="T3">wayyiqtol</text:span>, continuative <text:span text:style-name="T3">wayyiqtol</text:span>, imperative, x- imperative, non-verbal sentence. In narrative contexts, the form in the foreground is the narrative <text:span text:style-name="T3">wayyitol</text:span>, while in direct speech—in order to express future—the foreground forms are <text:span text:style-name="T3">yiqtol</text:span> and <text:span text:style-name="T3">weqatal.</text:span></text:p>
      <text:list xml:id="list16108472" text:style-name="L6">
        <text:list-item>
          <text:p text:style-name="P60">The grammaticalization approach views the verbal forms not as fixed elements, but as “grams,” i.e., verbal grammatical constructions that reflect any portion of the prototypical grammaticalization path. Grams acquire and combine values that belong to several semantic domains such as taxis, aspect, tense and mood. For Cook, <text:span text:style-name="T3">qatal</text:span> and <text:span text:style-name="T3">wayyiqtol</text:span> are products of the resultative path: <text:span text:style-name="T3">qatal</text:span> in BH is categorized as perfect-perfective aspect (irrealis <text:span text:style-name="T3">qatal</text:span> and <text:span text:style-name="T3">weqatal</text:span> also derive from <text:span text:style-name="T3">qatal</text:span>), <text:span text:style-name="T3">wayyiqtol</text:span> is categorized as a past tense (in narrative), <text:span text:style-name="T3">yiqtol</text:span> is the product of the progres- sive path and is categorized in BH as an imperfective-irrealis aspect (Cook 2012: 249, 268–71). According to Andrason, <text:span text:style-name="T3">qatal</text:span>, <text:span text:style-name="T3">yiqtol, weqatal</text:span> and <text:span text:style-name="T3">wayyiqtol</text:span> are four different grams: BH <text:span text:style-name="T3">yiqtol</text:span> derives from a split functional movement (i.e., as the imperfective and modal ability paths, which jointly derive from a single lexically transparent and cognitively plausible input), a reduplicated participle as reconstructed for the Proto-Semitic *<text:span text:style-name="T3">yaqattal</text:span> (Andrason 2010). <text:span text:style-name="T3">Wayyiqtol</text:span> (from</text:p>
        </text:list-item>
      </text:list>
      <text:p text:style-name="First_20_paragraph"><text:span text:style-name="T3">*yaqtul</text:span>) represents a resultative diachrony at an advanced moment of its development; its consecutive force depends on the incorporation of a coordinative-consecutive lexeme (<text:span text:style-name="T3">*wa &lt;</text:span> *<text:span text:style-name="T3">pa</text:span>; Andrason 2011a: 44–46). <text:span text:style-name="T3">Weqatal</text:span> as well as <text:span text:style-name="T3">qatal</text:span> historically derive from the same construction (the Proto- Semitic verbal resultative adjective <text:span text:style-name="T3">*qatal</text:span>). The two formations, however, underwent distinct developments corresponding to different functional paths and therefore must be treated as two distinct phenomena (Andrason 2011b: 46). <text:span text:style-name="T3">Weqatal</text:span> represents a modal contamination which a Proto-Northwest Semitic consecutive and contingent input periphrasis (composed of the contingent coordinative-consecutive lexeme *<text:span text:style-name="T3">wa</text:span> and a resulting verbal adjective *<text:span text:style-name="T3">qatal[a]</text:span>) originally experienced in conditional apodoses (Andrason 2011c).</text:p>
      <text:p text:style-name="Text_20_body">Finally, it can be observed that it is not possible to make a clear distinction between the different approaches. In particular, while scholars who proposed the sequential approach did not completely reject the traditional view that the <text:span text:style-name="T3">waw</text:span> has some “power,” even those scholars who defend the last three approaches admit the existence of some intro- ductory verbal categories or continuative forms, as in the sequential approach (see for instance Joosten 2012: 44–45; Cook 2012: 294).</text:p>
      <text:p text:style-name="Text_20_body">4 JOURNAL OF HEBREW SCRIPTURES</text:p>
      <text:list xml:id="list3853100072" text:style-name="L7">
        <text:list-item>
          <text:p text:style-name="P61">A NEW APPROACH</text:p>
        </text:list-item>
      </text:list>
      <text:p text:style-name="First_20_paragraph">What I propose in this article is a partially new approach: I will offer a simple descriptive model of the BH verbal system and I will try to prove that in one phase of BH the prominent func- tions of the verbal forms depended on a combination of se- quences and taxis<text:span text:style-name="T3">.</text:span></text:p>
      <text:list xml:id="list1217690176" text:style-name="L8">
        <text:list-item>
          <text:p text:style-name="P29">THE NEED FOR A NEW APPROACH</text:p>
        </text:list-item>
      </text:list>
      <text:p text:style-name="First_20_paragraph">Given the breadth of interpretation offered by previous approaches is it really necessary to <text:soft-page-break/>propose a new one? I maintain that it is, for the following three reasons:</text:p>
      <text:list xml:id="list1434589315" text:style-name="L9">
        <text:list-item>
          <text:p text:style-name="P16">This approach allows us to explain some sentences that up to now have remained obscure, especially in poetic texts;</text:p>
        </text:list-item>
        <text:list-item>
          <text:p text:style-name="P16">it can help explain more precisely some sentences that we understand now in a generic way only;</text:p>
        </text:list-item>
        <text:list-item>
          <text:p text:style-name="P16">it can help us better understand the evolution of BH.</text:p>
          <text:list>
            <text:list-item>
              <text:p text:style-name="P7">AN EMPIRICAL DATA COLLECTION</text:p>
            </text:list-item>
          </text:list>
        </text:list-item>
      </text:list>
      <text:p text:style-name="First_20_paragraph">This study is not based on panchronic methodology, diachronic analysis, or comparative linguistics. It only represents the first step toward a more complete analysis, i.e., it offers an empirical data collection based on synchronic analysis.</text:p>
      <text:p text:style-name="Text_20_body">In this article I present a list of examples, providing either my own translation, that of the <text:span text:style-name="T3">Revised Standard Version</text:span> (RSV) or, more frequently, that of the <text:span text:style-name="T3">New Revised Standard Version</text:span> (NRSV). I pay special attention to instances that are considered marginal—or even incorrect—according to other approaches.</text:p>
      <text:list xml:id="list3513424091" text:style-name="L10">
        <text:list-item>
          <text:p text:style-name="P30">ONLY ONE PH ASE</text:p>
        </text:list-item>
      </text:list>
      <text:p text:style-name="First_20_paragraph">There is no doubt that BH is composed of different functional languages (Zatelli 2004). The aim of the present study is not to offer a solution that is valid for all kinds of BH, but to propose an explanation for the syntax of <text:span text:style-name="T3">one</text:span> phase in the language’s development. This syntax was the dominant one, though not the only one, in Standard BH (compare § 6.3), both in prose and in poetry. I will therefore not be dealing with Archaic BH or Late BH, as they lie outside the scope of this contribution.</text:p>
      <text:list xml:id="list920542899" text:style-name="L11">
        <text:list-item>
          <text:p text:style-name="P31">SUFFIX CONJUGATION AND PREFIX CONJUGATION</text:p>
        </text:list-item>
      </text:list>
      <text:p text:style-name="First_20_paragraph">As we have seen, most scholars distinguish the following verbal and nominal forms in BH: long <text:span text:style-name="T3">yiqtol</text:span>, short <text:span text:style-name="T3">yiqtol</text:span>, <text:span text:style-name="T3">wayyiqtol</text:span>, <text:span text:style-name="T3">qatal</text:span>, <text:span text:style-name="T3">weqatal</text:span>, <text:span text:style-name="T3">qotel</text:span>, imperative. In this study it is not possible to examine the entire verbal system and for reasons of space I will omit the discussion of <text:span text:style-name="T3">qotel</text:span>.</text:p>
      <text:p text:style-name="Text_20_body">The distinction between long <text:span text:style-name="T3">yiqtol</text:span> (ֶהשׂﬠֲ ַי ), short <text:span text:style-name="T3">yiqtol</text:span> (שַׂﬠַי ) and <text:span text:style-name="T3">wayyiqtol</text:span> (שַׂﬠיַּ ַו ) corresponds to the morphological aspect of the verb and it is fully acceptable from a historical point of view (Joosten 2012: 13–15, among others). The same could perhaps be hypothesized for the distinction between <text:span text:style-name="T3">qatal</text:span> and <text:span text:style-name="T3">weqatal</text:span> (see for instance Andersen 2000: 39–42).</text:p>
      <text:p text:style-name="Text_20_body">Nevertheless, it is necessary to distinguish between the morphological and historical aspects of the verbal forms and their syntactical use.</text:p>
      <text:p text:style-name="Text_20_body">SEQUENCES OF VERBAL FORMS AND TAXIS 5</text:p>
      <text:p text:style-name="Text_20_body">In Standard BH, one finds different verbal forms in the same sentence that have the same syntactical value, especially in poetry: <text:span text:style-name="T3">yiqtol</text:span> can be found alongside <text:span text:style-name="T3">wayyiqtol</text:span> (3.4.1: Gen 37:7; Isa 63:3; 3.4.3: 1 Sam 1:10–11; 1 Kgs 1:1; 2 Sam 2:28; 3.4.3:</text:p>
      <text:p text:style-name="Text_20_body">Deut 4:41; 2:12; 3.4.4: Ps 8:6–7; 24:2; 44:3.10; 66:6; 69:22;</text:p>
      <text:p text:style-name="Text_20_body">74:14b; 78:13–15.20.42–50.64; 80:6–7; 81:7–8; 105:40; 114:3;</text:p>
      <text:p text:style-name="Text_20_body"><text:soft-page-break/>Jer 2:14–15), <text:span text:style-name="T3">wayyiqtol</text:span> occurs after <text:span text:style-name="T3">yiqtol</text:span> (4.3.3: Ps 42:6) and <text:span text:style-name="T3">qatal</text:span> can be found where one would expect <text:span text:style-name="T3">weqatal</text:span> (4.4.1: Gen 17:15–16; Lev 26:44; 4.4.2 Ps 11:2; 4.4.3: Ps 73:18; 110:6;</text:p>
      <text:p text:style-name="Text_20_body">132:17; Isa 11:8; 19:7; 51:1; 4.4.3: Ps 110:6; 132:17; 5.1: Ps</text:p>
      <text:p text:style-name="Text_20_body">22:22; 71:3).</text:p>
      <text:p text:style-name="Text_20_body">For this reason I hypothesize that <text:span text:style-name="T3">at one point in the develop- ment of BH</text:span>, long and short <text:span text:style-name="T3">yiqtol</text:span> and <text:span text:style-name="T3">wayyiqtol</text:span> were used in an analogous way—presumably due to their similarity—and the same was true for <text:span text:style-name="T3">qatal</text:span> and <text:span text:style-name="T3">weqatal</text:span>. I identify the first unit (long and short <text:span text:style-name="T3">yiqtol + wayyiqtol</text:span>) as Prefix Conjugation (PC; see Fig- ure 1) and the second (<text:span text:style-name="T3">qatal</text:span> and <text:span text:style-name="T3">weqatal</text:span>) as Suffix Conjugation (SC; see Figure 2).</text:p>
      <text:p text:style-name="Text_20_body"/>
      <text:p text:style-name="Text_20_body"/>
      <text:p text:style-name="Text_20_body">Obviously, this could seem to be an over-simplification. More complex approaches have been proposed for this issue. For instance, according to Qimron (1998: 31–43), the use of long and short עתיד is influenced by the position of the verb in the clause. According to Torres Fernández (2013: 219–20), some long <text:span text:style-name="T3">wayyiqtol</text:span> forms represent dialectal variants. Bloch (2007; 2010) postulates that these kinds of problems can be solved on either linguistic or text-critical grounds (the influence of modal forms, dialectal variants, scribal errors and so on). But the most radical and intriguing approach is Van de Sande’s theory of the “inexistence” of the <text:span text:style-name="T3">wayyiqtol</text:span> and of the <text:span text:style-name="T3">weqatalti</text:span> as converted, inverted or consecutive forms (Van de Sande 2008: 203–38).</text:p>
      <text:p text:style-name="Text_20_body">All these approaches are possible and well argued, but for the purpose of this synchronical analysis it will be sufficient to adopt our simple theory. It will only be necessary to multiply our examples in order to show that any combination of forms (short and long <text:span text:style-name="T3">yiqtol</text:span> in first or second position, <text:span text:style-name="T3">wayyiqtol</text:span>, <text:span text:style-name="T3">weyiqtol</text:span>) in any order is accounted for.</text:p>
      <text:p text:style-name="Text_20_body">6 JOURNAL OF HEBREW SCRIPTURES</text:p>
      <text:list xml:id="list989958925" text:style-name="L12">
        <text:list-item>
          <text:p text:style-name="P32">THE SEQUENCES</text:p>
        </text:list-item>
      </text:list>
      <text:p text:style-name="First_20_paragraph">I will begin outlining my theory by identifying the sequences of verbal forms in Standard BH. It is possible to identify two kinds of sequences involving SC or PC. The first includes the following patterns:</text:p>
      <text:list xml:id="list1090550880" text:style-name="L13">
        <text:list-item>
          <text:p text:style-name="P17">SC</text:p>
        </text:list-item>
        <text:list-item>
          <text:p text:style-name="P17">SC + SC . . . ; SC + <text:span text:style-name="T3">waw</text:span> + SC . . .</text:p>
        </text:list-item>
        <text:list-item>
          <text:p text:style-name="P17">SC + PC . . . ; SC + <text:span text:style-name="T3">waw</text:span> + PC</text:p>
        </text:list-item>
        <text:list-item>
          <text:p text:style-name="P17">x + <text:span text:style-name="T3">waw</text:span> + PC . . .</text:p>
        </text:list-item>
        <text:list-item>
          <text:p text:style-name="P17">SC + PC + SC . . . ; SC + <text:span text:style-name="T3">waw</text:span> + PC + <text:span text:style-name="T3">waw +</text:span> SC . . .</text:p>
        </text:list-item>
        <text:list-item>
          <text:p text:style-name="P17">x + <text:span text:style-name="T3">waw</text:span> + PC + <text:span text:style-name="T3">waw</text:span> + SC . . .</text:p>
        </text:list-item>
      </text:list>
      <text:p text:style-name="First_20_paragraph">In this table, “x” indicates any element: a secondary clause (with conjugated or not conjugated <text:soft-page-break/>verbs), an indication of time, a non-verbal form (NV) or even any previous narrative or discourse.</text:p>
      <text:p text:style-name="Text_20_body">I do not consider <text:span text:style-name="T3">waw</text:span> + PC (i.e., <text:span text:style-name="T3">wayyiqtol</text:span>) as a possible beginning of a sequence in this phase of BH. Nevertheless, the <text:span text:style-name="T3">waw</text:span> is necessary to connect “x” to PC.</text:p>
      <text:p text:style-name="Text_20_body">The second kind includes the following patterns:</text:p>
      <text:list xml:id="list805467968" text:style-name="L14">
        <text:list-item>
          <text:p text:style-name="P18">PC</text:p>
        </text:list-item>
        <text:list-item>
          <text:p text:style-name="P18">PC + PC + . . . ; PC + <text:span text:style-name="T3">waw</text:span> + PC . . .</text:p>
        </text:list-item>
        <text:list-item>
          <text:p text:style-name="P18">PC + SC; PC + <text:span text:style-name="T3">waw</text:span> + SC . . .</text:p>
        </text:list-item>
        <text:list-item>
          <text:p text:style-name="P18">x + <text:span text:style-name="T3">waw</text:span> + SC . . .</text:p>
        </text:list-item>
        <text:list-item>
          <text:p text:style-name="P18">PC + SC + PC . . . ; PC + <text:span text:style-name="T3">waw</text:span> + SC + <text:span text:style-name="T3">waw +</text:span> PC . . .</text:p>
        </text:list-item>
        <text:list-item>
          <text:p text:style-name="P18">x + <text:span text:style-name="T3">waw</text:span> + SC + <text:span text:style-name="T3">waw</text:span> + PC . . .</text:p>
        </text:list-item>
      </text:list>
      <text:p text:style-name="First_20_paragraph">Likewise, I do not consider <text:span text:style-name="T3">waw</text:span> + SC (i.e., <text:span text:style-name="T3">weqatal</text:span>) as a possible beginning of a sequence in this phase of BH. Nevertheless, the <text:span text:style-name="T3">waw</text:span> is necessary to connect “x” to SC.</text:p>
      <text:p text:style-name="Text_20_body">At this point we must ask ourselves: What is the differ- ence between the two kinds of sequences and, what is the dif- ference between sequences of the same kind?</text:p>
      <text:list xml:id="list2072063930" text:style-name="L15">
        <text:list-item>
          <text:p text:style-name="P33">TWO KINDS OF SEQUENCES</text:p>
        </text:list-item>
      </text:list>
      <text:p text:style-name="First_20_paragraph">If we do not analyze the single verbal forms independently, but rather take sequences as units, it is possible to make a distinc- tion between the two kinds of sequences. Omitting for the moment the hypothetical construction, we can state that the first group of sequences denotes: past perfect (anterior past,</text:p>
      <text:p text:style-name="Text_20_body">3.4.3 Exod 12:35), simple past (3.1.3: Gen 1:1), present perfect (anterior present, 3.1.1: Josh 7:11), present (5.2.1: Ps 65:10) and future perfect (anterior future, 3.4.4: Isa 4:4). The second denotes: present (4.1.3: Ps 121:1), future (4.1.1: 1 Sam 18:11) and future in the past (posterior past, including prospective, 4.1.2: 2 Kgs 13:14).</text:p>
      <text:p text:style-name="Text_20_body">This short list is not an innovation and roughly cor- responds to the taxonomies of meaning for <text:span text:style-name="T3">qatal</text:span> and <text:span text:style-name="T3">yiqtol</text:span> in many grammar books (Cook 2012: 78–79). In particular, it</text:p>
      <text:p text:style-name="Text_20_body">SEQUENCES OF VERBAL FORMS AND TAXIS 7</text:p>
      <text:p text:style-name="Text_20_body">should be remembered that the categories of anteriority and posteriority have been applied to the Hebrew verbal system for a long time (see for instance Joüon 1923: 509); while the cate- gory of prospective was introduced in this field more recently by Joosten (1999: 17–18; 2012: 281–83). I consider the category of “anteriority” to be distinct from the category of “tense” as it is defined by Bybee, Perkins and Pagliuca (1994: 54).</text:p>
      <text:p text:style-name="Text_20_body">What is clear in these sequences is that if the first verbal form has any value, the following verbal forms have the same value. For instance, if SC has a past perfect value, the following verbal forms (whether SC or PC) will have a past perfect value, while if SC has a future perfect value the following verbal forms (whether SC or PC) will have a future perfect value.</text:p>
      <text:p text:style-name="Text_20_body"><text:soft-page-break/>The difficulty is that this remains true even when the sequences do not start with an introductory dominant verb. For instance, if a sequence starts with “x + <text:span text:style-name="T3">waw</text:span> + PC,” PC assumes its temporal value from “x” (or from the context), and the fol- lowing verbal forms (whether SC or PC) will have the same value as the first PC.</text:p>
      <text:p text:style-name="Text_20_body">To try to pinpoint a rule, we can state that the first group of sequences expresses absolute past and anterior, so that we can define them as “past/anterior sequences”; while the second group expresses absolute future, posterior, and present, so that we can define them as “non-past/non-anterior sequences” (compare Rogland 2003: 11).</text:p>
      <text:p text:style-name="Text_20_body">These temporal values seem to represent the prominent meaning of the sequences, but, as we will see, the opposition between the two groups can be used in some contexts to dis- tinguish between different phasal aspects (§ 5.2).</text:p>
      <text:p text:style-name="Text_20_body">Lastly, when heading a sequence, both SC and PC can be translated into English with a present tense. However, in the case of the former, this applies only under certain circum- stances: namely, with stative verbs (3.1.1: Josh 14:6); in performative utterances (see the discussions in Rogland 2003: 115–26; Andrason 2011d); and, lastly, to denote some phasal aspects (§ 5.2).</text:p>
      <text:list xml:id="list2334701592" text:style-name="L16">
        <text:list-item>
          <text:p text:style-name="P34">TAXIS</text:p>
        </text:list-item>
      </text:list>
      <text:p text:style-name="First_20_paragraph">At this point it is opportune to explain the difference between the sequences in each of the two groups. In other words, we must understand why the author does not employ only two sequences: SC + SC . . . and PC + PC . . . In order to do so, it is necessary to introduce a new category: taxis. This term is defined by Maslov in the following way:</text:p>
      <text:p text:style-name="Text_20_body">Taxis is a category which defines the “action” denoted by the predicate in terms of its relations with another “ac- tion,” named or implied in the given utterance, that is, the chronological relations between them (simultaneity, prec- edence or sequence) (Maslov 1988: 64).</text:p>
      <text:p text:style-name="Text_20_body">I will adopt this category in order to explain BH syntax. This approach is not completely new; in particular, Michel (followed by Wagner 1997: 291) based his theory on a concept very close to taxis. Building on the results of previous studies (Köhler,</text:p>
      <text:p text:style-name="Text_20_body">8 JOURNAL OF HEBREW SCRIPTURES</text:p>
      <text:p text:style-name="Text_20_body">Nyberg and Brockelmann), Michel concluded: “Das perfectum drückt eine unabhängige Handlung aus . . . ; das imperfectum bezeichnet eine abhängige Handlung” (1960: 256). Unfortu- nately, Michel combined this clear distinction with a philo- sophical approach and the result was a complex and rather un- clear theory.</text:p>
      <text:p text:style-name="Text_20_body">“Independency” and “Dependency” are logical categories. However, they also include chronological relations. Michel explained: “If a perfectum follows syndetically or asyndetically on an imperfectum or a participle, it does not advance” (Eng- lish translation: Waltke and O’Connor 1990: 471). Put differ- ently: the perfect is simultaneous or contemporaneous with the previous verbal form.</text:p>
      <text:p text:style-name="Text_20_body">It should be noted that Michel tried to offer a definition of verbal forms which was valid for both past and future sequences. In other words, he based his theory on “fixed taxis.” In this article I instead present a theory based on “relative taxis,” where the functions of the verbal forms are not <text:soft-page-break/>abso- lute, but relative to the sequences in which they are used.</text:p>
      <text:p text:style-name="Text_20_body">Finally, it should be noted that the category of “taxis” has recently been applied to Hebrew grammar by Andrason (2011a; 2011b; 2011d) in order to define the evolution of grams. Kuryłowicz (1973: 115–16) also explains the syntax of Semitic languages according to this category, but in his opinion <text:span text:style-name="T3">qatal</text:span> expresses anteriority and <text:span text:style-name="T3">yiqtol</text:span> simultaneity. Ḥatav (1997: 175– 88; 2004: 514.518) employs the terms “anteriority” and “sim- ultaneity” to define <text:span text:style-name="T3">qatal,</text:span> and “sequentiality” to define <text:span text:style-name="T3">wayyiqtol</text:span> (<text:span text:style-name="T3">w + ay + yiqtol</text:span>), <text:span text:style-name="T3">weyiqtol</text:span> (<text:span text:style-name="T3">w + yiqtol</text:span>) and <text:span text:style-name="T3">weqatal</text:span> (<text:span text:style-name="T3">w + qatal</text:span>)<text:span text:style-name="T3">.</text:span></text:p>
      <text:list xml:id="list1872465670" text:style-name="L17">
        <text:list-item>
          <text:p text:style-name="P35">SEQUENCES AND TAXIS</text:p>
        </text:list-item>
      </text:list>
      <text:p text:style-name="First_20_paragraph">I combine the concept of taxis with that of sequences and examine sequences involving SC and PC in prose and poetry, but I do not follow the sequential approach in several respects:</text:p>
      <text:list xml:id="list1453102215" text:style-name="L18">
        <text:list-item>
          <text:p text:style-name="P19">I do not assign to the introductory verb the role of determining the function of the following verbal forms.</text:p>
        </text:list-item>
        <text:list-item>
          <text:p text:style-name="P19">I consider not only the first and second place in a sequence, but also those which follow, so that I analyze not only SC + PC sequences, but also SC + PC + SC sequences.</text:p>
        </text:list-item>
        <text:list-item>
          <text:p text:style-name="P19">In these sequences, I do not distinguish between <text:span text:style-name="T3">way- yiqtol,</text:span> short <text:span text:style-name="T3">yiqtol</text:span> (<text:span text:style-name="T3">*yaqtul</text:span>) and long <text:span text:style-name="T3">yiqtol</text:span> (<text:span text:style-name="T3">*yaqtulu</text:span>) or between <text:span text:style-name="T3">qatálti</text:span> and <text:span text:style-name="T3">qataltí</text:span>. I seek to show that in this phase of BH (in poetry especially) the function of a verbal form depended on the position in the sequence and not on any morphological or phonetic element.</text:p>
        </text:list-item>
        <text:list-item>
          <text:p text:style-name="P19">I do not distinguish between the main level of com- munication (foreground) and the secondary level of communi- cation (background). The verbal forms SC and PC can be used on both levels.</text:p>
        </text:list-item>
        <text:list-item>
          <text:p text:style-name="P19">I consider the taxis not only as a “chronological” rela- tion, but also as a “logical” one.</text:p>
        </text:list-item>
      </text:list>
      <text:p text:style-name="First_20_paragraph">SEQUENCES OF VERBAL FORMS AND TAXIS 9</text:p>
      <text:p text:style-name="Text_20_body">In light of the above, I attempt to demonstrate that:</text:p>
      <text:list xml:id="list3317506170" text:style-name="L19">
        <text:list-item>
          <text:p text:style-name="P63">SC and PC have different functions in a <text:span text:style-name="T3">past/anterior</text:span></text:p>
        </text:list-item>
      </text:list>
      <text:p text:style-name="First_20_paragraph">sequence and in a <text:span text:style-name="T3">non-past/non-anterior</text:span> sequence.</text:p>
      <text:list xml:id="list4113510405" text:style-name="L20">
        <text:list-item>
          <text:p text:style-name="P20">In a <text:span text:style-name="T3">past/anterior</text:span> sequence, SC denotes a co-ordinate element, whereas PC denotes a sub-ordinate (usually succes- sive) element.</text:p>
        </text:list-item>
        <text:list-item>
          <text:p text:style-name="P20">In a <text:span text:style-name="T3">non-past/non-anterior</text:span> sequence, PC denotes a co- ordinate element while SC denotes a sub-ordinate (usually suc- cessive) element.</text:p>
          <text:list>
            <text:list-item>
              <text:p text:style-name="P8">CO-ORDINATION AND SUB-ORDINATION</text:p>
            </text:list-item>
          </text:list>
        </text:list-item>
      </text:list>
      <text:p text:style-name="First_20_paragraph">As these remarks indicate, the present theory is based on a dis- tinction between two categories: co-ordination and subordi- nation. Co-ordination is intended here as a verbal form which does not advance the time or the logic of narration/discourse. Sub-ordination denotes for its part a verbal form which advances the time or the logic of narration or discourse.</text:p>
      <text:p text:style-name="Text_20_body">The writer uses co-ordination (syndetically or asyndeti- cally) in the following instances:</text:p>
      <text:list xml:id="list596081787" text:style-name="L21">
        <text:list-item>
          <text:p text:style-name="P21"><text:soft-page-break/>Beginning: to initiate a new sequence.</text:p>
        </text:list-item>
        <text:list-item>
          <text:p text:style-name="P21">Epexegesis: to repeat the same action/state using dif- ferent words.</text:p>
        </text:list-item>
        <text:list-item>
          <text:p text:style-name="P21">Parenthetical remark: to add some particularity to the previous action/state/event.</text:p>
        </text:list-item>
        <text:list-item>
          <text:p text:style-name="P21">Parallelism: to describe an action/state/event which is contemporary to/parallel with/opposite to the first.</text:p>
        </text:list-item>
        <text:list-item>
          <text:p text:style-name="P21">Negation: to negate an action/state/event which is contemporary to/parallel with/opposite to the first.</text:p>
        </text:list-item>
        <text:list-item>
          <text:p text:style-name="P21">Lists: to present a series of parallel actions/states/ events.</text:p>
        </text:list-item>
        <text:list-item>
          <text:p text:style-name="P21">End: to stop the chain of events.</text:p>
        </text:list-item>
        <text:list-item>
          <text:p text:style-name="P21">Generic parallelism: to describe an action paral- lel/opposite to a previous section.</text:p>
        </text:list-item>
        <text:list-item>
          <text:p text:style-name="P21">Rhetoric: to underline an element in a chain.</text:p>
        </text:list-item>
      </text:list>
      <text:p text:style-name="First_20_paragraph">All these usages are clearly connected one to the other. Often they indicate a description or a circumstance, but it should be stressed that this is not their only use. In a <text:span text:style-name="T3">past/anterior</text:span> sequence, SC is more often used in the main level of communi- cation (foreground) than in the second level of communication (background), that is to say, it often has a <text:span text:style-name="T3">narrative</text:span> character, although it expresses contemporaneity.</text:p>
      <text:p text:style-name="Text_20_body">It is clear that if the usage of SC indicates that time does not go forward, the writer needs another conjugation in order to describe a non-parallel action. This is what PC does. I assign to PC (with or without <text:span text:style-name="T3">waw</text:span>) in <text:span text:style-name="T3">past/anterior</text:span> sequences what Waltke and O’Connor assign exclusively to <text:span text:style-name="T3">wayyiqtol</text:span>:</text:p>
      <text:p text:style-name="Text_20_body">Relative <text:span text:style-name="T3">waw</text:span> with a prefix form represents a situation that is usually successive and always subordinate to a preceding statement. The succession may be either absolute or sub-</text:p>
      <text:p text:style-name="Text_20_body">10 JOURNAL OF HEBREW SCRIPTURES</text:p>
      <text:p text:style-name="Text_20_body">jective, and often the distinction between them is blurred. Temporal sequence depends on objective fact outside the control of the speaker; logical sequence, by contrast, sub- jectively exists in the way a speaker sees the relationship between situations. Sometimes with <text:span text:style-name="T3">wayyqtl</text:span> a situation is represented as a logical entailment from (a) preceding one(s) or a logical contrast with it/them or as a sum- marizing statement of it/them. (Waltke and O’Connor 1990: 547; compare Joüon 1923: 91).</text:p>
      <text:p text:style-name="Text_20_body">As stated, I do not consider such a sub-ordination to depend on the <text:span text:style-name="T3">waw</text:span>: in a <text:span text:style-name="T3">past/anterior</text:span> sequence we can also apply this category to <text:span text:style-name="T3">yiqtol</text:span> without <text:span text:style-name="T3">waw</text:span>. It is obvious that there is no limit to the number of following actions and therefore there is no limit in the usage of PC.</text:p>
      <text:p text:style-name="Text_20_body">The usage of SC and PC in a <text:span text:style-name="T3">non-past/non-anterior</text:span> sequence is simply the flipping of the usage of SC and PC in a <text:span text:style-name="T3">past/ anterior</text:span> sequence: in <text:span text:style-name="T3">non-past/non-anterior</text:span> sequences the coordi- nation value is expressed by PC and the sub-ordination value by SC. Nevertheless, here we must distinguish between <text:span text:style-name="T3">epistemic</text:span> PC and <text:span text:style-name="T3">deontic</text:span> PC (Warren 2002: 150), which corresponds to the <text:soft-page-break/>traditional distinction between <text:span text:style-name="T3">indicative yiqtol</text:span> and <text:span text:style-name="T3">volitive yiqtol</text:span>. In the present study we can only examine the first type of PC.</text:p>
      <text:p text:style-name="Text_20_body">As we shall see, in both cases word order within the sen- tence is irrelevant.</text:p>
      <text:list xml:id="list419111324" text:style-name="L22">
        <text:list-item>
          <text:p text:style-name="P36">THE MEANINGS OF SC AND PC</text:p>
        </text:list-item>
      </text:list>
      <text:p text:style-name="First_20_paragraph">As we have seen, SC and PC have different meanings depend- ing on the context.</text:p>
      <text:p text:style-name="Text_20_body">In the first group of sequences, when SC appears in the first position it has a temporal value (<text:span text:style-name="T3">past/anterior</text:span>); when it appears in following positions it has a taxis value (<text:span text:style-name="T3">co-ordination</text:span>). In the second group, SC does not appear in the first position and always has a taxis value (<text:span text:style-name="T3">sub-ordination</text:span>).</text:p>
      <text:p text:style-name="Text_20_body">The same can be said for PC: in the first group, PC does not appear in the first position and always has a taxis value (<text:span text:style-name="T3">sub- ordination</text:span>). In the second group of sequences, when PC appears in the first position it has a temporal value (<text:span text:style-name="T3">non-past/non-ante- rior</text:span>); when it appears in following positions it has a taxis value (<text:span text:style-name="T3">co-ordination</text:span>).</text:p>
      <text:list xml:id="list1364340761" text:style-name="L23">
        <text:list-item>
          <text:p text:style-name="P64"><text:span text:style-name="T1">THE VERBAL FUNCTIONS IN A </text:span><text:span text:style-name="T2">PAST/ANTERIOR</text:span></text:p>
        </text:list-item>
      </text:list>
      <text:p text:style-name="P70">SEQUENCE</text:p>
      <text:list xml:id="list3535695580" text:style-name="L24">
        <text:list-item>
          <text:p text:style-name="P9">SC AS FIRST VERB</text:p>
          <text:list>
            <text:list-item>
              <text:h text:style-name="P72" text:outline-level="2"><text:bookmark-start text:name="sc-as-the-first-verb-in-main-sentence-in-direct-speech"/>SC as the First Verb in Main Sentence in Direct Speech<text:bookmark-end text:name="sc-as-the-first-verb-in-main-sentence-in-direct-speech"/></text:h>
            </text:list-item>
          </text:list>
        </text:list-item>
      </text:list>
      <text:p text:style-name="First_20_paragraph">We can start our explanation by examining the syntax of direct speech where the situation is quite clear: when SC is the first verbal form in a sequence it represents the first action, state or event.</text:p>
      <text:p text:style-name="Text_20_body">SEQUENCES OF VERBAL FORMS AND TAXIS 11</text:p>
      <text:p text:style-name="Text_20_body">This first verbal form can indicate the first action/event if it is a fientive verb, or a state if it is a stative verb. It may or may not be the first word in the sentence: in this phase of BH, word order inside a sentence does not affect the function of a verbal form. Therefore we can assign the same function in the sequence to this conjugation whether or not it comes as a first word inside the sentence.</text:p>
      <text:p text:style-name="Text_20_body">Josh 7:11 (verb-subject)</text:p>
      <text:p text:style-name="Text_20_body">Israel <text:span text:style-name="T1">has sinned</text:span> (NRSV). Josh 14:6 (subject-verb)</text:p>
      <text:p text:style-name="Text_20_body">You <text:span text:style-name="T3">too</text:span> <text:span text:style-name="T1">know</text:span>.</text:p>
      <text:p text:style-name="Text_20_body">חָ ָטא ִי ְשׂרָ ֵאל</text:p>
      <text:p text:style-name="Text_20_body">ַאתָּה ָידַ ְﬠ ָתּ</text:p>
      <text:p text:style-name="Text_20_body">SC is used in the first position of a sequence even when it does not represent the predicate in the sentence:</text:p>
      <text:p text:style-name="Text_20_body">Josh 7:20 (subject as predicate)</text:p>
      <text:p text:style-name="Text_20_body"><text:soft-page-break/>ח ָטאִית</text:p>
      <text:p text:style-name="Text_20_body">It is true; I <text:span text:style-name="T1">am the one who sinned</text:span> (NRSV).</text:p>
      <text:p text:style-name="Text_20_body">אָ ְמ ָנה אָ ֹנ ִכי</text:p>
      <text:p text:style-name="Text_20_body">It should be noted that BH does not allow simple past, present perfect and past perfect to be distinguished; consequently, SC is used also for an antefact. See for instance:</text:p>
      <text:p text:style-name="Text_20_body">1 Sam 2:30</text:p>
      <text:p text:style-name="Text_20_body">. . . �יתְבּ יתִּ ַמרְ ָא רוֹאָמ</text:p>
      <text:p text:style-name="Text_20_body">I <text:span text:style-name="T1">had promised</text:span> that your family . . . (NRSV).</text:p>
      <text:p text:style-name="Text_20_body">Furthermore, BH does not allow a distinction between realis and irrealis, see Cook (2012: 202; compare Joosten 2012: 208–</text:p>
      <text:p text:style-name="Text_20_body">12), who quotes Gen 26:10:</text:p>
      <text:p text:style-name="Text_20_body">ָﬠם אֶת־אִ ְשׁ ֶ�תּ ה</text:p>
      <text:p text:style-name="Text_20_body">ַחד אַ</text:p>
      <text:p text:style-name="Text_20_body">ַכב שָׁ</text:p>
      <text:p text:style-name="Text_20_body">טﬠַ ְמ כּ</text:p>
      <text:p text:style-name="Text_20_body">וּנלּ</text:p>
      <text:p text:style-name="Text_20_body">ָת ישִׂ ﬠ</text:p>
      <text:p text:style-name="Text_20_body">מה־זּ ֹאת</text:p>
      <text:p text:style-name="Text_20_body">What is this you have done to us? One of the people</text:p>
      <text:p text:style-name="Text_20_body"><text:span text:style-name="T1">might</text:span> easily <text:span text:style-name="T1">have lain</text:span> with your wife (NRSV).</text:p>
      <text:h text:style-name="Heading_20_2" text:outline-level="2"><text:bookmark-start text:name="sc-as-first-verb-in-a-secondary-clause"/>SC as First Verb in a Secondary Clause<text:bookmark-end text:name="sc-as-first-verb-in-a-secondary-clause"/></text:h>
      <text:p text:style-name="First_20_paragraph">In secondary clauses as well, when SC is the first verbal form in a chain, it represents the first action/state/event.</text:p>
      <text:p text:style-name="Text_20_body">1 Sam 17:28 (x-<text:span text:style-name="T3">qatal</text:span>)</text:p>
      <text:p text:style-name="Text_20_body">כּי ל ַמ ַﬠן ְראוֹת ה ִמּ ְל ָח ָמה ָירָ ְד ָתּ</text:p>
      <text:p text:style-name="Text_20_body">For you <text:span text:style-name="T1">have come down</text:span> just to see the battle (NRSV). 1 Sam 26:21 (verb-subject)</text:p>
      <text:p text:style-name="Text_20_body">ֲא ֶשׁר ָי ְקרָה ַנפְ ִשׁי בְּ ֵﬠי ֶני�</text:p>
      <text:p text:style-name="Text_20_body">Because my life <text:span text:style-name="T1">was precious</text:span> in your sight (NRSV).</text:p>
      <text:p text:style-name="Text_20_body"><text:soft-page-break/>SC can be used to describe an antefact:</text:p>
      <text:p text:style-name="Text_20_body">Gen 20:18 (infinitive-<text:span text:style-name="T3">qatal</text:span>)</text:p>
      <text:p text:style-name="Text_20_body">תּ ַחת</text:p>
      <text:p text:style-name="Text_20_body">12 JOURNAL OF HEBREW SCRIPTURES</text:p>
      <text:p text:style-name="Text_20_body">א ִבי ֶמ ֶל�</text:p>
      <text:p text:style-name="Text_20_body">ֵבית ל</text:p>
      <text:p text:style-name="Text_20_body">ֶר ֶחם כּל־</text:p>
      <text:p text:style-name="Text_20_body">דﬠַ בּ</text:p>
      <text:p text:style-name="Text_20_body">ַצר ְיה ָוה ﬠ</text:p>
      <text:p text:style-name="Text_20_body">כּי־ﬠָצֹר</text:p>
      <text:p text:style-name="Text_20_body">For the LORD <text:span text:style-name="T1">had closed</text:span> fast all the wombs of the house of Abimelech (NRSV).</text:p>
      <text:p text:style-name="Text_20_body">See also Gen 26:15; Josh 24:32.</text:p>
      <text:h text:style-name="Heading_20_2" text:outline-level="2"><text:bookmark-start text:name="sc-as-the-first-verb-in-a-main-sentence-in-narration"/>SC as the First Verb in a Main Sentence in Narration<text:bookmark-end text:name="sc-as-the-first-verb-in-a-main-sentence-in-narration"/></text:h>
      <text:p text:style-name="First_20_paragraph">Here we can examine the function of SC in the main sentences in narration. We must start from a problematic verse: Gen 1:1.</text:p>
      <text:p text:style-name="Text_20_body">In ancient times the first word יתשִׁ רֵאבּ was considered a noun</text:p>
      <text:p text:style-name="Text_20_body">in the absolute state employed in an adverbial locution of time,</text:p>
      <text:p text:style-name="Text_20_body">and the following verb רָאבּ was taken as representing the first</text:p>
      <text:p text:style-name="Text_20_body">action of the narrative. This interpretation underlies all the ancient versions, for instance the LXX: ἐν ἀρχῇ ἐποίησεν ὁ θεός. In recent times, a different opinion has gained currency among scholars: the first word is seen as a noun in the con- struct state (<text:span text:style-name="T3">in the beginning of</text:span>) and introducing a subordinate clause: <text:span text:style-name="T3">in the beginning when God created</text:span> (Niccacci 1991: 30–31; this opinion was already held by Rashi)<text:span text:style-name="T3">.</text:span> According to this view,</text:p>
      <text:p text:style-name="Text_20_body">the verb רָאבּ does not indicate the first action of the narrative,</text:p>
      <text:p text:style-name="Text_20_body">but background information.</text:p>
      <text:p text:style-name="Text_20_body">I do not consider the possibility that יתשִׁ רֵאis a construct state as a definitive argument against the ancient interpretation. The word ַאחַר , for instance, comes in a construct state (Joüon and Muraoka § 103) whether it is employed as a conjunction (<text:span text:style-name="T3">after the time when</text:span>) or as an adverb (<text:span text:style-name="T3">after that</text:span>). Compare:</text:p>
      <text:p text:style-name="Text_20_body">Jer 41:16b</text:p>
      <text:p text:style-name="Text_20_body"><text:soft-page-break/><text:span text:style-name="T1">After</text:span> he had slain Gedaliah (NRSV). Gen 18:5a</text:p>
      <text:p text:style-name="Text_20_body">ְגּדַ ְל ָיה את־</text:p>
      <text:p text:style-name="Text_20_body">ָכּה ה</text:p>
      <text:p text:style-name="Text_20_body">אַחר</text:p>
      <text:p text:style-name="Text_20_body">תַּ ֲﬠבֹרוּ</text:p>
      <text:p text:style-name="Text_20_body">אַחר</text:p>
      <text:p text:style-name="Text_20_body">ְבּ ֶכם ל</text:p>
      <text:p text:style-name="Text_20_body">ֶל ֶחם ְו ַס ֲﬠדוּ פת־</text:p>
      <text:p text:style-name="Text_20_body">ו ֶא ְק ָחה</text:p>
      <text:p text:style-name="Text_20_body">Let me bring a little bread, that you may refresh your- selves, and <text:span text:style-name="T1">after that</text:span> you may pass on (NRSV).</text:p>
      <text:p text:style-name="Text_20_body">In the same way, in Gen 1:1 יתשִׁ רֵאבּ</text:p>
      <text:p text:style-name="Text_20_body">locution.</text:p>
      <text:p text:style-name="Text_20_body">could be an adverbial</text:p>
      <text:p text:style-name="Text_20_body">If we accept this hypothesis, we can conclude that there is no difference between direct speech and narration syntax: in both cases when SC is placed in the first position of the sequence it indicates the first action/state/event.</text:p>
      <text:p text:style-name="Text_20_body">SC can also introduce a new section in the main narrative:</text:p>
      <text:p text:style-name="Text_20_body">Josh 9:3 (subject-verb)</text:p>
      <text:p text:style-name="Text_20_body">. . . וְּמע שׁ</text:p>
      <text:p text:style-name="Text_20_body">The inhabitants of Gibeon <text:span text:style-name="T1">heard</text:span> . . .</text:p>
      <text:p text:style-name="Text_20_body">ויֹ ְשׁבֵי ִגבְעוֹן</text:p>
      <text:p text:style-name="Text_20_body">See also 1 Kgs 14:1. This kind of sentence is in the foreground and always incorporates the most important elements of the sequence.</text:p>
      <text:p text:style-name="Text_20_body">2 Kgs 15:19 (verb-subject)</text:p>
      <text:p text:style-name="Text_20_body">ﬠל־ ָה ָארֶץ</text:p>
      <text:p text:style-name="Text_20_body">מ ֶל�־אוּשּׁר</text:p>
      <text:p text:style-name="Text_20_body">בָּא פוּל</text:p>
      <text:p text:style-name="Text_20_body">SEQUENCES OF VERBAL FORMS AND TAXIS 13</text:p>
      <text:p text:style-name="Text_20_body"><text:soft-page-break/>King Pul of Assyria <text:span text:style-name="T1">came</text:span> against the land (NRSV).</text:p>
      <text:p text:style-name="Text_20_body">See also Josh 10:33 (introduced by אז).</text:p>
      <text:p text:style-name="Text_20_body">1 Sam 28:3 (antefact)</text:p>
      <text:p text:style-name="Text_20_body">Now Samuel <text:span text:style-name="T1">had died</text:span> (NRSV).</text:p>
      <text:p text:style-name="Text_20_body">מֵת</text:p>
      <text:p text:style-name="Text_20_body">שׁוְּמוּ ֵאל</text:p>
      <text:h text:style-name="Heading_20_2" text:outline-level="2"><text:bookmark-start text:name="sc-as-the-first-verb-in-a-main-sentence-in-poetry"/>SC as the First Verb in a Main Sentence in Poetry<text:bookmark-end text:name="sc-as-the-first-verb-in-a-main-sentence-in-poetry"/></text:h>
      <text:p text:style-name="First_20_paragraph">Likewise, in poetry, when SC is the first verbal form in a chain, it represents the first action/state/event.</text:p>
      <text:p text:style-name="Text_20_body">Ps 11:1 (x-<text:span text:style-name="T3">qatal</text:span>)</text:p>
      <text:p text:style-name="Text_20_body">In the LORD I <text:span text:style-name="T1">take refuge</text:span> (NRSV). Ps 39:2 (<text:span text:style-name="T3">qatal</text:span>)</text:p>
      <text:p text:style-name="Text_20_body">ח ִסיִית</text:p>
      <text:p text:style-name="Text_20_body">בַּיה ָוה</text:p>
      <text:p text:style-name="Text_20_body">I <text:span text:style-name="T1">said</text:span> . . . .</text:p>
      <text:p text:style-name="Text_20_body">Ps 40:2 (infinitive-<text:span text:style-name="T3">qatal</text:span>)</text:p>
      <text:p text:style-name="Text_20_body">. . . יתִּ ַמרְ א</text:p>
      <text:p text:style-name="Text_20_body">I <text:span text:style-name="T1">waited</text:span> patiently for the LORD (NRSV).</text:p>
      <text:p text:style-name="Text_20_body">ק ִוּיִית ְיהוָה</text:p>
      <text:p text:style-name="Text_20_body">קַ ֹוּה</text:p>
      <text:list xml:id="list1755504239" text:style-name="L25">
        <text:list-item>
          <text:p text:style-name="P37">OTHER CONSTRUCTIONS IN THE FIRST PLACE OF A SEQUENCE</text:p>
        </text:list-item>
      </text:list>
      <text:p text:style-name="First_20_paragraph">A new sequence can be introduced not only by SC but by any other element (see examples in GKC § 111), in particular by the <text:span text:style-name="T3">macrosyntactic</text:span> signal ויהי, by NV, or by a secondary clause.</text:p>
      <text:p text:style-name="Text_20_body">In this phase of BH, if the author employs ויהי, he/she wishes to stress that the new sequence is related (temporally or logically) to a previous event (compare the use of PC, § 3.4). Sometimes such a relationship is explicit:</text:p>
      <text:p text:style-name="Text_20_body">Josh 1:1</text:p>
      <text:p text:style-name="Text_20_body">. . . השֶׁ מ</text:p>
      <text:p text:style-name="Text_20_body">After the death of Moses . . . (NRSV).</text:p>
      <text:p text:style-name="Text_20_body">ֲח ֵרי מוֹת א</text:p>
      <text:p text:style-name="Text_20_body"><text:soft-page-break/>ו ְיהִי</text:p>
      <text:p text:style-name="Text_20_body">In the usage of ויהי there is no difference between narration and direct speech:</text:p>
      <text:p text:style-name="Text_20_body">Gen 41:13</text:p>
      <text:p text:style-name="Text_20_body">כּן ה ָיה</text:p>
      <text:p text:style-name="Text_20_body">ַתר־ ָלנוּ פּ</text:p>
      <text:p text:style-name="Text_20_body">רשֶׁ ֲא כּ</text:p>
      <text:p text:style-name="Text_20_body">ו ְיהִי</text:p>
      <text:p text:style-name="Text_20_body">As he interpreted to us, so it turned out (NRSV).</text:p>
      <text:list xml:id="list2844592768" text:style-name="L26">
        <text:list-item>
          <text:p text:style-name="P38">SC AFTER ANOTHER SC</text:p>
        </text:list-item>
      </text:list>
      <text:p text:style-name="First_20_paragraph">If SC follows another SC, it expresses co-ordination.</text:p>
      <text:p text:style-name="Text_20_body">14 JOURNAL OF HEBREW SCRIPTURES</text:p>
      <text:h text:style-name="Heading_20_2" text:outline-level="2"><text:bookmark-start text:name="sc-sc-in-a-main-sentence-in-direct-speech"/>SC + SC in a Main Sentence in Direct Speech<text:bookmark-end text:name="sc-sc-in-a-main-sentence-in-direct-speech"/></text:h>
      <text:list xml:id="list2206038944" text:style-name="L27">
        <text:list-item>
          <text:p text:style-name="P39">Epexegesis</text:p>
        </text:list-item>
      </text:list>
      <text:p text:style-name="First_20_paragraph">Gen 37:33 (infinitive-verb-subject, <text:span text:style-name="T3">qatal</text:span> without <text:span text:style-name="T3">waw</text:span>)</text:p>
      <text:p text:style-name="Text_20_body">טָרֹף טֹרַף יוֹסֵף</text:p>
      <text:p text:style-name="Text_20_body">א ָכ ָלְתהוּ</text:p>
      <text:p text:style-name="Text_20_body">ח ָיּה ָר ָﬠה</text:p>
      <text:p text:style-name="Text_20_body">A wild animal <text:span text:style-name="T1">has devoured</text:span> him; Joseph <text:span text:style-name="T1">is</text:span> without doubt <text:span text:style-name="T1">torn</text:span> to pieces (NRSV).</text:p>
      <text:p text:style-name="Text_20_body">Isa 41:4 (<text:span text:style-name="T3">weqatal</text:span>)</text:p>
      <text:p text:style-name="Text_20_body">מִי־פָ ַﬠל ְו ָﬠָשׂה</text:p>
      <text:p text:style-name="Text_20_body">Who <text:span text:style-name="T1">has performed</text:span> and <text:span text:style-name="T1">done</text:span> this? (NRSV).</text:p>
      <text:p text:style-name="Text_20_body">See also Josh 4:7 (x<text:span text:style-name="T3">-qatal</text:span> without <text:span text:style-name="T3">waw</text:span>); 2 Sam 24:17 (<text:span text:style-name="T3">waw-</text:span>x-</text:p>
      <text:p text:style-name="Text_20_body"><text:span text:style-name="T3">qatal</text:span>); 2 Kgs 19:21 and Isa 34:2 (<text:span text:style-name="T3">qatal</text:span> without <text:span text:style-name="T3">waw</text:span>).</text:p>
      <text:h text:style-name="P73" text:outline-level="1"><text:bookmark-start text:name="parenthetical-remark"/>Parenthetical Remark<text:bookmark-end text:name="parenthetical-remark"/></text:h>
      <text:p text:style-name="First_20_paragraph">1 Sam 30:14</text:p>
      <text:p text:style-name="Text_20_body">כּ ֵלב</text:p>
      <text:p text:style-name="Text_20_body">ָדה ְו ַﬠל־ ֶנ ֶגב ליהוּ</text:p>
      <text:p text:style-name="Text_20_body">ֵר ִתי ְו ַﬠל־ ֲא ֶשׁר ה ְכּ</text:p>
      <text:p text:style-name="Text_20_body"><text:soft-page-break/>פַּ ְשׁטנוּ ֶנ ֶגב</text:p>
      <text:p text:style-name="Text_20_body">א ַנחְנוּ</text:p>
      <text:p text:style-name="Text_20_body">באֵשׁ׃</text:p>
      <text:p text:style-name="Text_20_body">שׂרַ ְפנוּ</text:p>
      <text:p text:style-name="Text_20_body">ואֶת־ ִצ ְק ַלג</text:p>
      <text:p text:style-name="Text_20_body">We <text:span text:style-name="T1">had made a raid</text:span> on the Negeb of the Cherethites and on that which belongs to Judah and on the Negeb of Caleb; and we <text:span text:style-name="T1">burned</text:span> Ziklag down (NRSV).</text:p>
      <text:h text:style-name="P73" text:outline-level="1"><text:bookmark-start text:name="parallelism"/>Parallelism<text:bookmark-end text:name="parallelism"/></text:h>
      <text:p text:style-name="First_20_paragraph">Gen 20:5 (subject-verb)</text:p>
      <text:p text:style-name="Text_20_body">ִחי הוּא א</text:p>
      <text:p text:style-name="Text_20_body">ְמרָה א</text:p>
      <text:p text:style-name="Text_20_body">ְו ִהיא־ ַגם־ ִהוא הוא</text:p>
      <text:p text:style-name="Text_20_body">ִתי</text:p>
      <text:p text:style-name="Text_20_body">ַמר־לִי א אָ</text:p>
      <text:p text:style-name="Text_20_body">הל ֹא הוּא</text:p>
      <text:p text:style-name="Text_20_body"><text:span text:style-name="T1">Did</text:span> he not himself <text:span text:style-name="T1">say</text:span> to me, ‘She is my sister?’ And she herself <text:span text:style-name="T1">said</text:span>, ‘He is my brother’ (NRSV)</text:p>
      <text:p text:style-name="Text_20_body">See also Gen 41:13; Judg 1:7; 1 Sam 18:8; 2 Sam 17:15.</text:p>
      <text:h text:style-name="P73" text:outline-level="1"><text:bookmark-start text:name="negation"/>Negation<text:bookmark-end text:name="negation"/></text:h>
      <text:p text:style-name="First_20_paragraph">See for instance 2 Sam 18:29.</text:p>
      <text:h text:style-name="P73" text:outline-level="1"><text:bookmark-start text:name="list"/>List<text:bookmark-end text:name="list"/></text:h>
      <text:p text:style-name="First_20_paragraph">Gen 27:37 (<text:span text:style-name="T3">waw-</text:span>x-<text:span text:style-name="T3">qatal</text:span>)</text:p>
      <text:p text:style-name="Text_20_body">ָב ִדים ְו ָד ָגן ל ֲﬠ</text:p>
      <text:p text:style-name="Text_20_body">ל� ְו ֶאת־כּל־א ָחיו ָנתִַיתּ לוֹ</text:p>
      <text:p text:style-name="Text_20_body">שַׂ ְמ ִתּיו ס ַמ ְכִיתּו</text:p>
      <text:p text:style-name="Text_20_body">ְגּ ִביר ֵהן ותִירֹשׁ</text:p>
      <text:p text:style-name="Text_20_body">I <text:span text:style-name="T1">have</text:span> already <text:span text:style-name="T1">made</text:span> him your lord, and I <text:span text:style-name="T1">have given</text:span> him all his brothers as servants, and with <text:soft-page-break/>grain and wine I <text:span text:style-name="T1">have sustained</text:span> him (NRSV).</text:p>
      <text:p text:style-name="Text_20_body">See also Josh 7:11 (וגם-verb); 1 Sam 12:3.</text:p>
      <text:p text:style-name="Text_20_body">SEQUENCES OF VERBAL FORMS AND TAXIS 15</text:p>
      <text:h text:style-name="Heading_20_2" text:outline-level="2"><text:bookmark-start text:name="sc-sc-in-a-secondary-clause"/>SC + SC in a Secondary Clause<text:bookmark-end text:name="sc-sc-in-a-secondary-clause"/></text:h>
      <text:list xml:id="list586443193" text:style-name="L28">
        <text:list-item>
          <text:p text:style-name="P40">Epexegesis</text:p>
        </text:list-item>
      </text:list>
      <text:p text:style-name="First_20_paragraph">Deut 2:30</text:p>
      <text:p text:style-name="Text_20_body">כִּי־ ִה ְקָשׁה ְיה ָוה אֱ� ֶהי� אֶת־רוּחוֹ ְואִ ֵמּץ אֶת־ ְל ָבבוֹ</text:p>
      <text:p text:style-name="Text_20_body">For the LORD your God <text:span text:style-name="T1">had hardened</text:span> his spirit and</text:p>
      <text:p text:style-name="Text_20_body"><text:span text:style-name="T1">made</text:span> his heart <text:span text:style-name="T1">defiant</text:span> (NRSV).</text:p>
      <text:p text:style-name="Text_20_body">See also in poetry Ps 102:4 (x-<text:span text:style-name="T3">qatal</text:span>)</text:p>
      <text:h text:style-name="P73" text:outline-level="1"><text:bookmark-start text:name="parallelism-1"/>Parallelism<text:bookmark-end text:name="parallelism-1"/></text:h>
      <text:p text:style-name="First_20_paragraph">2 Sam 7:1</text:p>
      <text:p text:style-name="Text_20_body">ָכּל־א ְי ָביו׃ מ</text:p>
      <text:p text:style-name="Text_20_body">ָסּ ִביב מ</text:p>
      <text:p text:style-name="Text_20_body">ה ִני�ַ־לוֹ</text:p>
      <text:p text:style-name="Text_20_body">ֵביתוֹ ַויה ָוה בּ</text:p>
      <text:p text:style-name="Text_20_body">�ֶל מֶּ ה</text:p>
      <text:p text:style-name="Text_20_body">כּי־ ָישַׁב</text:p>
      <text:p text:style-name="Text_20_body">Now when the king <text:span text:style-name="T1">was settled</text:span> in his house, and the LORD <text:span text:style-name="T1">had given</text:span> him rest from all his enemies around him (NRSV).</text:p>
      <text:h text:style-name="P73" text:outline-level="1"><text:bookmark-start text:name="negation-1"/>Negation<text:bookmark-end text:name="negation-1"/></text:h>
      <text:p text:style-name="First_20_paragraph">1 Kgs 3:11</text:p>
      <text:p text:style-name="Text_20_body">שָׁ ַא ְלָתּ ֶאת־הַ ָדּ ָבר הַ ֶזּה ְול ֹא־שָׁ ַא ְלתּ . . . ְול ֹא־</text:p>
      <text:p text:style-name="Text_20_body">ֶשׁר א</text:p>
      <text:p text:style-name="Text_20_body">י ַﬠן</text:p>
      <text:p text:style-name="Text_20_body">. . .תְּלָ ַא ָשְׁו . . . תָּ ְל ַא ָשׁ</text:p>
      <text:p text:style-name="Text_20_body">Because you <text:span text:style-name="T1">have asked</text:span> this, and <text:span text:style-name="T1">have</text:span> not <text:span text:style-name="T1">asked</text:span> . . . and</text:p>
      <text:p text:style-name="Text_20_body"><text:soft-page-break/><text:span text:style-name="T1">have</text:span> not <text:span text:style-name="T1">asked</text:span> . . . and <text:span text:style-name="T1">have asked</text:span> . . . (NRSV).</text:p>
      <text:p text:style-name="Text_20_body"><text:span text:style-name="T3">Qatal</text:span> and not-<text:span text:style-name="T3">qatal</text:span> are equivalent.</text:p>
      <text:h text:style-name="Heading_20_2" text:outline-level="2"><text:bookmark-start text:name="sc-sc-in-a-main-sentence-in-narration"/>SC + SC in a Main Sentence in Narration<text:bookmark-end text:name="sc-sc-in-a-main-sentence-in-narration"/></text:h>
      <text:list xml:id="list3393620322" text:style-name="L29">
        <text:list-item>
          <text:p text:style-name="P41">Epexegesis</text:p>
        </text:list-item>
      </text:list>
      <text:p text:style-name="First_20_paragraph">1 Kgs 11:1–2 (subject-verb; x-<text:span text:style-name="T3">qatal</text:span>)</text:p>
      <text:p text:style-name="Text_20_body">דָּ ַבק בּהֶם</text:p>
      <text:p text:style-name="Text_20_body">ַהב נָ ִשׁים ָנ ְכ ִרוֹיּת ַרוֹבּת . . . אָ</text:p>
      <text:p text:style-name="Text_20_body">ו ַה ֶמּ ֶל� שְׁ�מה</text:p>
      <text:p text:style-name="Text_20_body">שְׁ�מה ל ַא ֲה ָבה׃</text:p>
      <text:p text:style-name="Text_20_body">King Solomon <text:span text:style-name="T1">loved</text:span> many foreign women . . . Solomon</text:p>
      <text:p text:style-name="Text_20_body"><text:span text:style-name="T1">clung</text:span> to these in love (NRSV).</text:p>
      <text:h text:style-name="P73" text:outline-level="1"><text:bookmark-start text:name="parenthetical-remark-1"/>Parenthetical remark<text:bookmark-end text:name="parenthetical-remark-1"/></text:h>
      <text:p text:style-name="First_20_paragraph">1 Kgs 15:1–2</text:p>
      <text:p text:style-name="Text_20_body">ﬠל־</text:p>
      <text:p text:style-name="Text_20_body">ִב ָיּם אֲ</text:p>
      <text:p text:style-name="Text_20_body">ַל� מָ</text:p>
      <text:p text:style-name="Text_20_body">ְנ ָבט בּן־</text:p>
      <text:p text:style-name="Text_20_body">ֶל� ָי ָר ְב ָﬠם ל ֶמּ</text:p>
      <text:p text:style-name="Text_20_body">ֵרה שְׂ ﬠ</text:p>
      <text:p text:style-name="Text_20_body">ֶנה שׁמ</text:p>
      <text:p text:style-name="Text_20_body">וּ ִב ְשׁ ַנת</text:p>
      <text:p text:style-name="Text_20_body">�ָל ָשׁוּירבּ</text:p>
      <text:p text:style-name="Text_20_body">ַל� מָ</text:p>
      <text:p text:style-name="Text_20_body">ִנים שׁ</text:p>
      <text:p text:style-name="Text_20_body">שׁ�שׁ</text:p>
      <text:p text:style-name="Text_20_body">יהוּ ָדה׃</text:p>
      <text:p text:style-name="Text_20_body">Now in the eighteenth year of King Jeroboam son of Nebat, Abijam <text:span text:style-name="T1">began to reign</text:span> over Judah. <text:soft-page-break/>He <text:span text:style-name="T1">reigned</text:span> for three years in Jerusalem (NRSV).</text:p>
      <text:h text:style-name="P73" text:outline-level="1"><text:bookmark-start text:name="parallelism-2"/>Parallelism<text:bookmark-end text:name="parallelism-2"/></text:h>
      <text:p text:style-name="First_20_paragraph">Gen 19:23–24 (subject-verb)</text:p>
      <text:p text:style-name="Text_20_body">בָּא צֹ ֲﬠרָה׃</text:p>
      <text:p text:style-name="Text_20_body">ָה ָא ֶרץ ְולוֹט ﬠל־</text:p>
      <text:p text:style-name="Text_20_body">השֶּׁ ֶמשׁ ָיצָא</text:p>
      <text:p text:style-name="Text_20_body">16 JOURNAL OF HEBREW SCRIPTURES</text:p>
      <text:p text:style-name="Text_20_body">The sun <text:span text:style-name="T1">rose</text:span> on the earth and <text:span text:style-name="T3">at that moment</text:span> Lot <text:span text:style-name="T1">came</text:span> to Zoar.</text:p>
      <text:list xml:id="list653362327" text:style-name="L30">
        <text:list-item>
          <text:p text:style-name="P65">Sam 4:11 (subject-verb)</text:p>
        </text:list-item>
      </text:list>
      <text:p text:style-name="First_20_paragraph">ְפ ִני וּ ִפי ְנחָס׃ חָ</text:p>
      <text:p text:style-name="Text_20_body">מֵתוּ</text:p>
      <text:p text:style-name="Text_20_body">ֵני־ ֵﬠ ִלי ב</text:p>
      <text:p text:style-name="Text_20_body">ואֲרוֹן אֱ� ִהים ִנ ְלָקח וּ ְשׁ ֵני</text:p>
      <text:p text:style-name="Text_20_body">The ark of God <text:span text:style-name="T1">was captured</text:span>; and the two sons of Eli, Hophni and Phinehas, <text:span text:style-name="T1">died</text:span> (NRSV).</text:p>
      <text:p text:style-name="Text_20_body">A few verses later, in 1 Sam 4:17, we see the same syntax in direct speech.</text:p>
      <text:p text:style-name="Text_20_body">See also Gen 18:20; Josh 11:13; Judg 3:24; 1 Sam 9:17.</text:p>
      <text:h text:style-name="P73" text:outline-level="1"><text:bookmark-start text:name="negation-2"/>Negation<text:bookmark-end text:name="negation-2"/></text:h>
      <text:list xml:id="list477689856" text:style-name="L31">
        <text:list-item>
          <text:p text:style-name="P66">Kgs 3:3</text:p>
        </text:list-item>
      </text:list>
      <text:p text:style-name="First_20_paragraph">ִי ְשׂ ָראֵל דָּ ֵבק אֶת־</text:p>
      <text:p text:style-name="Text_20_body">ֶשׁר־ ֶה ֱח ִטיא א</text:p>
      <text:p text:style-name="Text_20_body">בֶּן־ ְנבָט</text:p>
      <text:p text:style-name="Text_20_body">ַחטּ ֹאות ָירָ ְב ָﬠם בּ</text:p>
      <text:p text:style-name="Text_20_body">רַק</text:p>
      <text:p text:style-name="Text_20_body">לֹא־סָר מִ ֶמּ ָנּה׃</text:p>
      <text:p text:style-name="Text_20_body">Nevertheless he clung to the sin of Jeroboam son of Nebat, which he caused Israel <text:span text:style-name="T1">to commit</text:span>; he <text:span text:style-name="T1">did</text:span> not <text:span text:style-name="T1">de- part</text:span> from it (NRSV).</text:p>
      <text:h text:style-name="Heading_20_2" text:outline-level="2"><text:bookmark-start text:name="sc-sc-in-poetry"/>SC + SC in Poetry<text:bookmark-end text:name="sc-sc-in-poetry"/></text:h>
      <text:list xml:id="list1862994225" text:style-name="L32">
        <text:list-item>
          <text:p text:style-name="P42">Epexegesis</text:p>
        </text:list-item>
      </text:list>
      <text:p text:style-name="First_20_paragraph"><text:soft-page-break/>Ps 85:3–4 (<text:span text:style-name="T3">qatal</text:span> without <text:span text:style-name="T3">waw</text:span>)</text:p>
      <text:p text:style-name="Text_20_body">ַס ְפָתּ ָכל־ﬠֶבְ ָר ֶת� א</text:p>
      <text:p text:style-name="Text_20_body">ָלה׃ סֶ</text:p>
      <text:p text:style-name="Text_20_body">כּ ִסּיָת ָכל־חַ ָטּאתָם</text:p>
      <text:p text:style-name="Text_20_body">�ֶמּﬠ</text:p>
      <text:p text:style-name="Text_20_body">ןוֲֹﬠ</text:p>
      <text:p text:style-name="Text_20_body">נשָׂא ָת</text:p>
      <text:p text:style-name="Text_20_body">אַ ֶ�פּ׃</text:p>
      <text:p text:style-name="Text_20_body">מחֲרוֹן</text:p>
      <text:p text:style-name="Text_20_body">ה ִשׁיבוֹת</text:p>
      <text:p text:style-name="Text_20_body">You <text:span text:style-name="T1">forgave</text:span> the iniquity of your people; you <text:span text:style-name="T1">pardoned</text:span> all their sin. Selah. You <text:span text:style-name="T1">withdrew</text:span> all your wrath; you <text:span text:style-name="T1">turned</text:span> from your hot anger (NRSV).</text:p>
      <text:h text:style-name="P73" text:outline-level="1"><text:bookmark-start text:name="parallelism-3"/>Parallelism<text:bookmark-end text:name="parallelism-3"/></text:h>
      <text:p text:style-name="First_20_paragraph">Ps 9:6 (<text:span text:style-name="T3">qatal</text:span> without <text:span text:style-name="T3">waw</text:span>)</text:p>
      <text:p text:style-name="Text_20_body">גּ ַﬠרְ ָתּ גוֹיִם א ַבּדְ ָתּרָ ָשׁע</text:p>
      <text:p text:style-name="Text_20_body">You have <text:span text:style-name="T1">rebuked</text:span> the nations, you have <text:span text:style-name="T1">destroyed</text:span> the wicked (NRSV).</text:p>
      <text:h text:style-name="P73" text:outline-level="1"><text:bookmark-start text:name="negation-3"/>Negation<text:bookmark-end text:name="negation-3"/></text:h>
      <text:p text:style-name="First_20_paragraph">Compare, for instance, Ps 102:18.</text:p>
      <text:h text:style-name="P73" text:outline-level="1"><text:bookmark-start text:name="list-1"/>List<text:bookmark-end text:name="list-1"/></text:h>
      <text:p text:style-name="First_20_paragraph">Ps 74:13–15 (x-<text:span text:style-name="T3">qatal</text:span> and <text:span text:style-name="T3">qatal</text:span>)</text:p>
      <text:p text:style-name="Text_20_body">ﬠל־הַ ָמּ ִים׃</text:p>
      <text:p text:style-name="Text_20_body">ָﬠ ְ�זּ ָים ִנים בְ ַתנִּי</text:p>
      <text:p text:style-name="Text_20_body">פוֹ ַררְ ָתּ ָרא ֵשׁי אתָּה ִשׁ ַבּרְ ָתּ</text:p>
      <text:p text:style-name="Text_20_body">ל ִצ ִיּים׃</text:p>
      <text:p text:style-name="Text_20_body">ָﬠם ל</text:p>
      <text:p text:style-name="Text_20_body">ֲא ָכל מ</text:p>
      <text:p text:style-name="Text_20_body">וּנֶּנ תְּ תּ</text:p>
      <text:p text:style-name="Text_20_body"><text:soft-page-break/>ְו ָי ָתן ל</text:p>
      <text:p text:style-name="Text_20_body">אתָּה ִרצְַּצָתּ ָרא ֵשׁי</text:p>
      <text:p text:style-name="Text_20_body">מ ְﬠ ָין ָו ָנחַל</text:p>
      <text:p text:style-name="Text_20_body">בָ ַקְﬠָתּ</text:p>
      <text:p text:style-name="Text_20_body">אתָּה</text:p>
      <text:p text:style-name="Text_20_body">אתָּה הוֹ ַבְ ָתּשׁ ַנ ֲהרוֹת אי ָתן׃</text:p>
      <text:p text:style-name="Text_20_body">SEQUENCES OF VERBAL FORMS AND TAXIS 17</text:p>
      <text:p text:style-name="Text_20_body">You <text:span text:style-name="T1">divided</text:span> the sea by your might; you <text:span text:style-name="T1">broke</text:span> the heads of the dragons in the waters. You <text:span text:style-name="T1">crushed</text:span> the heads of Leviathan; you gave him as food for the creatures of the wilderness. You <text:span text:style-name="T1">cut</text:span> openings for springs and torrents; you <text:span text:style-name="T1">dried</text:span> up ever-flowing streams (NRSV).</text:p>
      <text:p text:style-name="Text_20_body">This array of SC is correctly interrupted by one occurrence of PC (see § 5.3). See also Jer 2:8.</text:p>
      <text:list xml:id="list291296694" text:style-name="L33">
        <text:list-item>
          <text:p text:style-name="P43">PC IN THE SECOND POSITION</text:p>
        </text:list-item>
      </text:list>
      <text:p text:style-name="First_20_paragraph">It is clear that if the usage of SC indicates that time does not go forward, the writer needs another conjugation in order to describe a non-parallel action. As I have salready mentioned, this is what PC does.</text:p>
      <text:h text:style-name="Heading_20_2" text:outline-level="2"><text:bookmark-start text:name="pc-in-direct-speech"/>. . . + PC in Direct Speech<text:bookmark-end text:name="pc-in-direct-speech"/></text:h>
      <text:p text:style-name="First_20_paragraph">Gen 24:35</text:p>
      <text:p text:style-name="Text_20_body">מאד ַו ִיּ ְגדָּל</text:p>
      <text:p text:style-name="Text_20_body">ֲאדֹ ִני את־</text:p>
      <text:p text:style-name="Text_20_body">�ַר בּ</text:p>
      <text:p text:style-name="Text_20_body">ויה ָוה</text:p>
      <text:p text:style-name="Text_20_body">The LORD has greatly blessed my master, and he <text:span text:style-name="T1">has become wealthy</text:span> (NRSV).</text:p>
      <text:p text:style-name="Text_20_body">Gen 37:7 (<text:span text:style-name="T3">waw-x-yiqtol</text:span> and <text:span text:style-name="T3">wayyiqtol</text:span>)</text:p>
      <text:p text:style-name="Text_20_body">מּתֵי ֶכם</text:p>
      <text:p text:style-name="Text_20_body">ֻל א</text:p>
      <text:p text:style-name="Text_20_body">ֻס ֶבּי ָנה תְ</text:p>
      <text:p text:style-name="Text_20_body">ָמּ ִתי ְו ַגם־ ִנ ָצּ ָבה ְו ִה ֵנּה א ֻל</text:p>
      <text:p text:style-name="Text_20_body">ָמה ק</text:p>
      <text:p text:style-name="Text_20_body">ו ִה ֵנּה</text:p>
      <text:p text:style-name="Text_20_body"><text:soft-page-break/>ַותִּ ְשַׁ ֲתּח ֶויןָ ַל ֲא ֻל ָמּתִי׃</text:p>
      <text:p text:style-name="Text_20_body">Suddenly my sheaf rose and stood upright; then your sheaves <text:span text:style-name="T1">gathered</text:span> around it, and <text:span text:style-name="T1">bowed</text:span> down to my sheaf (NRSV).</text:p>
      <text:p text:style-name="Text_20_body">Isa 63:3 (<text:span text:style-name="T3">we-yiqtol</text:span>)</text:p>
      <text:p text:style-name="Text_20_body">בְּאַ ִפּי</text:p>
      <text:p text:style-name="Text_20_body">ִתּי ְו ֶא ְדרְ ֵכם א</text:p>
      <text:p text:style-name="Text_20_body">ִאישׁ אין־</text:p>
      <text:p text:style-name="Text_20_body">ִדּי וּ ֵמ ַﬠ ִמּים ל ַב</text:p>
      <text:p text:style-name="Text_20_body">וּפּ ָרה ָדּ ַר ְכ ִתּי</text:p>
      <text:p text:style-name="Text_20_body">ְג ָא ְל ִתּי א</text:p>
      <text:p text:style-name="Text_20_body">ְבּ ָג ַדי ְו ָכל־ ַמ ְלוּבּ ַשׁי ﬠל־</text:p>
      <text:p text:style-name="Text_20_body">ָמתִי וְ ֵיז ִנ ְצ ָחם בּ ֲח</text:p>
      <text:p text:style-name="Text_20_body">ו ֶארְ ְמ ֵסם</text:p>
      <text:p text:style-name="Text_20_body">I have trodden the wine press alone, and from the peoples no one was with me; I <text:span text:style-name="T1">trod</text:span> them in my anger and <text:span text:style-name="T1">tram- pled</text:span> them in my wrath; their juice <text:span text:style-name="T1">spattered</text:span> on my gar- ments, and stained all my robes (NRSV).</text:p>
      <text:h text:style-name="Heading_20_2" text:outline-level="2"><text:bookmark-start text:name="pc-in-a-secondary-clause"/>. . . + PC in a Secondary Clause<text:bookmark-end text:name="pc-in-a-secondary-clause"/></text:h>
      <text:p text:style-name="First_20_paragraph">1 Sam 15:24</text:p>
      <text:p text:style-name="Text_20_body">בּקוֹ ָלם׃</text:p>
      <text:p text:style-name="Text_20_body">את־ ָה ָﬠם ָו ֶאְ ַשׁמע</text:p>
      <text:p text:style-name="Text_20_body">כּי ָי ֵרא ִתי</text:p>
      <text:p text:style-name="Text_20_body">Because I feared the people and <text:span text:style-name="T1">obeyed</text:span> their voice (NRSV).</text:p>
      <text:h text:style-name="Heading_20_2" text:outline-level="2"><text:bookmark-start text:name="pc-in-narration"/>. . . + PC in Narration<text:bookmark-end text:name="pc-in-narration"/></text:h>
      <text:p text:style-name="First_20_paragraph">1 Sam 1:10–11 (<text:span text:style-name="T3">wayyiqtol</text:span> and <text:span text:style-name="T3">waw</text:span>-infinitive-<text:span text:style-name="T3">yiqtol</text:span>)</text:p>
      <text:p text:style-name="Text_20_body">ְב ֶכּה׃ ַותִּדֹּר ֶנדֶר תִ</text:p>
      <text:p text:style-name="Text_20_body">ְיה ָוה וּ ָבכֹה ﬠל־</text:p>
      <text:p text:style-name="Text_20_body">ללֵּ פַּת ְִתַּו . . .</text:p>
      <text:p text:style-name="Text_20_body">She <text:span text:style-name="T1">prayed</text:span> to the LORD, and <text:span text:style-name="T1">wept</text:span> bitterly. She <text:span text:style-name="T1">made</text:span></text:p>
      <text:p text:style-name="Text_20_body"><text:soft-page-break/>this vow (NRSV).</text:p>
      <text:p text:style-name="Text_20_body">18 JOURNAL OF HEBREW SCRIPTURES</text:p>
      <text:p text:style-name="Text_20_body">I consider הכֶּ ְב תִ a punctual action. The insertion of the infini- tive shows that the author considered <text:span text:style-name="T3">yiqtol</text:span> equivalent to <text:span text:style-name="T3">way- yiqtol</text:span>. See also 1 Kgs 3:4.</text:p>
      <text:p text:style-name="Text_20_body">Deut 4:41 (long <text:span text:style-name="T3">yiqtol</text:span> without <text:span text:style-name="T3">waw</text:span>, with אז)</text:p>
      <text:p text:style-name="Text_20_body">ﬠ ִרים</text:p>
      <text:p text:style-name="Text_20_body">שׁ�שׁ</text:p>
      <text:p text:style-name="Text_20_body">ֶשׁה מ</text:p>
      <text:p text:style-name="Text_20_body">ַי ְבדִּיל אָז</text:p>
      <text:p text:style-name="Text_20_body">. . .</text:p>
      <text:p text:style-name="Text_20_body">. . . then Moses <text:span text:style-name="T1">set apart</text:span> three cities (NRSV).</text:p>
      <text:p text:style-name="Text_20_body">See also Josh 8:30; 19:50; 22:1; 2 Sam 12:31; 1 Kgs 3:4; 8:1; 2</text:p>
      <text:p text:style-name="Text_20_body">Kgs 3:24–26.</text:p>
      <text:p text:style-name="Text_20_body">PC is also used in negative sentences when the writer wishes to stress that the following verbal form is successive:</text:p>
      <text:list xml:id="list3066667629" text:style-name="L34">
        <text:list-item>
          <text:p text:style-name="P67">Kgs 1:1 (<text:span text:style-name="T3">yiqtol</text:span>)</text:p>
        </text:list-item>
      </text:list>
      <text:p text:style-name="First_20_paragraph">ְבּ ָג ִדים ְול ֹא ִיחַם לוֹ׃ בּ</text:p>
      <text:p text:style-name="Text_20_body">ִמים ַו ְי ַכ ֻסּהוּ בּ ָיּ</text:p>
      <text:p text:style-name="Text_20_body">ו ַה ֶמּ ֶל� ָדּ ִוד ָז ֵקן בּא</text:p>
      <text:p text:style-name="Text_20_body">King David was old and advanced in years; and although they covered him with clothes, he <text:span text:style-name="T1">could</text:span> not <text:span text:style-name="T1">get warm</text:span> (NRSV).</text:p>
      <text:list xml:id="list4174829183" text:style-name="L35">
        <text:list-item>
          <text:p text:style-name="P68">Sam 2:28 (<text:span text:style-name="T3">yiqtol</text:span>)</text:p>
        </text:list-item>
      </text:list>
      <text:p text:style-name="First_20_paragraph">ֲח ֵרי א</text:p>
      <text:p text:style-name="Text_20_body">ָה ָﬠם ְול ֹא־ ִירְ ְדּפוּ עוֹד כּל־</text:p>
      <text:p text:style-name="Text_20_body">וְּמד ﬠַ יַּ ַו ָפר וֹשּׁבּ</text:p>
      <text:p text:style-name="Text_20_body">ו ִיּ ְת ַקע יוֹ ָאב</text:p>
      <text:p text:style-name="Text_20_body">ִי ְשׂרָ ֵאל</text:p>
      <text:p text:style-name="Text_20_body">Joab sounded the trumpet and all the people stopped; they no longer <text:span text:style-name="T1">pursued</text:span> Israel (NRSV).</text:p>
      <text:p text:style-name="Text_20_body">See also 1 Sam 1:7.</text:p>
      <text:p text:style-name="Text_20_body">In some instances, the logical subordination of PC is clear even when there is no succession:</text:p>
      <text:p text:style-name="Text_20_body"><text:soft-page-break/>Gen 32:25–26</text:p>
      <text:p text:style-name="Text_20_body">ָשּׁ ַחר׃ ה</text:p>
      <text:p text:style-name="Text_20_body">תוֹלﬠ דﬠ</text:p>
      <text:p text:style-name="Text_20_body">וֹמּﬠ</text:p>
      <text:p text:style-name="Text_20_body">אישׁ</text:p>
      <text:p text:style-name="Text_20_body">ַבוֹדּ ַו ֵיּאָ ֵבק ל</text:p>
      <text:p text:style-name="Text_20_body">קֹבﬠֲ ַי ֵתרוָּ יִּ ַו . . .</text:p>
      <text:p text:style-name="Text_20_body">בּ ַכף־ ְירֵכוֹ</text:p>
      <text:p text:style-name="Text_20_body">ל ֹא ָיכֹל לוֹ ַו ִגּיַּע כּי</text:p>
      <text:p text:style-name="Text_20_body">ו ַיּרְא</text:p>
      <text:p text:style-name="Text_20_body">Jacob <text:span text:style-name="T1">was left alone</text:span>; and a man <text:span text:style-name="T1">wrestled</text:span> with him until daybreak. When the man <text:span text:style-name="T1">saw</text:span> that he did not prevail against Jacob, he <text:span text:style-name="T1">struck</text:span> him on the hip socket (NRSV).</text:p>
      <text:p text:style-name="Text_20_body">In this example no succession is involved: the action of wrest- ling was not over when the man struck Jacob, but it is clear that רְאיַּ ַו and ַעגּיִּ ַו are sub-ordinate to ֵבק אָיֵּ ַו . See also Gen 37:34–35.</text:p>
      <text:p text:style-name="Text_20_body">It is very rare that PC is not the continuation of a single verbal form. However, it can be considered the continuation of the previous narrative: see, e.g., 1 Sam 15:1. This is the explanation for many of the so-called “initial <text:span text:style-name="T3">wayyiqtol.</text:span>”</text:p>
      <text:p text:style-name="Text_20_body">When SC represents an antefact, the following PC can indicate an action/state/event that continues the antefact, or an action/state/event that occurs later (GKC § 111n-x).</text:p>
      <text:p text:style-name="Text_20_body">Exod 12:35</text:p>
      <text:p text:style-name="Text_20_body">ִמּצְ ַר ִים כְּ ֵלי־כֶ ֶסף מ</text:p>
      <text:p text:style-name="Text_20_body">מ ֶשׁה ַו ִיְּ ֲשׁאלוּ</text:p>
      <text:p text:style-name="Text_20_body">ְד ַבר כּ</text:p>
      <text:p text:style-name="Text_20_body">וּשָׂﬠ</text:p>
      <text:p text:style-name="Text_20_body">וּ ְב ֵני־ ִי ְשׂרָ ֵאל</text:p>
      <text:p text:style-name="Text_20_body">וּ ְכ ֵלי ָז ָהב וּ ְשׂ ָמ�ת׃</text:p>
      <text:p text:style-name="Text_20_body">The Israelites <text:span text:style-name="T1">had done</text:span> as Moses told them; they <text:span text:style-name="T1">had asked</text:span> the Egyptians for jewelry of silver and gold, and for clothing (NRSV).</text:p>
      <text:p text:style-name="Text_20_body">SEQUENCES OF VERBAL FORMS AND TAXIS 19</text:p>
      <text:p text:style-name="Text_20_body"><text:soft-page-break/>See also Josh 2:6.</text:p>
      <text:p text:style-name="Text_20_body">Josh 13:12</text:p>
      <text:p text:style-name="Text_20_body">משֶׁה ַויֹּרִ ֵשׁם׃</text:p>
      <text:p text:style-name="Text_20_body">ְר ָפ ִאים ַו ַכּיֵּם ה</text:p>
      <text:p text:style-name="Text_20_body">ֶיּ ֶתר מ</text:p>
      <text:p text:style-name="Text_20_body">הוּא ִנשְׁ ַאר</text:p>
      <text:p text:style-name="Text_20_body">He alone <text:span text:style-name="T1">was left</text:span> of the survivors of the Rephaim and</text:p>
      <text:p text:style-name="Text_20_body"><text:span text:style-name="T3">later</text:span> Moses <text:span text:style-name="T1">defeated</text:span> them and <text:span text:style-name="T1">driven</text:span> them <text:span text:style-name="T1">out</text:span>. Deut 2:12 (subject-verb, <text:span text:style-name="T3">yiqtol</text:span>)</text:p>
      <text:p text:style-name="Text_20_body">ִיירָוּשׁם שׂﬠָו</text:p>
      <text:p text:style-name="Text_20_body">ִנים וּבְ ֵני לפָ</text:p>
      <text:p text:style-name="Text_20_body">ִרים החֹ</text:p>
      <text:p text:style-name="Text_20_body">וּ ְבשֵׂ ִﬠיר ָישְׁבוּ</text:p>
      <text:p text:style-name="Text_20_body">Moreover, the Horim <text:span text:style-name="T1">had</text:span> formerly <text:span text:style-name="T1">inhabited</text:span> Seir, but the descendants of Esau <text:span text:style-name="T1">dispossessed</text:span> them (NRSV).</text:p>
      <text:h text:style-name="Heading_20_2" text:outline-level="2"><text:bookmark-start text:name="pc-in-poetry"/>. . . + PC in Poetry<text:bookmark-end text:name="pc-in-poetry"/></text:h>
      <text:p text:style-name="First_20_paragraph">Ps 8:6–7 (x + PC; <text:span text:style-name="T3">wayyiqtol</text:span>, <text:span text:style-name="T3">waw-</text:span>x-<text:span text:style-name="T3">yiqtol</text:span> and <text:span text:style-name="T3">yiqtol</text:span>)</text:p>
      <text:p text:style-name="Text_20_body">תּ ַﬠ ְטּרֵהוּ׃ ַתּ ְמִישׁ ֵלהוּ</text:p>
      <text:p text:style-name="Text_20_body">ִהים ְו ָכבוֹד ְו ָה ָדר מ ֱא�</text:p>
      <text:p text:style-name="Text_20_body">טﬠַ מּ</text:p>
      <text:p text:style-name="Text_20_body">ו ְתּ ַח ְסּרֵהוּ</text:p>
      <text:p text:style-name="Text_20_body">ְבּ ַמ ֲﬠ ֵשׂי ָידֶי�</text:p>
      <text:p text:style-name="Text_20_body">Yet you <text:span text:style-name="T1">have made</text:span> them a little lower than God, and <text:span text:style-name="T1">crowned</text:span> them with glory and honor. You <text:span text:style-name="T1">have given</text:span> them dominion over the works of your hands (NRSV).</text:p>
      <text:p text:style-name="Text_20_body">Ps 24:2 (<text:span text:style-name="T3">waw-</text:span>x-<text:span text:style-name="T3">yiqtol</text:span>)</text:p>
      <text:p text:style-name="Text_20_body">כּי־הוּא ﬠל־ ַי ִמּים ְי ָס ָדהּ ְו ַﬠל־ ְנ ָהרוֹת ְיכוֹנְ ֶנ ָה</text:p>
      <text:p text:style-name="Text_20_body">For he has founded it on the seas, and <text:span text:style-name="T1">established</text:span> it on the rivers (NRSV).</text:p>
      <text:p text:style-name="Text_20_body">Ps 44:3 (<text:span text:style-name="T3">wayyiqtol</text:span>, <text:span text:style-name="T3">yiqtol</text:span>, <text:span text:style-name="T3">wayyiqtol</text:span>)</text:p>
      <text:p text:style-name="Text_20_body">לאֻ ִמּים ַו ְתַּ ְלּשׁ ֵחם׃</text:p>
      <text:p text:style-name="Text_20_body"><text:soft-page-break/>תּרַע</text:p>
      <text:p text:style-name="Text_20_body">אתָּה ָי ְד� וֹגּ ִים הוֹ ַר ְתּשָׁ ַותִּ ָטּ ֵﬠם</text:p>
      <text:p text:style-name="Text_20_body">You with your own hand drove out the nations, but them you <text:span text:style-name="T1">planted</text:span>; you <text:span text:style-name="T1">afflicted</text:span> the peoples, but them you <text:span text:style-name="T1">set free</text:span> (NRSV).</text:p>
      <text:p text:style-name="Text_20_body">Ps 44:10 (negative; <text:span text:style-name="T3">yiqtol</text:span>)</text:p>
      <text:p text:style-name="Text_20_body">אף־ ָז ַנ ְח ָתּ ַותַּ ְכ ִלי ֵמנוּ ְולֹא־תֵ ֵצא בּ ִצ ְבאוֹתינוּ</text:p>
      <text:p text:style-name="Text_20_body">Yet you have rejected us and abased us, and <text:span text:style-name="T1">have</text:span> not</text:p>
      <text:p text:style-name="Text_20_body"><text:span text:style-name="T1">gone out</text:span> with our armies (NRSV). Ps 66:6 (x-<text:span text:style-name="T3">yiqtol</text:span>)</text:p>
      <text:p text:style-name="Text_20_body">ברָ ֶגל</text:p>
      <text:p text:style-name="Text_20_body">ָנּ ָהר ַי ַﬠְברוּ בּ</text:p>
      <text:p text:style-name="Text_20_body">ַי ָבּ ָשׁה ל</text:p>
      <text:p text:style-name="Text_20_body">ה ַפ� ָים</text:p>
      <text:p text:style-name="Text_20_body">He turned the sea into dry land; they <text:span text:style-name="T1">passed</text:span> through the river on foot (NRSV).</text:p>
      <text:p text:style-name="Text_20_body">Ps 69:21–22 (<text:span text:style-name="T3">wayyiqtol</text:span> and <text:span text:style-name="T3">waw-</text:span>x-<text:span text:style-name="T3">yiqtol</text:span>)</text:p>
      <text:p text:style-name="Text_20_body">לָנוּד וָ ַא ִין וְ ַל ְמ ַנ ֲח ִמים וְל ֹא</text:p>
      <text:p text:style-name="Text_20_body">לבִּי ָו ָאנוָּשׁה ָו ֲאַ ֶוּקה</text:p>
      <text:p text:style-name="Text_20_body">ָרה שׁבְ</text:p>
      <text:p text:style-name="Text_20_body">ח ְרפָּה</text:p>
      <text:p text:style-name="Text_20_body">מֶץ׃</text:p>
      <text:p text:style-name="Text_20_body">ִתי ר ֹאשׁ ְו ִל ְצ ָמ ִאי ַי ְשׁקוּני בּ ָברוּ</text:p>
      <text:p text:style-name="Text_20_body">מ ָצאתי׃ ַו ִתּיְּנוּ</text:p>
      <text:p text:style-name="Text_20_body">Insults have broken my heart, so that I <text:span text:style-name="T1">am in despair</text:span>. I <text:span text:style-name="T1">looked</text:span> for pity, but there was none; and for comforters, but I found none. They <text:span text:style-name="T1">gave</text:span> me poison for food, and for my thirst they <text:span text:style-name="T1">gave</text:span> me vinegar <text:span text:style-name="T1">to drink</text:span> (NRSV).</text:p>
      <text:p text:style-name="Text_20_body">20 JOURNAL OF HEBREW SCRIPTURES</text:p>
      <text:p text:style-name="Text_20_body">Ps 74:14 (<text:span text:style-name="T3">yiqtol</text:span>)</text:p>
      <text:p text:style-name="Text_20_body">ל ִצ ִיּים׃</text:p>
      <text:p text:style-name="Text_20_body">ָﬠם ל</text:p>
      <text:p text:style-name="Text_20_body"><text:soft-page-break/>ֲא ָכל מ</text:p>
      <text:p text:style-name="Text_20_body">וּנּנתֶּ ְִתּ</text:p>
      <text:p text:style-name="Text_20_body">ְו ָיתָן ל</text:p>
      <text:p text:style-name="Text_20_body">אתָּה ִר ַצּ ְצתָּ ָרא ֵשׁי</text:p>
      <text:p text:style-name="Text_20_body">You crushed the heads of Leviathan; you <text:span text:style-name="T1">gave</text:span> him as food for the creatures of the wilderness (NRSV).</text:p>
      <text:p text:style-name="Text_20_body">Ps 78:13–15 (<text:span text:style-name="T3">wayyiqtol</text:span> and <text:span text:style-name="T3">yiqtol</text:span>)</text:p>
      <text:p text:style-name="Text_20_body">בַּ ִמּדְ ָבּר</text:p>
      <text:p text:style-name="Text_20_body">צרִים</text:p>
      <text:p text:style-name="Text_20_body">עקַּ ַב ְי . . . ֵנד ־וֹמכּ</text:p>
      <text:p text:style-name="Text_20_body">ַקע ָים ַו ַיּ ֲﬠ ִבירֵם ַו ַיּ ֶצּב־ ַמ ִים בּ</text:p>
      <text:p text:style-name="Text_20_body">He divided the sea and <text:span text:style-name="T1">let</text:span> them <text:span text:style-name="T1">pass</text:span> through it, and <text:span text:style-name="T1">made</text:span> the waters <text:span text:style-name="T1">stand</text:span> like a heap. . . . He <text:span text:style-name="T1">split</text:span> rocks open in the wilderness (NRSV).</text:p>
      <text:p text:style-name="Text_20_body">Ps 78:20 (<text:span text:style-name="T3">wayyiqtol</text:span> and <text:span text:style-name="T3">waw</text:span>-x-<text:span text:style-name="T3">yiqtol</text:span>)</text:p>
      <text:p text:style-name="Text_20_body">הֵן הִ ָכּה־צוּר ַו ָיּזוּבוּ מ ִים וּנ ָח ִלים ִישְׁטֹפוּ</text:p>
      <text:p text:style-name="Text_20_body">Even though he struck the rock so that water <text:span text:style-name="T1">gushed out</text:span></text:p>
      <text:p text:style-name="Text_20_body">and torrents <text:span text:style-name="T1">overflowed</text:span> (NRSV). Ps 78:42–50 (<text:span text:style-name="T3">wayyiqtol</text:span> and <text:span text:style-name="T3">yiqtol</text:span>)</text:p>
      <text:p text:style-name="Text_20_body">ִמ ְצ ַר ִים בּ</text:p>
      <text:p text:style-name="Text_20_body">ֶשׁר־ ָשׂם א</text:p>
      <text:p text:style-name="Text_20_body">ִנּי־ ָצר׃ מ</text:p>
      <text:p text:style-name="Text_20_body">ֶשׁר־ ָפּ ָדם א</text:p>
      <text:p text:style-name="Text_20_body">ָידוֹ יוֹם את־</text:p>
      <text:p text:style-name="Text_20_body">ל ֹא־ ָז ְכרוּ</text:p>
      <text:p text:style-name="Text_20_body">ֶהם ְו ֹנ ְז ֵלי ֶהם א ֵרי</text:p>
      <text:p text:style-name="Text_20_body">ָדם ְי ל</text:p>
      <text:p text:style-name="Text_20_body">בּ ְשׂ ֵדה־צֹ ַﬠן׃ ַו ַיּהֲ ֹפ�</text:p>
      <text:p text:style-name="Text_20_body">אתוֹתיו וּמוֹ ְפ ָתיו</text:p>
      <text:p text:style-name="Text_20_body">ַויּ ֹא ְכ ֵלם וּ ְצ ַפרְ ֵדּ ַ� ַותַּ ְשׁ ִחיֵתם׃ ﬠרֹב</text:p>
      <text:p text:style-name="Text_20_body"><text:soft-page-break/>ֶהם בּ</text:p>
      <text:p text:style-name="Text_20_body">בּל־ ִישְׁ ָתּיוּן׃ ְישַׁ ַלּח</text:p>
      <text:p text:style-name="Text_20_body">בַּבָּ ָרד ַגּפְ ָנם</text:p>
      <text:p text:style-name="Text_20_body">ַא ְרבֶּה׃ ַיהֲרֹג ל</text:p>
      <text:p text:style-name="Text_20_body">ָח ִסיל ְיבוּלם ִוי ִגי ָﬠם ל</text:p>
      <text:p text:style-name="Text_20_body">ו ִתּיֵּן</text:p>
      <text:p text:style-name="Text_20_body">ְר ָשׁ ִפים׃ ל</text:p>
      <text:p text:style-name="Text_20_body">ָרם וּ ִמ ְק ֵני ֶהם בּ ִﬠי</text:p>
      <text:p text:style-name="Text_20_body">ָבּ ָרד ל</text:p>
      <text:p text:style-name="Text_20_body">ֲח ָנ ַמל׃ ַו ַיּסְ ֵגּר בּ</text:p>
      <text:p text:style-name="Text_20_body">ו ִשׁ ְקמוֹתם</text:p>
      <text:p text:style-name="Text_20_body">מ ְל ֲא ֵכי</text:p>
      <text:p text:style-name="Text_20_body">ְשׁ ַל ַחת מ</text:p>
      <text:p text:style-name="Text_20_body">ָרה ָו ַז ַﬠם ְו ָצ ָרה ﬠ ְב</text:p>
      <text:p text:style-name="Text_20_body">וֹפּא</text:p>
      <text:p text:style-name="Text_20_body">חרוֹן</text:p>
      <text:p text:style-name="Text_20_body">ישַׁ ַלּח־בָּם</text:p>
      <text:p text:style-name="Text_20_body">רָ ִﬠים׃ ְיפַ ֵלּס ָנ ִתיב ל ַאוֹפּ</text:p>
      <text:p text:style-name="Text_20_body">They did not keep in mind his power, or the day when he redeemed them from the foe; when he displayed his signs in Egypt, and his miracles in the fields of Zoan. He <text:span text:style-name="T1">turned</text:span> their rivers to blood, so that they could not drink of their streams. He <text:span text:style-name="T1">sent</text:span> among them swarms of flies, which <text:span text:style-name="T1">devoured</text:span> them, and frogs, which <text:span text:style-name="T1">destroyed</text:span> them. He <text:span text:style-name="T1">gave</text:span> their crops to the caterpillar, and the fruit of their labor to the locust. He <text:span text:style-name="T1">destroyed</text:span> their vines with hail, and their sycamores with frost. He <text:span text:style-name="T1">gave</text:span> over their cattle to the hail, and their flocks to thunderbolts. He <text:span text:style-name="T1">let loose</text:span> on them his fierce anger, wrath, indignation, and distress, a company of destroying angels. He <text:span text:style-name="T1">made</text:span> a path for his an- ger (NRSV).</text:p>
      <text:p text:style-name="Text_20_body">Ps 78:64 (negative; <text:span text:style-name="T3">yiqtol</text:span>)</text:p>
      <text:p text:style-name="Text_20_body">תִ ְב ֶכּי ָנה׃</text:p>
      <text:p text:style-name="Text_20_body">ֶרב ָנ ָפלוּ ְו ַא ְל ְמ ֹנ ָתיו ל ֹא בּ ֶח</text:p>
      <text:p text:style-name="Text_20_body">כֹּ ֲה ָניו</text:p>
      <text:p text:style-name="Text_20_body"><text:soft-page-break/>Their priests fell by the sword, and <text:span text:style-name="T3">after this</text:span> their widows</text:p>
      <text:p text:style-name="Text_20_body"><text:span text:style-name="T1">made</text:span> no lamentation.</text:p>
      <text:p text:style-name="Text_20_body">Ps 80:6–7 (<text:span text:style-name="T3">wayyiqtol</text:span>, <text:span text:style-name="T3">yiqtol</text:span> and <text:span text:style-name="T3">waw-x-yiqtol</text:span>)</text:p>
      <text:p text:style-name="Text_20_body">תִּישׂ ֵמנוּ</text:p>
      <text:p text:style-name="Text_20_body">ִלישׁ׃ שׁ</text:p>
      <text:p text:style-name="Text_20_body">ְד ָמעוֹת בּ</text:p>
      <text:p text:style-name="Text_20_body">ֶחם ִדּ ְמ ָﬠה ַו ַתְּשׁקמוֹ ל</text:p>
      <text:p text:style-name="Text_20_body">ה ֱא ַכ ְל ָתּם</text:p>
      <text:p text:style-name="Text_20_body">א ְי ֵבינוּ ִי ְל ֲﬠגוּ־לָמוֹ׃</text:p>
      <text:p text:style-name="Text_20_body">ְשׁ ֵכ ֵנינוּ ְו ל</text:p>
      <text:p text:style-name="Text_20_body">מדוֹן</text:p>
      <text:p text:style-name="Text_20_body">You have fed them with the bread of tears, and <text:span text:style-name="T1">given</text:span> them tears to drink in full measure. You <text:span text:style-name="T1">made</text:span> us the scorn of our neighbors; our enemies <text:span text:style-name="T1">laughed</text:span> among themselves.</text:p>
      <text:p text:style-name="Text_20_body">SEQUENCES OF VERBAL FORMS AND TAXIS 21</text:p>
      <text:p text:style-name="Text_20_body">Ps 81:7–8 (<text:span text:style-name="T3">yiqtol</text:span>, <text:span text:style-name="T3">wayyiqtol</text:span>, <text:span text:style-name="T3">yiqtol</text:span>)</text:p>
      <text:p text:style-name="Text_20_body">ָת קרָא</text:p>
      <text:p text:style-name="Text_20_body">ֲﬠבֹרְ ָנה׃ ַבּ ָצּרָה תּ</text:p>
      <text:p text:style-name="Text_20_body">דוּדּמ</text:p>
      <text:p text:style-name="Text_20_body">יופָּ כּ</text:p>
      <text:p text:style-name="Text_20_body">וְֹכמ שׁ</text:p>
      <text:p text:style-name="Text_20_body">ֵסּ ֶבל מ</text:p>
      <text:p text:style-name="Text_20_body">ה ִסירוֹ ִתי</text:p>
      <text:p text:style-name="Text_20_body">מ ִרי ָבה</text:p>
      <text:p text:style-name="Text_20_body">ﬠל־מי</text:p>
      <text:p text:style-name="Text_20_body">א ְבָ ְחנ�</text:p>
      <text:p text:style-name="Text_20_body">ֵס ֶתררַ ַﬠם בּ</text:p>
      <text:p text:style-name="Text_20_body">ֶﬠ ְנ� אֶ</text:p>
      <text:p text:style-name="Text_20_body"><text:soft-page-break/>ו ֲאַ ְחלּ ֶצ ָךּ</text:p>
      <text:p text:style-name="Text_20_body">I relieved your shoulder of the burden; your hands <text:span text:style-name="T1">were freed</text:span> from the basket. In distress you called, and I <text:span text:style-name="T1">res- cued</text:span> you; I <text:span text:style-name="T1">answered</text:span> you in the secret place of thunder; I <text:span text:style-name="T1">tested</text:span> you at the waters of Meribah (NRSV).</text:p>
      <text:p text:style-name="Text_20_body">Ps 105:40 (<text:span text:style-name="T3">wayyiqtol</text:span> and <text:span text:style-name="T3">waw</text:span>-x-<text:span text:style-name="T3">yiqtol</text:span>)</text:p>
      <text:p text:style-name="Text_20_body">שׁ ַמ ִים ַישְׂ ִבּי ֵﬠם׃</text:p>
      <text:p text:style-name="Text_20_body">ָלו ְו ֶל ֶחם שׂ</text:p>
      <text:p text:style-name="Text_20_body">שָׁ ַאל ַו ָיּבֵא</text:p>
      <text:p text:style-name="Text_20_body">He asked, and he <text:span text:style-name="T1">brought</text:span> quails, and <text:span text:style-name="T1">gave</text:span> them food from heaven in abundance (NRSV).</text:p>
      <text:p text:style-name="Text_20_body">Ps 114:3 (<text:span text:style-name="T3">wayyiqtol</text:span> and <text:span text:style-name="T3">yiqtol</text:span>)</text:p>
      <text:p text:style-name="Text_20_body">לאָחוֹר</text:p>
      <text:p text:style-name="Text_20_body">ַיּרְ ֵדּן יִסֹּב ה</text:p>
      <text:p text:style-name="Text_20_body">ה ָיּם ָר ָאה וַ ָיּ ֹנס</text:p>
      <text:p text:style-name="Text_20_body">The sea looked and <text:span text:style-name="T1">fled</text:span>; Jordan <text:span text:style-name="T1">turned</text:span> back (NRSV). Jer 2:14–15 (x-<text:span text:style-name="T3">yiqtol</text:span>)</text:p>
      <text:p text:style-name="Text_20_body">ﬠָ ָליו</text:p>
      <text:p text:style-name="Text_20_body">ַבז׃ ל</text:p>
      <text:p text:style-name="Text_20_body">ָיה ה</text:p>
      <text:p text:style-name="Text_20_body">�ַ וּדּמ</text:p>
      <text:p text:style-name="Text_20_body">ִית הוּא בּ</text:p>
      <text:p text:style-name="Text_20_body">ְי ִליד אם־</text:p>
      <text:p text:style-name="Text_20_body">ה ֶﬠ ֶבד ִי ְשׂ ָר ֵאל</text:p>
      <text:p text:style-name="Text_20_body">ישְׁ ֲאגוּ כ ִפרִים</text:p>
      <text:p text:style-name="Text_20_body">Is Israel a slave? Is he a homeborn servant? Why then has he become plunder? The lions <text:span text:style-name="T1">have roared</text:span> against him (NRSV).</text:p>
      <text:p text:style-name="Text_20_body">See also Ps 78:58 (<text:span text:style-name="T3">yiqtol</text:span>); 80:6–7 (<text:span text:style-name="T3">yiqtol</text:span>); Isa 41:5 (<text:span text:style-name="T3">weyiqtol</text:span>, <text:span text:style-name="T3">yiqtol</text:span></text:p>
      <text:p text:style-name="Text_20_body">and <text:span text:style-name="T3">wayyiqtol</text:span>).</text:p>
      <text:p text:style-name="Text_20_body">Isa 4:4 (future perfect, <text:span text:style-name="T3">waw-</text:span>x-<text:span text:style-name="T3">yiqtol</text:span>)</text:p>
      <text:p text:style-name="Text_20_body">ִצוֹיּן ְואֶת־ ְדּ ֵמי ְירוּ ָשׁ ַל� בּנוֹת־</text:p>
      <text:p text:style-name="Text_20_body"><text:soft-page-break/>אִם ָר ַחץ אֲדֹ ָני אֵת צֹאַת</text:p>
      <text:p text:style-name="Text_20_body">ִמ ִקּרְ ָהּבּ</text:p>
      <text:p text:style-name="Text_20_body">Once the Lord shall have washed away the filth of the daughters of Zion and <text:span text:style-name="T1">cleansed</text:span> the bloodstains of Jeru- salem from its midst.</text:p>
      <text:p text:style-name="Text_20_body">See also Isa 6:11 (compare GKC §§ 106o, 107l).</text:p>
      <text:list xml:id="list3112189899" text:style-name="L36">
        <text:list-item>
          <text:p text:style-name="P44">COMING BACK TO SC</text:p>
        </text:list-item>
      </text:list>
      <text:p text:style-name="First_20_paragraph">If the writer needs a co-ordinate verbal form after PC, he/she comes back to SC.</text:p>
      <text:h text:style-name="Heading_20_2" text:outline-level="2"><text:bookmark-start text:name="pc-sc-in-direct-speech"/>. . . PC + SC in Direct Speech<text:bookmark-end text:name="pc-sc-in-direct-speech"/></text:h>
      <text:list xml:id="list893074848" text:style-name="L37">
        <text:list-item>
          <text:p text:style-name="P45">Epexegesis</text:p>
        </text:list-item>
      </text:list>
      <text:p text:style-name="First_20_paragraph">Gen 41:11(x<text:span text:style-name="T3">-qatal</text:span> without <text:span text:style-name="T3">waw</text:span>)</text:p>
      <text:p text:style-name="Text_20_body">וֹמ�ח</text:p>
      <text:p text:style-name="Text_20_body">ִפ ְתרוֹן כּ</text:p>
      <text:p text:style-name="Text_20_body">אישׁ</text:p>
      <text:p text:style-name="Text_20_body">ִני ָוהוּא א</text:p>
      <text:p text:style-name="Text_20_body">ָחד א</text:p>
      <text:p text:style-name="Text_20_body">ַל ְי ָלה בּ</text:p>
      <text:p text:style-name="Text_20_body">חלוֹם</text:p>
      <text:p text:style-name="Text_20_body">ו ַנּ ַח ְל ָמה</text:p>
      <text:p text:style-name="Text_20_body">חָ ָל ְמנוּ׃</text:p>
      <text:p text:style-name="Text_20_body">We dreamed on the same night, he and I, each <text:span text:style-name="T1">having a dream</text:span> with its own meaning (NRSV).</text:p>
      <text:p text:style-name="Text_20_body">22 JOURNAL OF HEBREW SCRIPTURES</text:p>
      <text:h text:style-name="P73" text:outline-level="1"><text:bookmark-start text:name="parallelism-4"/>Parallelism<text:bookmark-end text:name="parallelism-4"/></text:h>
      <text:p text:style-name="First_20_paragraph">Deut 6:22–23 (<text:span text:style-name="T3">waw</text:span>-x-<text:span text:style-name="T3">qatal</text:span>)</text:p>
      <text:p text:style-name="Text_20_body">משָּׁם</text:p>
      <text:p text:style-name="Text_20_body">בּ ִמ ְצרַ ִים . . . ְואוֹתנוּ הוִֹציא</text:p>
      <text:p text:style-name="Text_20_body">. . . תת</text:p>
      <text:p text:style-name="Text_20_body">ו ִיּ ֵתּן ְיה ָוה אוֹ</text:p>
      <text:p text:style-name="Text_20_body">The LORD displayed before signs . . . against Egypt. He</text:p>
      <text:p text:style-name="Text_20_body"><text:soft-page-break/><text:span text:style-name="T1">brought</text:span> us <text:span text:style-name="T1">out</text:span> from there (NRSV). 1 Kgs 12:29</text:p>
      <text:p text:style-name="Text_20_body">בּדָן</text:p>
      <text:p text:style-name="Text_20_body">ְואֶת־ ָהאֶ ָחד ָנתַן בּ ֵבית־אֵל</text:p>
      <text:p text:style-name="Text_20_body">ו ָיּ ֶשׂם אֶת־הָאֶ ָחד</text:p>
      <text:p text:style-name="Text_20_body">He set one in Bethel, and the other he <text:span text:style-name="T1">put</text:span> in Dan (NRSV).</text:p>
      <text:p text:style-name="Text_20_body">Here, there are two perfectly symmetrical actions in the fore- ground. See also 1 Kgs 3:20.</text:p>
      <text:h text:style-name="P73" text:outline-level="1"><text:bookmark-start text:name="list-2"/>List<text:bookmark-end text:name="list-2"/></text:h>
      <text:p text:style-name="First_20_paragraph">1 Sam 22:10 (with <text:span text:style-name="T3">waw</text:span>)</text:p>
      <text:p text:style-name="Text_20_body">ְפּ ִל ְשׁ ִתּי ָנתַן ה</text:p>
      <text:p text:style-name="Text_20_body">ֶרב ָגּ ְל ָית ח</text:p>
      <text:p text:style-name="Text_20_body">בּיהָוה וְ ֵצידָה ָנתַן לוֹ וְ ֵאת</text:p>
      <text:p text:style-name="Text_20_body">ַו ִיּ ְשׁ ַאל־לוֹ</text:p>
      <text:p text:style-name="Text_20_body">לוֹ׃</text:p>
      <text:p text:style-name="Text_20_body">He inquired of the LORD for him, [<text:span text:style-name="T1">and</text:span>] <text:span text:style-name="T1">gave</text:span> him provi- sions, <text:span text:style-name="T1">and gave</text:span> him the sword of Goliath the Philistine (NRSV).</text:p>
      <text:p text:style-name="Text_20_body">See also Deut 3:8–13 (without <text:span text:style-name="T3">waw</text:span>).</text:p>
      <text:h text:style-name="P73" text:outline-level="1"><text:bookmark-start text:name="generic-parallelism"/>Generic Parallelism<text:bookmark-end text:name="generic-parallelism"/></text:h>
      <text:p text:style-name="First_20_paragraph">1 Sam 19:5 (verb as first word; without <text:span text:style-name="T3">waw</text:span>)</text:p>
      <text:p text:style-name="Text_20_body">ָכל־ ִי ְשׂ ָר ֵאלרָ ִאי ָת ַו ִשׂתְּ ָמח ל</text:p>
      <text:p text:style-name="Text_20_body">ָלה וְֹגד הﬠָ וּשׁתּ</text:p>
      <text:p text:style-name="Text_20_body">ו ַיּ ַשׂﬠ ְיה ָוה</text:p>
      <text:p text:style-name="Text_20_body">And the LORD brought about a great victory for all Israel. You <text:span text:style-name="T1">saw</text:span> it, and rejoiced (NRSV).</text:p>
      <text:h text:style-name="Heading_20_2" text:outline-level="2"><text:bookmark-start text:name="pc-sc-in-narration"/>. . . PC + SC in Narration<text:bookmark-end text:name="pc-sc-in-narration"/></text:h>
      <text:list xml:id="list2165155087" text:style-name="L38">
        <text:list-item>
          <text:p text:style-name="P46">Epexegesis</text:p>
        </text:list-item>
      </text:list>
      <text:p text:style-name="First_20_paragraph">Josh 11:12 (verb-subject, without <text:span text:style-name="T3">waw</text:span>)</text:p>
      <text:p text:style-name="Text_20_body">ה ֱחרִים אוֹתם</text:p>
      <text:p text:style-name="Text_20_body">ִפי־ ֶח ֶרב ל</text:p>
      <text:p text:style-name="Text_20_body"><text:soft-page-break/>םכֵּ יַּ ו</text:p>
      <text:p text:style-name="Text_20_body">He struck them with the edge of the sword, he utterly</text:p>
      <text:p text:style-name="Text_20_body"><text:span text:style-name="T1">destroyed</text:span> them.</text:p>
      <text:p text:style-name="Text_20_body">See also 1 Sam 14:35.</text:p>
      <text:h text:style-name="P73" text:outline-level="1"><text:bookmark-start text:name="parenthetical-remark-2"/>Parenthetical Remark<text:bookmark-end text:name="parenthetical-remark-2"/></text:h>
      <text:p text:style-name="First_20_paragraph">Num 7:6–8</text:p>
      <text:p text:style-name="Text_20_body">אל־</text:p>
      <text:p text:style-name="Text_20_body">את־ ָה ֲﬠ ָג�ת ְו ֶאת־ ַה ָבּ ָקר ַו ִיּ ֵתּן אוֹ ָתם</text:p>
      <text:p text:style-name="Text_20_body">ֶשׁה מ</text:p>
      <text:p text:style-name="Text_20_body">ַחקּיִּ ַו . . .</text:p>
      <text:p text:style-name="Text_20_body">ְב ֵני ֵגרְוֹשׁן ל</text:p>
      <text:p text:style-name="Text_20_body">ָבּ ָקר ָנתַן ה</text:p>
      <text:p text:style-name="Text_20_body">ְר ַבּ ַﬠת א</text:p>
      <text:p text:style-name="Text_20_body">ה ֲﬠ ָג�ת ְו ֵאת</text:p>
      <text:p text:style-name="Text_20_body">יתֵּ שׁ</text:p>
      <text:p text:style-name="Text_20_body">ה ְל ִו ִיּם׃ את</text:p>
      <text:p text:style-name="Text_20_body">לבְ ֵני</text:p>
      <text:p text:style-name="Text_20_body">ָבּ ָקר ָנתַן ה</text:p>
      <text:p text:style-name="Text_20_body">ַנת שׁמ</text:p>
      <text:p text:style-name="Text_20_body">ה ֲﬠ ָג�ת ְו ֵאת</text:p>
      <text:p text:style-name="Text_20_body">ְר ַבּע א</text:p>
      <text:p text:style-name="Text_20_body">ָד ָתם׃ ְו ֵאת ﬠבֹ</text:p>
      <text:p text:style-name="Text_20_body">כּ ִפי</text:p>
      <text:p text:style-name="Text_20_body">ﬠבֹ ָד ָתם</text:p>
      <text:p text:style-name="Text_20_body">ִפי כּ</text:p>
      <text:p text:style-name="Text_20_body">מ ָר ִרי</text:p>
      <text:p text:style-name="Text_20_body">SEQUENCES OF VERBAL FORMS AND TAXIS 23</text:p>
      <text:p text:style-name="Text_20_body"><text:soft-page-break/>So Moses took the wagons and the oxen, and gave them to the Levites: two wagons and four oxen he <text:span text:style-name="T1">gave</text:span> to the Gershonites, according to their service; and four wagons and eight oxen he <text:span text:style-name="T1">gave</text:span> to the Merarites, according to their service (NRSV).</text:p>
      <text:p text:style-name="Text_20_body">See also Josh 6:15; 6:23; 1 Sam 6:12.</text:p>
      <text:h text:style-name="P73" text:outline-level="1"><text:bookmark-start text:name="parallelism-5"/>Parallelism<text:bookmark-end text:name="parallelism-5"/></text:h>
      <text:p text:style-name="First_20_paragraph">Gen 19:36–38</text:p>
      <text:p text:style-name="Text_20_body">. . . ןבּ</text:p>
      <text:p text:style-name="Text_20_body">ְבּ ִכי ָרה ה</text:p>
      <text:p text:style-name="Text_20_body">ֲא ִבי ֶהן׃ ַו ֵתּ ֶלד מ</text:p>
      <text:p text:style-name="Text_20_body">בנוֹת־לוֹט</text:p>
      <text:p text:style-name="Text_20_body">יתֵּ שׁ</text:p>
      <text:p text:style-name="Text_20_body">ֶריןָ ֲה תַּ ַו . . .</text:p>
      <text:p text:style-name="Text_20_body">ו ַה ְצּ ִﬠי ָרה ַגם־ ִהוא ָי ְלדָה בֵּן</text:p>
      <text:p text:style-name="Text_20_body">Thus both the daughters of Lot became pregnant by their father. The firstborn bore a son . . . the younger also <text:span text:style-name="T1">bore</text:span> a son (NRSV).</text:p>
      <text:p text:style-name="Text_20_body">These sorts of sequences are very frequent: see for instance Gen 4:3–4; 18:33; 25:5–6; 27:5–6; 35:18; 40:21–22; 41:51–52;</text:p>
      <text:p text:style-name="Text_20_body">41:54; Josh 4:12; 6:25; 10:13. In all these occurrences the paral- lelism is between two symmetrical actions in the foreground (in this respect I agree with Cook 2012: 297). There is no differ- ence in the aspect, in the tense, or in the function of these ver- bal forms.</text:p>
      <text:h text:style-name="P73" text:outline-level="1"><text:bookmark-start text:name="negation-4"/>Negation<text:bookmark-end text:name="negation-4"/></text:h>
      <text:p text:style-name="First_20_paragraph">1 Sam 3:18 (with <text:span text:style-name="T3">waw</text:span>)</text:p>
      <text:p text:style-name="Text_20_body">וּנֶּמּמִ</text:p>
      <text:p text:style-name="Text_20_body">כחֵד</text:p>
      <text:p text:style-name="Text_20_body">ַה ְדּ ָב ִרים וְלֹא את־כּל־</text:p>
      <text:p text:style-name="Text_20_body">שׁמוּאל</text:p>
      <text:p text:style-name="Text_20_body">ו ַיּ ֶגּד־לוֹ</text:p>
      <text:p text:style-name="Text_20_body">So Samuel told him everything <text:span text:style-name="T1">and hid</text:span> nothing from him (NRSV).</text:p>
      <text:p text:style-name="Text_20_body">Josh 11:11 (without <text:span text:style-name="T3">waw</text:span>)</text:p>
      <text:p text:style-name="Text_20_body"><text:soft-page-break/>כּל־</text:p>
      <text:p text:style-name="Text_20_body">ֲח ֵרם ל ֹא נוֹתר ה</text:p>
      <text:p text:style-name="Text_20_body">ִפי־ ֶח ֶרב ל</text:p>
      <text:p text:style-name="Text_20_body">הּבָּ ר־שֶׁ א</text:p>
      <text:p text:style-name="Text_20_body">ַה ֶנּ ֶפשׁ את־כּל־</text:p>
      <text:p text:style-name="Text_20_body">וּכּיַּ ו</text:p>
      <text:p text:style-name="Text_20_body">ְנשָׁ ָמה</text:p>
      <text:p text:style-name="Text_20_body">And they put to the sword all who were in it, utterly destroying them; there <text:span text:style-name="T1">was</text:span> no one <text:span text:style-name="T1">left</text:span> who breathed (NRSV).</text:p>
      <text:p text:style-name="Text_20_body">See also Josh 13:14.</text:p>
      <text:h text:style-name="P73" text:outline-level="1"><text:bookmark-start text:name="list-3"/>List<text:bookmark-end text:name="list-3"/></text:h>
      <text:p text:style-name="First_20_paragraph">Josh 15:2–3 (with <text:span text:style-name="T3">waw</text:span>)</text:p>
      <text:p text:style-name="Text_20_body">ֶנה ֶנ ְג ָבּה׃ הפּ</text:p>
      <text:p text:style-name="Text_20_body">ַה ָשׁלֹּן מן־</text:p>
      <text:p text:style-name="Text_20_body">ֶמּ ַלח ה</text:p>
      <text:p text:style-name="Text_20_body">ְק ֵצה ָים מ</text:p>
      <text:p text:style-name="Text_20_body">ֶהם ְגּבוּל ֶנ ֶגב ל</text:p>
      <text:p text:style-name="Text_20_body">ו ְי ִהי</text:p>
      <text:p text:style-name="Text_20_body">מִ ֶנּ ֶגב</text:p>
      <text:p text:style-name="Text_20_body">צִ ָנה ְוﬠָ ָלה</text:p>
      <text:p text:style-name="Text_20_body">ְק ַר ִבּים ְו ָﬠַבר ﬠ</text:p>
      <text:p text:style-name="Text_20_body">ַמﬠֲ ֵלה ל</text:p>
      <text:p text:style-name="Text_20_body">ֶנּ ֶגב אל־מ</text:p>
      <text:p text:style-name="Text_20_body">ו ָיצָא</text:p>
      <text:p text:style-name="Text_20_body">הקַּ ְרקָ ָﬠה׃</text:p>
      <text:p text:style-name="Text_20_body">א ָדּרָה ְו ָנַסב</text:p>
      <text:p text:style-name="Text_20_body">ְצרוֹן ְוﬠָ ָלה חֶ</text:p>
      <text:p text:style-name="Text_20_body"><text:soft-page-break/>בּרְ ֵנ ַ� ְו ָﬠַבר</text:p>
      <text:p text:style-name="Text_20_body">ל ָק ֵדשׁ</text:p>
      <text:p text:style-name="Text_20_body">And their south boundary ran from the end of the Dead Sea, from the bay that faces southward; it <text:span text:style-name="T1">went out</text:span> southward of the ascent of Akrabbim, <text:span text:style-name="T1">passed</text:span> along to Zin, and <text:span text:style-name="T1">went up</text:span> south of Kadesh-barnea, <text:span text:style-name="T1">along</text:span> by Hez- ron, <text:span text:style-name="T1">up</text:span> to Addar, and <text:span text:style-name="T1">made a turn</text:span> to Karka.</text:p>
      <text:p text:style-name="Text_20_body">24 JOURNAL OF HEBREW SCRIPTURES</text:p>
      <text:h text:style-name="P73" text:outline-level="1"><text:bookmark-start text:name="end-of-the-chain-of-events"/>End of the Chain of Events<text:bookmark-end text:name="end-of-the-chain-of-events"/></text:h>
      <text:p text:style-name="First_20_paragraph">Gen 41:57 (subject-verb)</text:p>
      <text:p text:style-name="Text_20_body">אל־יוֹ ֵסף</text:p>
      <text:p text:style-name="Text_20_body">ְבּשֹׁר ל</text:p>
      <text:p text:style-name="Text_20_body">ְצ ַר ְימָה מִ</text:p>
      <text:p text:style-name="Text_20_body">וָּאבּ</text:p>
      <text:p text:style-name="Text_20_body">ו ָכל־ ָה ָא ֶרץ</text:p>
      <text:p text:style-name="Text_20_body">All the world <text:span text:style-name="T1">came</text:span> to Joseph in Egypt to buy grain (NRSV).</text:p>
      <text:p text:style-name="Text_20_body">Gen 45:15 (verb-subject)</text:p>
      <text:p text:style-name="Text_20_body">אִוֹתּ׃</text:p>
      <text:p text:style-name="Text_20_body">אחָיו</text:p>
      <text:p text:style-name="Text_20_body">כֵןדִּ ְבּרוּ</text:p>
      <text:p text:style-name="Text_20_body">ֵליהֶם ְו ַא ֲחרֵי ﬠ</text:p>
      <text:p text:style-name="Text_20_body">ָכל־ ֶאחָיו ַו ֵיּבְ ְךּ ל</text:p>
      <text:p text:style-name="Text_20_body">ו ְי ַנשֵּׁק</text:p>
      <text:p text:style-name="Text_20_body">And he kissed all his brothers and wept upon them; and after that his brothers <text:span text:style-name="T1">talked</text:span> with him (NRSV).</text:p>
      <text:p text:style-name="Text_20_body">See also Exod 12,50; Josh 6:14; with <text:span text:style-name="T3">waw</text:span>: Josh 11:11; 11:23; 14:15; 24:33; Judg 1:8. Usually, the new sequence that follows begins with ויהי.</text:p>
      <text:h text:style-name="P73" text:outline-level="1"><text:bookmark-start text:name="generic-parallelism-1"/>Generic Parallelism<text:bookmark-end text:name="generic-parallelism-1"/></text:h>
      <text:p text:style-name="First_20_paragraph">Josh 4:14</text:p>
      <text:p text:style-name="Text_20_body">את־יְהוֹ ֻשׁ ַ�</text:p>
      <text:p text:style-name="Text_20_body"><text:soft-page-break/>ִדּגַּל יְה ָוה ההוּא</text:p>
      <text:p text:style-name="Text_20_body">םוֹיּבּ</text:p>
      <text:p text:style-name="Text_20_body">On that day the LORD <text:span text:style-name="T1">exalted</text:span> Joshua (NRSV).</text:p>
      <text:p text:style-name="Text_20_body">In this case, SC is not parallel to another single verbal form, but rather to the entire previous chain. See also Josh 4:19; 11:12.</text:p>
      <text:h text:style-name="P73" text:outline-level="1"><text:bookmark-start text:name="rhetoric"/>Rhetoric<text:bookmark-end text:name="rhetoric"/></text:h>
      <text:p text:style-name="First_20_paragraph">The writer wishes to underline an element in a chain.</text:p>
      <text:p text:style-name="Text_20_body">Josh 4:9</text:p>
      <text:p text:style-name="Text_20_body">הֵ ִקים ְיהוֹ ֻ�שַׁ</text:p>
      <text:p text:style-name="Text_20_body"><text:span text:style-name="T3">Those</text:span> twelve stones Joshua <text:span text:style-name="T1">set up</text:span>.</text:p>
      <text:h text:style-name="Heading_20_2" text:outline-level="2"><text:bookmark-start text:name="pc-sc-in-poetry"/>. . . PC + SC in Poetry<text:bookmark-end text:name="pc-sc-in-poetry"/></text:h>
      <text:p text:style-name="P71">Epexegesis</text:p>
      <text:p text:style-name="Text_20_body">Ps 78:21</text:p>
      <text:p text:style-name="Text_20_body">ָב ִנים א</text:p>
      <text:p text:style-name="Text_20_body">ֵרה שׂﬠְ</text:p>
      <text:p text:style-name="Text_20_body">יםתֵּ ְשׁוּ</text:p>
      <text:p text:style-name="Text_20_body">ב ִי ְשׂרָ ֵאל׃</text:p>
      <text:p text:style-name="Text_20_body">ָלה ﬠָ</text:p>
      <text:p text:style-name="Text_20_body">ֲﬠקֹב ְו ַגם־ ַאף ב ַי</text:p>
      <text:p text:style-name="Text_20_body">ו ִיּ ְת ַﬠ ָבּר ְו ֵאשׁ ִנ ְשּׂ ָקה</text:p>
      <text:p text:style-name="Text_20_body">He was full of rage; a fire was kindled against Jacob, his anger <text:span text:style-name="T1">mounted</text:span> against Israel (NRSV).</text:p>
      <text:p text:style-name="Text_20_body">See also Ps 78:24.31.57 (without <text:span text:style-name="T3">waw</text:span>).66.</text:p>
      <text:list xml:id="list884029473" text:style-name="L39">
        <text:list-item>
          <text:p text:style-name="P22"><text:span text:style-name="T1">THE VERBAL FUNCTIONS IN A </text:span><text:span text:style-name="T2">NON-PAST/NON- ANTERIOR</text:span><text:span text:style-name="T1"> SEQUENCE</text:span></text:p>
          <text:list>
            <text:list-item>
              <text:p text:style-name="P10">PC AS THE FIRST VERB</text:p>
            </text:list-item>
          </text:list>
        </text:list-item>
      </text:list>
      <text:p text:style-name="First_20_paragraph">When PC falls in the first position it indicates the first <text:span text:style-name="T3">non- past/non-anterior</text:span> action/state/event. It may or may not be the first word in the sentence.</text:p>
      <text:p text:style-name="Text_20_body">SEQUENCES OF VERBAL FORMS AND TAXIS 25</text:p>
      <text:h text:style-name="Heading_20_2" text:outline-level="2"><text:bookmark-start text:name="pc-as-the-first-verb-in-direct-speech"/><text:soft-page-break/>PC as the First Verb in Direct Speech<text:bookmark-end text:name="pc-as-the-first-verb-in-direct-speech"/></text:h>
      <text:p text:style-name="First_20_paragraph">1 Sam 18:11</text:p>
      <text:p text:style-name="Text_20_body">I <text:span text:style-name="T1">will pin</text:span> David to the wall (NRSV). 1 Sam 17:32 (subject-verb)</text:p>
      <text:p text:style-name="Text_20_body">ָד ִוד וּבַ ִקּיר בְ</text:p>
      <text:p text:style-name="Text_20_body">אַ ֶכּה</text:p>
      <text:p text:style-name="Text_20_body">Your servant <text:span text:style-name="T1">will go</text:span> (NRSV).</text:p>
      <text:h text:style-name="Heading_20_2" text:outline-level="2"><text:bookmark-start text:name="pc-as-first-verb-in-a-secondary-clause"/>PC as First Verb in a Secondary Clause<text:bookmark-end text:name="pc-as-first-verb-in-a-secondary-clause"/></text:h>
      <text:p text:style-name="First_20_paragraph">ﬠ ְבדְּ� ֵילֵ�</text:p>
      <text:p text:style-name="Text_20_body">Also in secondary clauses when PC is the first verbal form in a chain, it represents the first <text:span text:style-name="T3">non-past/non-anterior</text:span> action.</text:p>
      <text:p text:style-name="Text_20_body">1 Sam 31:4</text:p>
      <text:p text:style-name="Text_20_body">פּן־יָבוֹאוּ הָ ֲﬠ ֵר ִלים הָ ֵא ֶלּה . . .</text:p>
      <text:p text:style-name="Text_20_body">So that these uncircumcised <text:span text:style-name="T1">may</text:span> not <text:span text:style-name="T1">come</text:span> . . . (NRSV).</text:p>
      <text:p text:style-name="Text_20_body">In a past context, PC represents a “future in the past” action:</text:p>
      <text:p text:style-name="Text_20_body">2 Kgs 13:14</text:p>
      <text:p text:style-name="Text_20_body">ֲאשֶׁר יָמוּת וֹבּ</text:p>
      <text:p text:style-name="Text_20_body">[. . . the illness] of which he <text:span text:style-name="T1">was to die</text:span> (NRSV).</text:p>
      <text:h text:style-name="Heading_20_2" text:outline-level="2"><text:bookmark-start text:name="pc-as-the-first-verb-in-a-main-sentence-in-poetry"/>PC as the First Verb in a Main Sentence in Poetry<text:bookmark-end text:name="pc-as-the-first-verb-in-a-main-sentence-in-poetry"/></text:h>
      <text:p text:style-name="First_20_paragraph">In poetry, when PC is the first verbal form in a chain it repre- sents the first <text:span text:style-name="T3">non-past/non-anterior</text:span> action.</text:p>
      <text:p text:style-name="Text_20_body">Ps 121:1 (<text:span text:style-name="T3">yiqtol</text:span>)</text:p>
      <text:p text:style-name="Text_20_body">I <text:span text:style-name="T1">lift up</text:span> my eyes to the hills (NRSV).</text:p>
      <text:p text:style-name="Text_20_body">ַני אֶל־ ֶה ָהרִים ﬠי</text:p>
      <text:p text:style-name="Text_20_body">אָשּׂא</text:p>
      <text:list xml:id="list518482605" text:style-name="L40">
        <text:list-item>
          <text:p text:style-name="P47">OTHER CONSTRUCTIONS IN THE FIRST PLACE OF A</text:p>
        </text:list-item>
      </text:list>
      <text:p text:style-name="P71">SEQUENCE</text:p>
      <text:p text:style-name="Text_20_body">As a <text:span text:style-name="T3">past/anterior</text:span> sequence can begin in any given way, and not only with SC, a <text:span text:style-name="T3">non-past/non-anterior</text:span> can also begin in any given way. For instance:</text:p>
      <text:p text:style-name="Text_20_body">1 Sam 9:8 (non-verbal sentence)</text:p>
      <text:p text:style-name="Text_20_body"><text:soft-page-break/>. . . ֶסף כּ</text:p>
      <text:p text:style-name="Text_20_body">ֶקל שׁ</text:p>
      <text:p text:style-name="Text_20_body">ָי ִדי ֶר ַבע ב</text:p>
      <text:p text:style-name="Text_20_body">ה ֵנּה ִנ ְמ ָצא</text:p>
      <text:p text:style-name="Text_20_body">Here, I have with me a quarter shekel of silver . . . (NRSV).</text:p>
      <text:p text:style-name="Text_20_body">1 Sam 17:25 (<text:span text:style-name="T3">we-haya</text:span>)</text:p>
      <text:p text:style-name="Text_20_body">. . . וּנּכֶּ ַי ר־שֶׁ א</text:p>
      <text:p text:style-name="Text_20_body">The man who kills him . . . (NRSV).</text:p>
      <text:list xml:id="list185636731" text:style-name="L41">
        <text:list-item>
          <text:p text:style-name="P48">PC AFTER ANOTHER PC</text:p>
        </text:list-item>
      </text:list>
      <text:p text:style-name="First_20_paragraph">ִאישׁ ה</text:p>
      <text:p text:style-name="Text_20_body">ו ָה ָיה</text:p>
      <text:p text:style-name="Text_20_body">If PC comes after another PC it expresses co-ordination.</text:p>
      <text:p text:style-name="Text_20_body">26 JOURNAL OF HEBREW SCRIPTURES</text:p>
      <text:h text:style-name="Heading_20_2" text:outline-level="2"><text:bookmark-start text:name="pc-pc-in-main-sentence-in-direct-speech"/>PC + PC in Main Sentence in Direct Speech<text:bookmark-end text:name="pc-pc-in-main-sentence-in-direct-speech"/></text:h>
      <text:list xml:id="list432230192" text:style-name="L42">
        <text:list-item>
          <text:p text:style-name="P49">Epexegesis</text:p>
        </text:list-item>
      </text:list>
      <text:p text:style-name="First_20_paragraph">Josh 6:26</text:p>
      <text:p text:style-name="Text_20_body">בִּבְכֹרוֹ יְיַ ְסּ ֶד ָנּה וּבִ ְצ ִﬠירוֹ ַיצִּיב דְּ ָל ֶתי ָה׃</text:p>
      <text:p text:style-name="Text_20_body">At the cost of his firstborn he <text:span text:style-name="T1">shall lay</text:span> its foundation, and at the cost of his youngest he <text:span text:style-name="T1">shall set up</text:span> its gates! (NRSV).</text:p>
      <text:p text:style-name="Text_20_body">Both sentences clearly describe the same curse.</text:p>
      <text:h text:style-name="P73" text:outline-level="1"><text:bookmark-start text:name="parenthetical-remark-3"/>Parenthetical Remark<text:bookmark-end text:name="parenthetical-remark-3"/></text:h>
      <text:p text:style-name="First_20_paragraph">1 Kgs 11:11–12</text:p>
      <text:p text:style-name="Text_20_body">א�־</text:p>
      <text:p text:style-name="Text_20_body">׃�דֶּ ְב ﬠַ ל</text:p>
      <text:p text:style-name="Text_20_body">מ ָﬠ ֶלי� וּנ ַת ִתּיה</text:p>
      <text:p text:style-name="Text_20_body">ַמּ ְמ ָל ָכה את־ה</text:p>
      <text:p text:style-name="Text_20_body">ְקרַע א</text:p>
      <text:p text:style-name="Text_20_body">קרֹ�ַ</text:p>
      <text:p text:style-name="Text_20_body"><text:soft-page-break/>ְקרָ ֶﬠ ָנּה׃ א</text:p>
      <text:p text:style-name="Text_20_body">�ְנ בּ</text:p>
      <text:p text:style-name="Text_20_body">ַיּד מ</text:p>
      <text:p text:style-name="Text_20_body">א ִבי�</text:p>
      <text:p text:style-name="Text_20_body">ַמ ַﬠן ָדּ ִוד ל</text:p>
      <text:p text:style-name="Text_20_body">הנָּ שֶׂ ﬠֱ א</text:p>
      <text:p text:style-name="Text_20_body">בּ ָי ֶמי� ל ֹא</text:p>
      <text:p text:style-name="Text_20_body">I <text:span text:style-name="T1">will</text:span> surely <text:span text:style-name="T1">tear</text:span> the kingdom from you and give it to your servant. Yet for the sake of your father David I will not do it in your lifetime; I <text:span text:style-name="T1">will tear</text:span> it out of the hand of your son (NRSV).</text:p>
      <text:h text:style-name="P73" text:outline-level="1"><text:bookmark-start text:name="parallelism-6"/>Parallelism<text:bookmark-end text:name="parallelism-6"/></text:h>
      <text:p text:style-name="First_20_paragraph">Gen 27:39–40</text:p>
      <text:p text:style-name="Text_20_body">ָﬠל׃ ְו ַﬠל־ מ</text:p>
      <text:p text:style-name="Text_20_body">ָשּׁ ַמ ִים ה</text:p>
      <text:p text:style-name="Text_20_body">ֶרץ יִ ְהיֶה מוֹ ָשׁ ֶב� וּ ִמ ַטּל ה ָא</text:p>
      <text:p text:style-name="Text_20_body">ְשׁ ַמ ֵנּי מ</text:p>
      <text:p text:style-name="Text_20_body">ה ֵנּה</text:p>
      <text:p text:style-name="Text_20_body">חרְ ְ�בּ תִ ְח ֶיה</text:p>
      <text:p text:style-name="Text_20_body">See, away from the fatness of the earth <text:span text:style-name="T1">shall</text:span> your home <text:span text:style-name="T1">be</text:span>, and away from the dew of heaven on high. By your sword you <text:span text:style-name="T1">shall live</text:span> (NRSV).</text:p>
      <text:p text:style-name="Text_20_body">See also Josh 18:5b; 2 Sam 7:14.</text:p>
      <text:h text:style-name="P73" text:outline-level="1"><text:bookmark-start text:name="list-4"/>List<text:bookmark-end text:name="list-4"/></text:h>
      <text:p text:style-name="First_20_paragraph">1 Sam 8:11–17</text:p>
      <text:p text:style-name="Text_20_body">ל ְפ ֵני</text:p>
      <text:p text:style-name="Text_20_body">ְר ַכּ ְבוֹתּ וּ ְב ָפ ָר ָשׁיו ְו ָרצוּ בּ ֶמ</text:p>
      <text:p text:style-name="Text_20_body">אֶת־ ְבּ ֵני ֶכם ִיקָּח ְו ָשׂם לוֹ</text:p>
      <text:p text:style-name="Text_20_body">. . .וֹתְּב כַּ ֶמרְ</text:p>
      <text:p text:style-name="Text_20_body">ו ֶאת־ ְבּנוֹתי ֶכם ִיקָּח . . .</text:p>
      <text:p text:style-name="Text_20_body"><text:soft-page-break/>ִבים ִיקָּח ְו ָנתַן הוֹטּ</text:p>
      <text:p text:style-name="Text_20_body">ְשׂדוֹ ֵתיכֶם ְו ֶאת־כַּ ְר ֵמיכֶם ְו ֵזי ֵתיכֶם ו ֶאת־</text:p>
      <text:p text:style-name="Text_20_body">ַל ֲﬠ ָבדָיו׃</text:p>
      <text:p text:style-name="Text_20_body">ל ָס ִרי ָסיו ְו ַל ֲﬠ ָב ָדיו׃</text:p>
      <text:p text:style-name="Text_20_body">ִל ְמ ַלא ְכוֹתּ׃</text:p>
      <text:p text:style-name="Text_20_body">ֵﬠיכֶם ְוכַ ְר ֵמי ֶכם ַי ְשׂﬠֹר ְו ָנ ַתן ְבדֵי ֶכם . . . ִיקָּח ְו ָשׂﬠָה ְו ַז ְר ְו ֶאת־ ַﬠ</text:p>
      <text:p text:style-name="Text_20_body">ֹא ְנכֶם ַי ְשׂﬠֹר צ</text:p>
      <text:p text:style-name="Text_20_body">ל ֲﬠ ָב ִדים׃</text:p>
      <text:p text:style-name="Text_20_body">תִּ ְהיוּ־לוֹ</text:p>
      <text:p text:style-name="Text_20_body">ו ַאתֶּם</text:p>
      <text:p text:style-name="Text_20_body">He <text:span text:style-name="T1">will take</text:span> your sons and appoint them to his chariots and to be his horsemen, and to run before his chariots; . . . He <text:span text:style-name="T1">will take</text:span> your daughters . . . He <text:span text:style-name="T1">will take</text:span> the best of your fields and vineyards and olive orchards and give them to his courtiers. He <text:span text:style-name="T1">will take one-tenth</text:span> of your grain and of your vineyards and give it to his officers and his cour- tiers. He <text:span text:style-name="T1">will take</text:span> your male and female slave . . . and put</text:p>
      <text:p text:style-name="Text_20_body">SEQUENCES OF VERBAL FORMS AND TAXIS 27</text:p>
      <text:p text:style-name="Text_20_body">them to his work. He <text:span text:style-name="T1">will take one-tenth</text:span> of your flocks, and you <text:span text:style-name="T1">shall be</text:span> his slaves (NRSV).</text:p>
      <text:p text:style-name="Text_20_body">The series of PC is correctly interrupted four times by SC (see § 4.4).</text:p>
      <text:h text:style-name="Heading_20_2" text:outline-level="2"><text:bookmark-start text:name="pc-pc-in-a-secondary-clause"/>PC + PC in a Secondary Clause<text:bookmark-end text:name="pc-pc-in-a-secondary-clause"/></text:h>
      <text:list xml:id="list1735459352" text:style-name="L43">
        <text:list-item>
          <text:p text:style-name="P50">Epexegesis</text:p>
        </text:list-item>
      </text:list>
      <text:p text:style-name="First_20_paragraph">Josh 1:8 (with אז)</text:p>
      <text:p text:style-name="Text_20_body">ילכּשִׂ ְתּ</text:p>
      <text:p text:style-name="Text_20_body">אֶת־ ְדּ ָר ֶכ� ְואָז</text:p>
      <text:p text:style-name="Text_20_body">כּי־ ָאז</text:p>
      <text:p text:style-name="Text_20_body">For then you <text:span text:style-name="T1">shall make</text:span> your way prosperous, and then you <text:span text:style-name="T1">shall be</text:span> successful (NRSV).</text:p>
      <text:p text:style-name="Text_20_body">See also 2 Sam 16:18.</text:p>
      <text:h text:style-name="P73" text:outline-level="1"><text:bookmark-start text:name="parallelism-7"/>Parallelism<text:bookmark-end text:name="parallelism-7"/></text:h>
      <text:p text:style-name="First_20_paragraph">Num 23:24</text:p>
      <text:p text:style-name="Text_20_body">לֹא ִישְׁ ַכּב עד־י ֹאַכל ט ֶרף ְו ַדם־ ֲחלָלִים ִישְׁ ֶתּה׃</text:p>
      <text:p text:style-name="Text_20_body"><text:soft-page-break/>It does not lie down till it <text:span text:style-name="T1">devours</text:span> the prey, and <text:span text:style-name="T1">drinks</text:span></text:p>
      <text:p text:style-name="Text_20_body">the blood of the slain (RSV).</text:p>
      <text:h text:style-name="P73" text:outline-level="1"><text:bookmark-start text:name="list-5"/>List<text:bookmark-end text:name="list-5"/></text:h>
      <text:p text:style-name="First_20_paragraph">Ps 72:12–14 (<text:span text:style-name="T3">yiqtol</text:span>, short <text:span text:style-name="T3">yiqtol</text:span>, <text:span text:style-name="T3">waw</text:span>-x-<text:span text:style-name="T3">yiqtol</text:span>, x-<text:span text:style-name="T3">yiqtol</text:span> and <text:span text:style-name="T3">we</text:span>- <text:span text:style-name="T3">yiqtol</text:span>)</text:p>
      <text:p text:style-name="Text_20_body">ֵוּ ַ� ְו ָﬠ ִני ְו ֵאין־עֹ ֵזר לוֹ מ ַשׁ</text:p>
      <text:p text:style-name="Text_20_body">ְביוֹן א</text:p>
      <text:p text:style-name="Text_20_body">כּי־ ַיצִּיל</text:p>
      <text:p text:style-name="Text_20_body">יָ ֹחס ﬠל־ ַדּל ְו ֶא ְביוֹן</text:p>
      <text:p text:style-name="Text_20_body">ו ַנפְוֹשׁת אבְיוֹ ִנים יוֹ ִשׁי�׃</text:p>
      <text:p text:style-name="Text_20_body">מִ�וֹתּ וּמֵ ָחמָס ִי ְגַאל ַנ ְפשָׁם</text:p>
      <text:p text:style-name="Text_20_body">ו ֵיי ַקר ָדּ ָמם בּ ֵﬠי ָניו׃</text:p>
      <text:p text:style-name="Text_20_body">For he <text:span text:style-name="T1">delivers</text:span> the needy when they call, the poor and those who have no helper. He <text:span text:style-name="T1">has pity</text:span> on the weak and the needy, and <text:span text:style-name="T1">saves</text:span> the lives of the needy. From oppres- sion and violence he <text:span text:style-name="T1">redeems</text:span> their life; and <text:span text:style-name="T1">precious is</text:span> their blood in his sight.</text:p>
      <text:h text:style-name="Heading_20_2" text:outline-level="2"><text:bookmark-start text:name="pc-pc-in-a-main-sentence-in-poetry"/>PC + PC in a Main Sentence in Poetry<text:bookmark-end text:name="pc-pc-in-a-main-sentence-in-poetry"/></text:h>
      <text:list xml:id="list2557933695" text:style-name="L44">
        <text:list-item>
          <text:p text:style-name="P51">Epexegesis</text:p>
        </text:list-item>
      </text:list>
      <text:p text:style-name="First_20_paragraph">Ps 42:6 (<text:span text:style-name="T3">yiqtol</text:span> and <text:span text:style-name="T3">wayyiqtol</text:span>)</text:p>
      <text:p text:style-name="Text_20_body">מַה־ ִתּ ְוֹתּשֲׁחִיח ַנ ְפשִׁי ַותֶּ ֱה ִמי ﬠָ ָלי</text:p>
      <text:p text:style-name="Text_20_body">Why <text:span text:style-name="T1">are you cast down</text:span>, O my soul, and are you <text:span text:style-name="T1">dis- quieted</text:span> within me? (NRSV).</text:p>
      <text:p text:style-name="Text_20_body">See also Ps 9:9 and 29:8 (x-<text:span text:style-name="T3">yiqtol</text:span> and <text:span text:style-name="T3">yiqtol</text:span> without <text:span text:style-name="T3">waw</text:span>).</text:p>
      <text:h text:style-name="P73" text:outline-level="1"><text:bookmark-start text:name="parallelism-8"/>Parallelism<text:bookmark-end text:name="parallelism-8"/></text:h>
      <text:p text:style-name="First_20_paragraph">Ps 22:8 (subject-verb, <text:span text:style-name="T3">yiqtol</text:span>)</text:p>
      <text:p text:style-name="Text_20_body">28 JOURNAL OF HEBREW SCRIPTURES</text:p>
      <text:p text:style-name="Text_20_body">ָשׂפָה ָי ִניעוּ רֹאשׁ׃ בְ</text:p>
      <text:p text:style-name="Text_20_body">לִי ַי ְפִיטרוּ</text:p>
      <text:p text:style-name="Text_20_body">כּל־רֹאַי ַי ְל ִﬠגוּ</text:p>
      <text:p text:style-name="Text_20_body">All who see me <text:span text:style-name="T1">mock</text:span> at me; they <text:span text:style-name="T1">make mouths</text:span> at me, they <text:span text:style-name="T1">shake</text:span> their heads (NRSV).</text:p>
      <text:p text:style-name="Text_20_body">See also Ps 29:9 (<text:span text:style-name="T3">yiqtol</text:span> and <text:span text:style-name="T3">wayyiqtol</text:span>); 102:27 (x-<text:span text:style-name="T3">yiqtol</text:span> and <text:span text:style-name="T3">yiqtol</text:span>).</text:p>
      <text:h text:style-name="P73" text:outline-level="1"><text:bookmark-start text:name="negation-5"/><text:soft-page-break/>Negation<text:bookmark-end text:name="negation-5"/></text:h>
      <text:p text:style-name="First_20_paragraph">See Isa 40:31.</text:p>
      <text:h text:style-name="P73" text:outline-level="1"><text:bookmark-start text:name="list-6"/>List<text:bookmark-end text:name="list-6"/></text:h>
      <text:p text:style-name="First_20_paragraph">See Ps 18:26–30 (x-<text:span text:style-name="T3">yiqtol</text:span>); Isa 41:19 (<text:span text:style-name="T3">yiqtol</text:span>).</text:p>
      <text:list xml:id="list491833052" text:style-name="L45">
        <text:list-item>
          <text:p text:style-name="P52">SC IN THE SECOND POSITION</text:p>
        </text:list-item>
      </text:list>
      <text:p text:style-name="First_20_paragraph">SC in the second position expresses sub-ordination.</text:p>
      <text:h text:style-name="Heading_20_2" text:outline-level="2"><text:bookmark-start text:name="sc-in-direct-speech"/>. . . + SC in Direct Speech<text:bookmark-end text:name="sc-in-direct-speech"/></text:h>
      <text:p text:style-name="First_20_paragraph">Gen 17:15–16 (<text:span text:style-name="T3">weqatal</text:span> and <text:span text:style-name="T3">waw-</text:span>x<text:span text:style-name="T3">-qatal</text:span>)</text:p>
      <text:p text:style-name="Text_20_body">׃הָּמ שׁ</text:p>
      <text:p text:style-name="Text_20_body">ָרה שׂ</text:p>
      <text:p text:style-name="Text_20_body">יכּ ָרי שׂ</text:p>
      <text:p text:style-name="Text_20_body">ְשׁ ָמהּ את־</text:p>
      <text:p text:style-name="Text_20_body">ְ�תּ ל ֹא־ ִת ְק ָרא א ְשׁ</text:p>
      <text:p text:style-name="Text_20_body">שׂ ַרי</text:p>
      <text:p text:style-name="Text_20_body">ןבּ �ל</text:p>
      <text:p text:style-name="Text_20_body">מִמֶּ ָנּה</text:p>
      <text:p text:style-name="Text_20_body">א ָתהּ ְו ַגם ָנתִַיתּ</text:p>
      <text:p text:style-name="Text_20_body">וּ ֵברַ ְכ ִתּי</text:p>
      <text:p text:style-name="Text_20_body">As for Sarai your wife, you shall not call her Sarai, but Sarah shall be her name. I <text:span text:style-name="T1">will bless</text:span> her, and moreover I <text:span text:style-name="T1">will give</text:span> you a son by her (NRSV).</text:p>
      <text:p text:style-name="Text_20_body">Lev 26:44 (<text:span text:style-name="T3">negative</text:span>)</text:p>
      <text:p text:style-name="Text_20_body">א ְי ֵבי ֶהם ל ֹא־מְ ַאְ ִסתּים ְולֹא־</text:p>
      <text:p text:style-name="Text_20_body">ֶא ֶרץ בּ</text:p>
      <text:p text:style-name="Text_20_body">ְהיוֹתם בּ</text:p>
      <text:p text:style-name="Text_20_body">ו ַאף־ ַגּם־ז ֹאת</text:p>
      <text:p text:style-name="Text_20_body">ג ַﬠ ְלִיתּם ל ַכ�תָם</text:p>
      <text:p text:style-name="Text_20_body">Yet for all that, when they are in the land of their enemies, I <text:span text:style-name="T1">will</text:span> not <text:span text:style-name="T1">spurn</text:span> them, or <text:span text:style-name="T1">abhor</text:span> them so as to destroy them utterly (NRSV).</text:p>
      <text:p text:style-name="Text_20_body"><text:soft-page-break/>In these two occurrences of PC the writer underlines the fact that the two verbal forms are successive even though negative.</text:p>
      <text:p text:style-name="Text_20_body">1 Sam 20:18 (not <text:span text:style-name="T3">weqataltí</text:span>)</text:p>
      <text:p text:style-name="Text_20_body">ָמ ָחר חֹדשׁ ְו ִנ ְפ ֕קַ ְדָתּ</text:p>
      <text:p text:style-name="Text_20_body">Tomorrow is the new moon; you <text:span text:style-name="T1">will be missed</text:span> (NRSV).</text:p>
      <text:p text:style-name="Text_20_body">See also 1 Sam 2:16.</text:p>
      <text:h text:style-name="Heading_20_2" text:outline-level="2"><text:bookmark-start text:name="sc-in-a-secondary-clause"/><text:span text:style-name="T3">4.4.2</text:span> . . . + SC in a Secondary Clause<text:bookmark-end text:name="sc-in-a-secondary-clause"/></text:h>
      <text:p text:style-name="First_20_paragraph">Deut 4:19</text:p>
      <text:p text:style-name="Text_20_body">. . . שֶׁמ ֶשַּׁה את־</text:p>
      <text:p text:style-name="Text_20_body">ַמ ְי ָמה ְורָ ִאי ָת ה ָשּׁ</text:p>
      <text:p text:style-name="Text_20_body">ﬠי ֶני�</text:p>
      <text:p text:style-name="Text_20_body">וּ ֶפן־ ִתּ ָשּׂא</text:p>
      <text:p text:style-name="Text_20_body">And lest you lift up your eyes towards the heavens and <text:span text:style-name="T1">see</text:span></text:p>
      <text:p text:style-name="Text_20_body">the sun . . . Eccl 2:24</text:p>
      <text:p text:style-name="Text_20_body">יּשׁ ֹאכל ְו ָשׁ ָתה</text:p>
      <text:p text:style-name="Text_20_body">ָא ָדם בּ</text:p>
      <text:p text:style-name="Text_20_body">אין־טוֹב</text:p>
      <text:p text:style-name="Text_20_body">There is nothing better for mortals than to eat and <text:span text:style-name="T1">drink</text:span></text:p>
      <text:p text:style-name="Text_20_body">(NRSV).</text:p>
      <text:p text:style-name="Text_20_body">SEQUENCES OF VERBAL FORMS AND TAXIS 29</text:p>
      <text:p text:style-name="Text_20_body">In this example there can be no doubt that both PC and SC are in the foreground, and that there is no difference in the aspect of the action.</text:p>
      <text:p text:style-name="Text_20_body">Ps 11:2 (without <text:span text:style-name="T3">waw</text:span>)</text:p>
      <text:p text:style-name="Text_20_body">ﬠל־ ֶיתֶר</text:p>
      <text:p text:style-name="Text_20_body">ָצּם ח</text:p>
      <text:p text:style-name="Text_20_body">וּננוֹכּ תשֶׁ ק</text:p>
      <text:p text:style-name="Text_20_body">ָשׁ ִﬠים ִי ְד ְרכוּן ה ְר</text:p>
      <text:p text:style-name="Text_20_body">הנֵּ ה יכּ</text:p>
      <text:p text:style-name="Text_20_body"><text:soft-page-break/>For look, the wicked bend the bow, they <text:span text:style-name="T1">fit</text:span> their arrow to the string.</text:p>
      <text:p text:style-name="Text_20_body">See also Ps 73:27.</text:p>
      <text:p text:style-name="Text_20_body"><text:span text:style-name="T2">4.4.3.</text:span><text:span text:style-name="T1"> . . . + SC in Poetry</text:span></text:p>
      <text:p text:style-name="Text_20_body">Ps 110:6 (<text:span text:style-name="T3">qatal</text:span> without <text:span text:style-name="T3">waw</text:span>)</text:p>
      <text:p text:style-name="Text_20_body">ֶא ֶרץ ַר ָבּה׃ ﬠל־</text:p>
      <text:p text:style-name="Text_20_body">מַחץ ר ֹאשׁ</text:p>
      <text:p text:style-name="Text_20_body">ֵלא ְג ִווֹיּת מָ</text:p>
      <text:p text:style-name="Text_20_body">יִםוֹגּבּ</text:p>
      <text:p text:style-name="Text_20_body">יָ ִדין</text:p>
      <text:p text:style-name="Text_20_body">He will execute judgment among the nations; he <text:span text:style-name="T1">will fill</text:span> them with corpses; he <text:span text:style-name="T1">will shatter</text:span> heads over the wide earth (NRSV).</text:p>
      <text:p text:style-name="Text_20_body">Ps 132:17 (<text:span text:style-name="T3">qatal</text:span> without <text:span text:style-name="T3">waw</text:span>)</text:p>
      <text:p text:style-name="Text_20_body">ל ְמ ִשׁי ִחי׃</text:p>
      <text:p text:style-name="Text_20_body">ﬠרַ ְכ ִתּי ֵנר</text:p>
      <text:p text:style-name="Text_20_body">ָד ִוד ל</text:p>
      <text:p text:style-name="Text_20_body">ֶרן ק</text:p>
      <text:p text:style-name="Text_20_body">שׁם א ְצ ִמי ַ�</text:p>
      <text:p text:style-name="Text_20_body">There I will cause a horn to sprout up for David; I <text:span text:style-name="T1">will prepare</text:span> a lamp for my anointed one.</text:p>
      <text:p text:style-name="Text_20_body">Ps 73:18 (<text:span text:style-name="T3">qatal</text:span> without <text:span text:style-name="T3">waw</text:span>)</text:p>
      <text:p text:style-name="Text_20_body">ל ַמוּשּׁאוֹת׃</text:p>
      <text:p text:style-name="Text_20_body">ַפּ ְלָתּם ה</text:p>
      <text:p text:style-name="Text_20_body">לָמוֹ</text:p>
      <text:p text:style-name="Text_20_body">יתשִׁ תּ</text:p>
      <text:p text:style-name="Text_20_body">א� בּ ֲח ָלקוֹת</text:p>
      <text:p text:style-name="Text_20_body">Truly you set them in slippery places; you <text:span text:style-name="T1">make</text:span> them <text:span text:style-name="T1">fall</text:span></text:p>
      <text:p text:style-name="Text_20_body">to ruin (NRSV).</text:p>
      <text:p text:style-name="Text_20_body">Isa 11:8 (<text:span text:style-name="T3">waw</text:span>-x-<text:span text:style-name="T3">qatal</text:span>)</text:p>
      <text:p text:style-name="Text_20_body"><text:soft-page-break/>הדָה׃</text:p>
      <text:p text:style-name="Text_20_body">ְפעוֹ ִני ָגּמוּל ָידוֹ צ</text:p>
      <text:p text:style-name="Text_20_body">ַרת מאוּ</text:p>
      <text:p text:style-name="Text_20_body">ֶתן ְו ַﬠל פּ</text:p>
      <text:p text:style-name="Text_20_body">ֻחר ﬠל־</text:p>
      <text:p text:style-name="Text_20_body">ֵנק וֹי עשַׁ ﬠֲ שִׁ ו</text:p>
      <text:p text:style-name="Text_20_body">The nursing child shall play over the hole of the asp, and the weaned child <text:span text:style-name="T1">shall put</text:span> its hand on the adder’s den (NRSV).</text:p>
      <text:p text:style-name="Text_20_body">Isa 19:7 (<text:span text:style-name="T3">qatal</text:span> without <text:span text:style-name="T3">waw</text:span>)</text:p>
      <text:p text:style-name="Text_20_body">ֹוְכל מ ְזרַע יְאוֹר ִייבַשׁ ִנדַּף</text:p>
      <text:p text:style-name="Text_20_body">And all that is sown by the Nile will dry up, <text:span text:style-name="T1">be driven away</text:span> (NRSV).</text:p>
      <text:p text:style-name="Text_20_body">Isa 51:11 (<text:span text:style-name="T3">qatal</text:span> without <text:span text:style-name="T3">waw</text:span>)</text:p>
      <text:p text:style-name="Text_20_body">שָׂוֹשׂן ְושִׂ ְמ ָחה ַי ִשּׂיגוּן ָנסוּ יָגוֹן ַו ֲא ָנחָה׃</text:p>
      <text:p text:style-name="Text_20_body">They shall obtain joy and gladness, and sorrow and sighing</text:p>
      <text:p text:style-name="Text_20_body"><text:span text:style-name="T1">shall flee</text:span> away (NRSV).</text:p>
      <text:h text:style-name="P73" text:outline-level="1"><text:bookmark-start text:name="sc-pc"/>4.5. . . . SC + PC<text:bookmark-end text:name="sc-pc"/></text:h>
      <text:p text:style-name="First_20_paragraph">If the writer needs a co-ordinate element after SC, he/she comes back to PC.</text:p>
      <text:p text:style-name="Text_20_body">30 JOURNAL OF HEBREW SCRIPTURES</text:p>
      <text:h text:style-name="Heading_20_2" text:outline-level="2"><text:bookmark-start text:name="sc-pc-in-direct-speech"/>. . . SC + PC in Direct Speech<text:bookmark-end text:name="sc-pc-in-direct-speech"/></text:h>
      <text:list xml:id="list1834773925" text:style-name="L46">
        <text:list-item>
          <text:p text:style-name="P53">Epexegesis</text:p>
        </text:list-item>
      </text:list>
      <text:p text:style-name="First_20_paragraph">1 Kgs 1:35</text:p>
      <text:p text:style-name="Text_20_body">תַּ ְחתָּי</text:p>
      <text:p text:style-name="Text_20_body">ﬠל־כּ ְס ִאי ְוהוּא ִימְ��</text:p>
      <text:p text:style-name="Text_20_body">ו ָי ַשׁב</text:p>
      <text:p text:style-name="Text_20_body">He shall sit on my throne and <text:span text:style-name="T1">shall be king</text:span> in my place</text:p>
      <text:p text:style-name="Text_20_body">In 1 Kgs 1:13 the verbal forms are in reverse order (see also 1 Kgs 1:17.30). See also Lev 26:42 (reference to the same cov- enant).</text:p>
      <text:h text:style-name="P73" text:outline-level="1"><text:bookmark-start text:name="parenthetical-remark-4"/><text:soft-page-break/>Parenthetical Remark<text:bookmark-end text:name="parenthetical-remark-4"/></text:h>
      <text:p text:style-name="First_20_paragraph">Exod 12:8</text:p>
      <text:p text:style-name="Text_20_body">ְמרִֹרים ﬠל־</text:p>
      <text:p text:style-name="Text_20_body">ִלי־ ֵאשׁ וּ ַמוֹצּת צ</text:p>
      <text:p text:style-name="Text_20_body">ֶזּה ה</text:p>
      <text:p text:style-name="Text_20_body">ַלּ ְי ָלה בּ</text:p>
      <text:p text:style-name="Text_20_body">ַה ָבּ ָשׂר את־</text:p>
      <text:p text:style-name="Text_20_body">ו ָא ְכלוּ</text:p>
      <text:p text:style-name="Text_20_body">י ֹא ְכ ֻלהוּ׃</text:p>
      <text:p text:style-name="Text_20_body">They shall eat the lamb that same night; they <text:span text:style-name="T1">shall eat</text:span> it roasted over the fire with unleavened bread and bitter herbs (NRSV).</text:p>
      <text:h text:style-name="P73" text:outline-level="1"><text:bookmark-start text:name="parallelism-9"/>Parallelism<text:bookmark-end text:name="parallelism-9"/></text:h>
      <text:p text:style-name="First_20_paragraph">Gen 17:20–21</text:p>
      <text:p text:style-name="Text_20_body">אָ ִקים</text:p>
      <text:p text:style-name="Text_20_body">ְכ ִתּי . . . ְו ֶאת־ ְבּרִי ִתי בּ ַר</text:p>
      <text:p text:style-name="Text_20_body">ֵנּה ה</text:p>
      <text:p text:style-name="Text_20_body">�יתִּ ﬠְ ַמ שׁ</text:p>
      <text:p text:style-name="Text_20_body">ִי ְשׁ ָמ ֵﬠאל ִי ְצחָק וּ ְל ֶאת־</text:p>
      <text:p text:style-name="Text_20_body">As for Ishmael, I have heard you; I bless him . . . , but my covenant I <text:span text:style-name="T1">will establish</text:span> with Isaac.</text:p>
      <text:p text:style-name="Text_20_body">God will do such and such with Ishmael, but, <text:span text:style-name="T3">at the same time,</text:span> he will establish his covenant with Isaac.</text:p>
      <text:p text:style-name="Text_20_body">Deut 2:28</text:p>
      <text:p text:style-name="Text_20_body">תִֶּןתּ־ ִלי ְו ָשׁתִיתִי</text:p>
      <text:p text:style-name="Text_20_body">ֶסף כֶּ בּ</text:p>
      <text:p text:style-name="Text_20_body">ִבּ ֵר ִני ְו ָא ַכ ְל ִתּי וּ ַמ ִים תּ ְשׁ</text:p>
      <text:p text:style-name="Text_20_body">ֶסף כֶּ בּ</text:p>
      <text:p text:style-name="Text_20_body">א ֶכל</text:p>
      <text:p text:style-name="Text_20_body">You shall sell me food for money, so that I may eat, and</text:p>
      <text:p text:style-name="Text_20_body"><text:soft-page-break/><text:span text:style-name="T1">supply</text:span> me water for money, so that I may drink (NRSV).</text:p>
      <text:p text:style-name="Text_20_body">The second action follows the first, but the third is parallel to the first. For this reason the writer comes back to PC. The last action follows the third and must be a SC.</text:p>
      <text:h text:style-name="P73" text:outline-level="1"><text:bookmark-start text:name="end-of-the-chain-of-events-1"/>End of the Chain of Events<text:bookmark-end text:name="end-of-the-chain-of-events-1"/></text:h>
      <text:p text:style-name="First_20_paragraph">Exod 3:20</text:p>
      <text:p text:style-name="Text_20_body">א ֶשׁר</text:p>
      <text:p text:style-name="Text_20_body">אתַי</text:p>
      <text:p text:style-name="Text_20_body">בְּכֹל ִנ ְפ ְל</text:p>
      <text:p text:style-name="Text_20_body">ִמ ְצרַ ִים את־</text:p>
      <text:p text:style-name="Text_20_body">ָידִי ְו ִה ֵכּיתִי את־</text:p>
      <text:p text:style-name="Text_20_body">ו ָשׁ ַל ְח ִתּי</text:p>
      <text:p text:style-name="Text_20_body">אתְ ֶכם׃</text:p>
      <text:p text:style-name="Text_20_body">ִקרְוֹבּ ְו ַא ֲח ֵרי־כן ְישַׁ ַלּח בּ</text:p>
      <text:p text:style-name="Text_20_body">א ֱשׂﬠֶה</text:p>
      <text:p text:style-name="Text_20_body">So I will stretch out my hand and strike Egypt with all my wonders that I will perform in it; after that he <text:span text:style-name="T1">will let</text:span> you <text:span text:style-name="T1">go</text:span>. (NRSV).</text:p>
      <text:p text:style-name="Text_20_body">SEQUENCES OF VERBAL FORMS AND TAXIS 31</text:p>
      <text:h text:style-name="P73" text:outline-level="1"><text:bookmark-start text:name="in-order-to-underline-an-element-in-a-chain"/>In order to Underline an Element in a Chain<text:bookmark-end text:name="in-order-to-underline-an-element-in-a-chain"/></text:h>
      <text:p text:style-name="First_20_paragraph">Gen 17:20</text:p>
      <text:p text:style-name="Text_20_body">ָﬠ ָשׂר ְנ ִשׂי ִאם שׁ ֵנים־</text:p>
      <text:p text:style-name="Text_20_body">מאד</text:p>
      <text:p text:style-name="Text_20_body">ְמאד בּ</text:p>
      <text:p text:style-name="Text_20_body">אתוֹ</text:p>
      <text:p text:style-name="Text_20_body">אתוֹ ְו ִה ְר ֵבּי ִתי</text:p>
      <text:p text:style-name="Text_20_body">ו ִה ְפ ֵרי ִתי</text:p>
      <text:p text:style-name="Text_20_body">יוֹליד וּ ְנ ַת ִתּיו לגוֹי ָגּדוֹל׃</text:p>
      <text:p text:style-name="Text_20_body">I will make him fruitful and exceedingly numerous; <text:span text:style-name="T3">even</text:span> he <text:span text:style-name="T1">shall be</text:span> the father of twelve princes, and I will make him a great nation.</text:p>
      <text:p text:style-name="Text_20_body"><text:soft-page-break/>Compare also Gen 17:6, 16.</text:p>
      <text:h text:style-name="Heading_20_2" text:outline-level="2"><text:bookmark-start text:name="sc-pc-in-poetry"/>. . . SC + PC in Poetry<text:bookmark-end text:name="sc-pc-in-poetry"/></text:h>
      <text:list xml:id="list1496921703" text:style-name="L47">
        <text:list-item>
          <text:p text:style-name="P54">Epexegesis</text:p>
        </text:list-item>
      </text:list>
      <text:p text:style-name="First_20_paragraph">Ps 77:13</text:p>
      <text:p text:style-name="Text_20_body">. . . ְו ָה ִגי ִתי בְ ָכל־פָּ ֳﬠ ֶל� וּבַ ֲﬠ ִלילוֹ ֶתי� אִישׂ ָחה׃</text:p>
      <text:p text:style-name="Text_20_body">. . . I will meditate on all your work, and <text:span text:style-name="T1">muse</text:span> on your mighty deeds (NRSV).</text:p>
      <text:p text:style-name="Text_20_body">Joel 2:20 (short <text:span text:style-name="T3">yiqtol</text:span>)</text:p>
      <text:p text:style-name="Text_20_body">. . . וָֹנת ֲח צ</text:p>
      <text:p text:style-name="Text_20_body">ְאוֹשׁ ְו ַת ַﬠל ב</text:p>
      <text:p text:style-name="Text_20_body">וﬠָ ָלה</text:p>
      <text:p text:style-name="Text_20_body">Its stench and foul smell <text:span text:style-name="T1">will rise up</text:span> . . . (NRSV).</text:p>
      <text:h text:style-name="P73" text:outline-level="1"><text:bookmark-start text:name="parallelism-10"/>Parallelism<text:bookmark-end text:name="parallelism-10"/></text:h>
      <text:p text:style-name="First_20_paragraph">Isa 49:11</text:p>
      <text:p text:style-name="Text_20_body">ֶר� וּ ְמ ִס� ַתי ְירֻמוּן׃ ל ָדּ</text:p>
      <text:p text:style-name="Text_20_body">ָה ַרי כל־</text:p>
      <text:p text:style-name="Text_20_body">ו ַשׂ ְמ ִתּי</text:p>
      <text:p text:style-name="Text_20_body">And I will turn all my mountains into a road, and my highways <text:span text:style-name="T1">shall be raised up</text:span> (NRSV).</text:p>
      <text:p text:style-name="Text_20_body">See also Isa 49:22.</text:p>
      <text:h text:style-name="P73" text:outline-level="1"><text:bookmark-start text:name="end-of-the-chain-of-events-2"/>End of the Chain of Events<text:bookmark-end text:name="end-of-the-chain-of-events-2"/></text:h>
      <text:p text:style-name="First_20_paragraph">Jer 46:26</text:p>
      <text:p text:style-name="Text_20_body">ֶל�־בָּבֶל מ</text:p>
      <text:p text:style-name="Text_20_body">ְקשֵׁי ַנ ְפשָׁם וּבְ ַיד ְנבוּכַ ְד ֶראצַּר מ ַב</text:p>
      <text:p text:style-name="Text_20_body">וּ ְנתַתִּים בְּ ַיד</text:p>
      <text:p text:style-name="Text_20_body">ֵמי־ ֶקדֶם ְנאֻם־ ְיה ָוה כּי</text:p>
      <text:p text:style-name="Text_20_body">ֹןכּשְׁתּ</text:p>
      <text:p text:style-name="Text_20_body">וּבְ ַיד־ ֲﬠבָ ָדיו ְו ַא ֲח ֵרי־כן</text:p>
      <text:p text:style-name="Text_20_body">I will hand them over to those who seek their life, to King Nebuchadrezzar of Babylon and his <text:soft-page-break/>officers. Afterward Egypt <text:span text:style-name="T1">shall be inhabited</text:span> as in the days of old, says the LORD (NRSV).</text:p>
      <text:list xml:id="list3170808315" text:style-name="L48">
        <text:list-item>
          <text:p text:style-name="P4">COROLLARIES</text:p>
          <text:list>
            <text:list-item>
              <text:p text:style-name="P11">THE IMPERATIVE</text:p>
            </text:list-item>
          </text:list>
        </text:list-item>
      </text:list>
      <text:p text:style-name="First_20_paragraph">Most scholars have recognized sequences headed by impera- tives. My theory asserts that in these sequences the imperative does not possess any special function, while SC keeps its sub- ordinate function exactly as when it comes after PC (for a dif- ferent opinion on precative <text:span text:style-name="T3">qatal</text:span>, see Andrason 2013). Below are a few examples demonstrating that the <text:span text:style-name="T3">waw</text:span> is not relevant:</text:p>
      <text:p text:style-name="Text_20_body">32 JOURNAL OF HEBREW SCRIPTURES</text:p>
      <text:p text:style-name="Text_20_body">Ps 22:22 (<text:span text:style-name="T3">waw-</text:span>x<text:span text:style-name="T3">-qatal</text:span>)</text:p>
      <text:p text:style-name="Text_20_body">ﬠ ִני ָתנִי׃</text:p>
      <text:p text:style-name="Text_20_body">ֵיה וּ ִמ ַקּ ְר ֵני ֵר ִמים א ְר</text:p>
      <text:p text:style-name="Text_20_body">ִפּי מ</text:p>
      <text:p text:style-name="Text_20_body">הוֹ ִשׁי ֵﬠ ִני</text:p>
      <text:p text:style-name="Text_20_body">Save me from the mouth of the lion! And from the horns of the wild oxen <text:span text:style-name="T1">rescue</text:span> me!</text:p>
      <text:p text:style-name="Text_20_body">Ps 71:3 (<text:span text:style-name="T3">qatal</text:span> without <text:span text:style-name="T3">waw</text:span>)</text:p>
      <text:p text:style-name="Text_20_body">ִוּיָת ְלהוֹ ִשׁיﬠ ִני צ</text:p>
      <text:p text:style-name="Text_20_body">ִמיד תּ</text:p>
      <text:p text:style-name="Text_20_body">לבוֹא</text:p>
      <text:p text:style-name="Text_20_body">מעוֹן</text:p>
      <text:p text:style-name="Text_20_body">לי לצוּר</text:p>
      <text:p text:style-name="Text_20_body">ה ֵיה</text:p>
      <text:p text:style-name="Text_20_body">Be to me a rock of refuge, a strong fortress, always <text:span text:style-name="T1">order</text:span></text:p>
      <text:p text:style-name="Text_20_body">to save me.</text:p>
      <text:p text:style-name="Text_20_body">See also Ps 4:2; Isa 43:9.</text:p>
      <text:list xml:id="list2050653144" text:style-name="L49">
        <text:list-item>
          <text:p text:style-name="P55">PH ASAL ASPECTS</text:p>
        </text:list-item>
      </text:list>
      <text:p text:style-name="First_20_paragraph">As I have stated above, the opposition between the two groups of sequences can be used in some contexts to distinguish between different phasal or quantificational aspects (for the dif- ferent kinds of aspects compare Dick 1987: 63; Bhat 1999: 53–</text:p>
      <text:p text:style-name="Text_20_body">54; Cook 2012: 25–26).</text:p>
      <text:p text:style-name="Text_20_body">It is a common view that <text:span text:style-name="T3">yiqtol</text:span> is used in BH to express repeated action. Such a function is usually associated with an aspect (imperfective, cursive, frequentative, habitual, iterative, etc.) or <text:soft-page-break/>with a mood (Ḥatav 1997: 145–46; Voitila 2001: 197 n. 90; Joosten 2002: 62). This is not completely correct, however: PC expresses repeated action only in a past context, while the examples usually offered of its use in a non-past context (see for instance GKC § 107g; Joosten 2002: 63) can be understood as expressing general present or future. Instead, a repeated action is expressed in a non-past context by SC.</text:p>
      <text:p text:style-name="Text_20_body">In order to express habitual or iterative aspects (for a more detailed discussion on the difference between the two, see Dahl 1985: 97), as well as the durative aspect, BH uses the second group of sequences in a past context and the first group in a non-past context.</text:p>
      <text:p text:style-name="Text_20_body">To complicate matters, this implies full homonymy between this use and that which we examined in the first part of our inquiry:</text:p>
      <text:list xml:id="list997277267" text:style-name="L50">
        <text:list-item>
          <text:p text:style-name="P23">In a past context the second group of sequences can denote relative tense (future in the past) or aspect (habit- ual/iterative or durative).</text:p>
        </text:list-item>
        <text:list-item>
          <text:p text:style-name="P23">In a non-past context the first group of sequences can denote anteriority or aspect (habitual/iterative or durative).</text:p>
        </text:list-item>
      </text:list>
      <text:p text:style-name="First_20_paragraph">Finally, the relationship between aspects and sequences in a past context has been recognized by several authors (see for instance Lambdin 1971: 108; Waltke and O’Connor 1990: 527– 29). However, it must be added that—as always with sequences—the introductory dominant verb can be omitted.</text:p>
      <text:p text:style-name="Text_20_body">SEQUENCES OF VERBAL FORMS AND TAXIS 33</text:p>
      <text:h text:style-name="Heading_20_2" text:outline-level="2"><text:bookmark-start text:name="habitual-and-iterative-in-the-past-and-non-past"/>Habitual and Iterative in the Past and Non-Past<text:bookmark-end text:name="habitual-and-iterative-in-the-past-and-non-past"/></text:h>
      <text:p text:style-name="First_20_paragraph">Gen 2:6 (past, PC + SC)</text:p>
      <text:p text:style-name="Text_20_body">ְפּ ֵני־ ָה ֲא ָד ָמה׃ את־כּל־</text:p>
      <text:p text:style-name="Text_20_body">ֶרץ ְו ִהְשׁקה מן־הָאָ</text:p>
      <text:p text:style-name="Text_20_body">ואֵד ַיﬠֲ ֶלה</text:p>
      <text:p text:style-name="Text_20_body">But a stream <text:span text:style-name="T1">would rise</text:span> from the earth, and <text:span text:style-name="T1">water</text:span> the whole face of the ground (NRSV).</text:p>
      <text:p text:style-name="Text_20_body">Ps 122:4 (non-past, SC)</text:p>
      <text:p text:style-name="Text_20_body">To it the tribes <text:span text:style-name="T1">go up</text:span> (NRSV).</text:p>
      <text:p text:style-name="Text_20_body">2 Sam 15:1–2 (past, x + <text:span text:style-name="T3">waw</text:span> + SC)</text:p>
      <text:p text:style-name="Text_20_body">ָב ִטים שְׁ</text:p>
      <text:p text:style-name="Text_20_body">וּלﬠ</text:p>
      <text:p text:style-name="Text_20_body">שֶׁשָּׁם</text:p>
      <text:p text:style-name="Text_20_body">ָניו׃ לפָ</text:p>
      <text:p text:style-name="Text_20_body"><text:soft-page-break/>אִישׁרָ ִצים</text:p>
      <text:p text:style-name="Text_20_body">ָכּ ָבה ְוסֻסִים ַו ֲח ִמשִּׁים מרְ</text:p>
      <text:p text:style-name="Text_20_body">ְבשָׁלוֹם א</text:p>
      <text:p text:style-name="Text_20_body">וֹל שַׂﬠיַּ ו</text:p>
      <text:p text:style-name="Text_20_body">השָּׁ ַﬠר</text:p>
      <text:p text:style-name="Text_20_body">ﬠַל־ ַיד ֶדּרֶ�</text:p>
      <text:p text:style-name="Text_20_body">ְבשָׁלוֹם ְו ָﬠַמד א</text:p>
      <text:p text:style-name="Text_20_body">ו ִהְ ִכּשׁים</text:p>
      <text:p text:style-name="Text_20_body">After this Absalom got himself a chariot and horses, and fifty men to run ahead of him. <text:span text:style-name="T1">Absalom</text:span> used to rise early and <text:span text:style-name="T1">stand</text:span> beside the road into the gate (NRSV).</text:p>
      <text:p text:style-name="Text_20_body">In the previous example the introductory dominant verb is omitted.</text:p>
      <text:p text:style-name="Text_20_body">Ps 33:10 (non-past, SC + SC: <text:span text:style-name="T3">qatal</text:span> without <text:span text:style-name="T3">waw</text:span>)</text:p>
      <text:p text:style-name="Text_20_body">ﬠ ִמּים׃</text:p>
      <text:p text:style-name="Text_20_body">ְח ְשׁבוֹת מ</text:p>
      <text:p text:style-name="Text_20_body">ִניא הֵ</text:p>
      <text:p text:style-name="Text_20_body">ַצת־וֹגּ ִים ﬠֲ</text:p>
      <text:p text:style-name="Text_20_body">ִפיר הֵ</text:p>
      <text:p text:style-name="Text_20_body">יהוָה</text:p>
      <text:p text:style-name="Text_20_body">The LORD <text:span text:style-name="T1">brings</text:span> the counsel of the nations to nothing; he <text:span text:style-name="T1">frustrates</text:span> the plans of the peoples (NRSV).</text:p>
      <text:p text:style-name="Text_20_body">Ps 33:13–14 (non-past, SC + SC: <text:span text:style-name="T3">qatal</text:span> without <text:span text:style-name="T3">waw</text:span>)</text:p>
      <text:p text:style-name="Text_20_body">האָ ָדם׃</text:p>
      <text:p text:style-name="Text_20_body">אֶת־ ָכּל־ ְבּ ֵני</text:p>
      <text:p text:style-name="Text_20_body">הִ ִבּיט ְיהוָהרָ ָאה</text:p>
      <text:p text:style-name="Text_20_body">מִ ָשּׁמַ ִים</text:p>
      <text:p text:style-name="Text_20_body">The LORD <text:span text:style-name="T1">looks down</text:span> from heaven; he <text:span text:style-name="T1">sees</text:span> all human- kind (NRSV).</text:p>
      <text:p text:style-name="Text_20_body">Ps 65:10 (non-past, SC + PC + PC: <text:span text:style-name="T3">qatal</text:span>, <text:span text:style-name="T3">wayyiqtol</text:span> and</text:p>
      <text:p text:style-name="Text_20_body"><text:span text:style-name="T3">yiqtol</text:span>)</text:p>
      <text:p text:style-name="Text_20_body"><text:soft-page-break/>הנָּ רֶשְׁ ﬠְ תּ</text:p>
      <text:p text:style-name="Text_20_body">ה ָארֶץ ַו ְשׁתֹּ ְקֶ ָקהרַ ַבּת</text:p>
      <text:p text:style-name="Text_20_body">פּ ַקדְ ָתּ</text:p>
      <text:p text:style-name="Text_20_body">You <text:span text:style-name="T1">visit</text:span> the earth and <text:span text:style-name="T1">water</text:span> it, you greatly <text:span text:style-name="T1">enrich</text:span> it (NRSV).</text:p>
      <text:p text:style-name="Text_20_body">Ps 99:7 (past, PC + SC: <text:span text:style-name="T3">yiqtol</text:span> and <text:span text:style-name="T3">qatal</text:span> without <text:span text:style-name="T3">waw</text:span>)</text:p>
      <text:p text:style-name="Text_20_body">ְוחֹק ָנתַן־ ָלמוֹ׃ ﬠדֹתָיו</text:p>
      <text:p text:style-name="Text_20_body">ְמרוּ שָׁ</text:p>
      <text:p text:style-name="Text_20_body">ֵלי ֶהם אֲ</text:p>
      <text:p text:style-name="Text_20_body">ﬠָ ָנן ְידַ ֵבּר</text:p>
      <text:p text:style-name="Text_20_body">דוּמּﬠַ ְבּ</text:p>
      <text:p text:style-name="Text_20_body">He <text:span text:style-name="T1">spoke</text:span> to them in the pillar of cloud; they <text:span text:style-name="T1">kept</text:span> his decrees, and the statutes that he gave them (NRSV).</text:p>
      <text:p text:style-name="Text_20_body">For further examples in the non-past, see also: Jer 8:7; Ps 88:10.14; 119:10–14; Job 6:17–20. For others in the past, see Joosten (2012: 285–87).</text:p>
      <text:h text:style-name="Heading_20_2" text:outline-level="2"><text:bookmark-start text:name="durative-in-the-past-and-non-past"/>Durative in the Past and Non-Past<text:bookmark-end text:name="durative-in-the-past-and-non-past"/></text:h>
      <text:p text:style-name="First_20_paragraph">With some verbs, the equivalent function is not habitual or iterative, but durative: “Les états et les activités représentent des usages ‘duratifs’, tandis que les procès d’accomplissement,</text:p>
      <text:p text:style-name="Text_20_body">34 JOURNAL OF HEBREW SCRIPTURES</text:p>
      <text:p text:style-name="Text_20_body">d’achèvement et de semelfactif entrent dans le type ‘fréquenta- tif’ ” (Voitila 2001: 206 n. 105; compare Joosten 2012: 286).</text:p>
      <text:p text:style-name="Text_20_body">2 Sam 4:2 (past, PC)</text:p>
      <text:p text:style-name="Text_20_body">ﬠל־ ִבּ ְנ ָימִן׃</text:p>
      <text:p text:style-name="Text_20_body">תּ ָחֵשׁב</text:p>
      <text:p text:style-name="Text_20_body">גּם־ ְבּ ֵארוֹת</text:p>
      <text:p text:style-name="Text_20_body">For Beeroth <text:span text:style-name="T1">was considered</text:span> to belong to Benjamin (see Joosten 2012: 286).</text:p>
      <text:p text:style-name="Text_20_body">Gen 31:15 (non-past, SC)</text:p>
      <text:p text:style-name="Text_20_body">הֲלוֹא ָנ ְכ ִרוֹיּת ֶנ ְחַ ְשׁבנוּ לוֹ</text:p>
      <text:p text:style-name="Text_20_body"><text:span text:style-name="T1">Are</text:span> we not <text:span text:style-name="T1">regarded</text:span> by him as foreigners? (NRSV). 1 Sam 9:9 (past, PC)</text:p>
      <text:p text:style-name="Text_20_body">הרֹאֶה׃</text:p>
      <text:p text:style-name="Text_20_body"><text:soft-page-break/>ִנים לפָ</text:p>
      <text:p text:style-name="Text_20_body">הַוֹיּם ִי ָקּרֵא</text:p>
      <text:p text:style-name="Text_20_body">ָנּבִיא ל</text:p>
      <text:p text:style-name="Text_20_body">כִּי</text:p>
      <text:p text:style-name="Text_20_body">For the one who is now called a prophet <text:span text:style-name="T1">was</text:span> formerly</text:p>
      <text:p text:style-name="Text_20_body"><text:span text:style-name="T1">called</text:span> a seer (NRSV). Isa 48:2 (non-past, SC)</text:p>
      <text:p text:style-name="Text_20_body">כּי־מֵ ִﬠיר הקֹּדֶשׁ ִנ ְקרָאוּ</text:p>
      <text:p text:style-name="Text_20_body">For they <text:span text:style-name="T1">call</text:span> themselves after the holy city (NRSV).</text:p>
      <text:p text:style-name="Text_20_body">See also Jer 15:18.</text:p>
      <text:list xml:id="list753737868" text:style-name="L51">
        <text:list-item>
          <text:p text:style-name="P56">THE DOUBLING OF SEQUENCES</text:p>
        </text:list-item>
      </text:list>
      <text:p text:style-name="First_20_paragraph">In this phase, BH had the ability to double a sequence. We have already seen two instances with SC and PC:</text:p>
      <text:p text:style-name="Text_20_body">Ps 74:13–15</text:p>
      <text:p text:style-name="Text_20_body">ﬠל־ ַה ָמּ ִים׃</text:p>
      <text:p text:style-name="Text_20_body">ִנּי ִנים ת</text:p>
      <text:p text:style-name="Text_20_body">שִׁ ַבּ ְר ָתּ ָראשֵׁי</text:p>
      <text:p text:style-name="Text_20_body">ל ִצ ִיּים׃</text:p>
      <text:p text:style-name="Text_20_body">ָﬠם ל</text:p>
      <text:p text:style-name="Text_20_body">ֲא ָכל מ</text:p>
      <text:p text:style-name="Text_20_body">וּנּנתֶּ ְִתּ</text:p>
      <text:p text:style-name="Text_20_body">ְו ָיתָן ל</text:p>
      <text:p text:style-name="Text_20_body">אתָּה ִר ַצּ ְצתָּ ָרא ֵשׁי</text:p>
      <text:p text:style-name="Text_20_body">מ ְﬠ ָין ָו ָנחַל</text:p>
      <text:p text:style-name="Text_20_body">בָ ַקְﬠָתּ</text:p>
      <text:p text:style-name="Text_20_body">אתָּה</text:p>
      <text:p text:style-name="Text_20_body">Both וּנֶּנ ְתִּתּ and ָתּﬠְ בקַ continue the verbal form תָּ ַצְצִּר . Put dif-</text:p>
      <text:p text:style-name="Text_20_body">ferently, the sequence is doubled. We can describe this process in a simple way, see Figure 3.</text:p>
      <text:p text:style-name="Text_20_body"/>
      <text:p text:style-name="Text_20_body"><text:soft-page-break/>The same process occurs three times in 1 Sam 8:11–17 (§ 4.3.1):</text:p>
      <text:p text:style-name="Text_20_body">ֶאת־ ְבּ ֵני ֶכם ִיקָּח ְושָׂם . . . ְורָצוּ . . .</text:p>
      <text:p text:style-name="Text_20_body">ְו ֶאת־ ְבּנוֹתי ֶכם ִי ָקּח . . .</text:p>
      <text:p text:style-name="Text_20_body">ְו ֶאת־ ְשׂדוֹתי ֶכם . . . ִיקָּח ְו ָנַןת . . .</text:p>
      <text:p text:style-name="Text_20_body">ְו ַזרְ ֵﬠי ֶכם . . . ַיﬠְשֹׂר ְו ָנַןת . . .</text:p>
      <text:p text:style-name="Text_20_body">The scheme is quite simple, see Figure 4.</text:p>
      <text:p text:style-name="Text_20_body">SEQUENCES OF VERBAL FORMS AND TAXIS 35</text:p>
      <text:p text:style-name="Text_20_body"/>
      <text:p text:style-name="Text_20_body">It is more difficult to observe such a process if the verbal forms are the same (SC and SC or PC and PC), see Figure 5.</text:p>
      <text:p text:style-name="Text_20_body"/>
      <text:p text:style-name="Text_20_body">A possible example, however, is provided by Exod 17:1–4:</text:p>
      <text:p text:style-name="Text_20_body">ﬠל־ ִפּי</text:p>
      <text:p text:style-name="Text_20_body">ַמסְ ֵﬠיהֶם ל</text:p>
      <text:p text:style-name="Text_20_body">ִי ְשׂ ָר ֵאל מִמִּ ְד ַבּר־סִין בּ ֵני־</text:p>
      <text:p text:style-name="Text_20_body">ֲﬠ ַדת כּל־</text:p>
      <text:p text:style-name="Text_20_body">ו ִיּסְעוּ</text:p>
      <text:p text:style-name="Text_20_body">תּת הָ ָﬠם׃</text:p>
      <text:p text:style-name="Text_20_body">שְׁ ל</text:p>
      <text:p text:style-name="Text_20_body">ִים מ</text:p>
      <text:p text:style-name="Text_20_body">יה ָוה ַו ַיּ ֲחנוּ בִּ ְרפִי ִדים ְו ֵאין</text:p>
      <text:p text:style-name="Text_20_body">ְו ִנ ְשׁ ֶתּה ַויּ ֹאמר מ ִים</text:p>
      <text:p text:style-name="Text_20_body">ָלנוּ תּנוּ־</text:p>
      <text:p text:style-name="Text_20_body">ֶשׁה ַויּ ֹאמרוּ ﬠם־מ</text:p>
      <text:p text:style-name="Text_20_body">ָﬠם ה</text:p>
      <text:p text:style-name="Text_20_body">.1 ַו ָיּרֶב</text:p>
      <text:p text:style-name="Text_20_body">את־ ְיה ָוה׃</text:p>
      <text:p text:style-name="Text_20_body"><text:soft-page-break/>ְתּ ַנוּסּן מה־</text:p>
      <text:p text:style-name="Text_20_body">ִדי מָּ ﬠ</text:p>
      <text:p text:style-name="Text_20_body">ְתּ ִריבוּן מה־</text:p>
      <text:p text:style-name="Text_20_body">ֶשׁה מ</text:p>
      <text:p text:style-name="Text_20_body">ל ֶהם</text:p>
      <text:p text:style-name="Text_20_body">ָמּה ֶזּה ל</text:p>
      <text:p text:style-name="Text_20_body">ַויּ ֹא ֶמר מ ֶשׁה</text:p>
      <text:p text:style-name="Text_20_body">ﬠל־</text:p>
      <text:p text:style-name="Text_20_body">ָﬠם ה</text:p>
      <text:p text:style-name="Text_20_body">ַמּ ִים ַו ָיּ ֶלן ל</text:p>
      <text:p text:style-name="Text_20_body">םﬠָ ה םשׁ</text:p>
      <text:p text:style-name="Text_20_body">.2 ַו ִיּ ְצָמא</text:p>
      <text:p text:style-name="Text_20_body">ָצּ ָמא׃ בּ</text:p>
      <text:p text:style-name="Text_20_body">ְו ֶאת־ ָבּ ַני ְו ֶאת־מ ְק ַני א ִתי</text:p>
      <text:p text:style-name="Text_20_body">ָה ִמית ל</text:p>
      <text:p text:style-name="Text_20_body">ה ֱﬠ ִלי ָתנוּ מִמִּ ְצ ַר ִים</text:p>
      <text:p text:style-name="Text_20_body">ַﬠט מ</text:p>
      <text:p text:style-name="Text_20_body">ֶזּה עוֹד ה</text:p>
      <text:p text:style-name="Text_20_body">ָﬠם ל</text:p>
      <text:p text:style-name="Text_20_body">א ֱﬠ ֶשׂה מה</text:p>
      <text:p text:style-name="Text_20_body">לאמר</text:p>
      <text:p text:style-name="Text_20_body">ְיה ָוה אל־</text:p>
      <text:p text:style-name="Text_20_body">ֶשׁה מ</text:p>
      <text:p text:style-name="Text_20_body">ַו ִיּ ְצ ַﬠק</text:p>
      <text:p text:style-name="Text_20_body">ְסקָ ֻל ִני׃ וּ</text:p>
      <text:p text:style-name="Text_20_body">From the wilderness of Sin the whole congregation of the Israelites journeyed by stages, as the LORD commanded. They camped at Rephidim, but there was no water for the people to drink.</text:p>
      <text:list xml:id="list3318334232" text:style-name="L52">
        <text:list-item>
          <text:p text:style-name="P24"><text:soft-page-break/>The people <text:span text:style-name="T1">quarreled</text:span> with Moses, and said, “Give us water to drink. “Moses said to them,” Why do you quarrel with me? Why do you test the LORD?”</text:p>
        </text:list-item>
        <text:list-item>
          <text:p text:style-name="P24">(But) the people <text:span text:style-name="T1">thirsted</text:span> there for water; and the people complained against Moses and said, “Why did you bring us out of Egypt, to kill us and our children and live- stock with thirst?” So Moses cried out to the LORD, “What shall I do with this people? They are almost ready to stone me” (NRSV).</text:p>
        </text:list-item>
      </text:list>
      <text:p text:style-name="First_20_paragraph">(I would omit the conjunction “but” from the translation of NRSV.)</text:p>
      <text:p text:style-name="Text_20_body">If the writer had used SC to begin the second sequence, he would have lost the link with the starting point of the narra- tive. He could therefore only use PC.</text:p>
      <text:p text:style-name="Text_20_body">The <text:span text:style-name="T3">Redaktionsgeschichte</text:span> can explain <text:span text:style-name="T3">why</text:span> we find a discus- sion between Moses and the people twice. I explain <text:span text:style-name="T3">how</text:span> this is possible: In BH, the writer can double a sequence.</text:p>
      <text:p text:style-name="Text_20_body">36 JOURNAL OF HEBREW SCRIPTURES</text:p>
      <text:p text:style-name="Text_20_body">Some other possible examples of this phenomenon include Gen 37:5–6; 42:18–26; Deut 31:22–30.</text:p>
      <text:list xml:id="list1450062990" text:style-name="L53">
        <text:list-item>
          <text:p text:style-name="P5">OVERRIDING ISSUES</text:p>
          <text:list>
            <text:list-item>
              <text:p text:style-name="P12">THE SAME SYNTAX IN EVERY CONTEXT</text:p>
            </text:list-item>
          </text:list>
        </text:list-item>
      </text:list>
      <text:p text:style-name="First_20_paragraph">When I started my research I believed, as many scholars did, that Hebrew syntax was different in narration, direct speech and poetry. The result of this research was thus unexpected: one finds the same sequences and the same taxis across these literary contexts.</text:p>
      <text:p text:style-name="Text_20_body">It is usually held that a difference exists between narration and direct speech for the following reasons:</text:p>
      <text:list xml:id="list2888819500" text:style-name="L54">
        <text:list-item>
          <text:p text:style-name="P25">The first sentence of the Bible is interpreted as <text:span text:style-name="T3">in the beginning when God created</text:span>. Hence, the first verbal form of the narrative would be a <text:span text:style-name="T3">wayyiqtol</text:span> (ֹאמֶר יַּו ).</text:p>
        </text:list-item>
        <text:list-item>
          <text:p text:style-name="P25">Twelve books in the Bible begin with PC.</text:p>
        </text:list-item>
        <text:list-item>
          <text:p text:style-name="P25">The use of SC at the beginning of a sequence in narra- tion is considered background information.</text:p>
        </text:list-item>
        <text:list-item>
          <text:p text:style-name="P25">There are several examples of <text:span text:style-name="T3">wayyiqtol</text:span> in narration which become <text:span text:style-name="T3">qatal</text:span> in direct speech (Niccacci 1986: 27–30), for</text:p>
        </text:list-item>
      </text:list>
      <text:p text:style-name="First_20_paragraph">instance Gen 40:2 (narration) ִריסיו ס</text:p>
      <text:p text:style-name="Text_20_body">שׁ ֵני</text:p>
      <text:p text:style-name="Text_20_body">פּ ְרעֹה ﬠל</text:p>
      <text:p text:style-name="Text_20_body">ו ִיּ ְקצֹף</text:p>
      <text:p text:style-name="Text_20_body">becomes (direct speech): ָדיו ָב ﬠֲ ַל־ﬠ ַצף ק</text:p>
      <text:p text:style-name="Text_20_body"><text:soft-page-break/>ְרעֹה פּ</text:p>
      <text:p text:style-name="Text_20_body">in Gen 41:10.</text:p>
      <text:p text:style-name="Text_20_body">Instead, based on the results of my research I can state the following:</text:p>
      <text:list xml:id="list803622047" text:style-name="L55">
        <text:list-item>
          <text:p text:style-name="P26">The first sentence can be understood in a traditional way: “In the beginning God created,” the first verbal form of the narrative is a <text:span text:style-name="T3">qatal</text:span> (§ 3.1.3).</text:p>
        </text:list-item>
        <text:list-item>
          <text:p text:style-name="P26">In most instances, these twelve books represent (or at least they seek to represent) the continuation of a previous book. Hence, PC is not the first verbal form in the narrative chain. However, there are some occurrences of PC as a real absolute beginning, which I explain as a different syntax (§ 6.3).</text:p>
        </text:list-item>
        <text:list-item>
          <text:p text:style-name="P26"><text:span text:style-name="T3">Qatal</text:span> in the beginning of a sequence usually expresses the most important information in the sequence. Hence, it should be considered a foreground form.</text:p>
        </text:list-item>
        <text:list-item>
          <text:p text:style-name="P26">The <text:span text:style-name="T3">wayyiqtol</text:span>s in the above mentioned examples depend on the fact that the actions follow another one and are thus not the first ones in the sequence, while the <text:span text:style-name="T3">qatal</text:span>s in direct speech represent the first actions of the sequence.</text:p>
        </text:list-item>
      </text:list>
      <text:p text:style-name="First_20_paragraph">In other words, there are no strong arguments in favour of two different syntaxes. On the contrary, one finds the same syntactical rules in narration and in direct speech, as is clear in the next example:</text:p>
      <text:p text:style-name="Text_20_body">Josh 13:1</text:p>
      <text:p text:style-name="Text_20_body">בּאָת</text:p>
      <text:p text:style-name="Text_20_body">א ָתּה ָזקַ ְנ ָתּה</text:p>
      <text:p text:style-name="Text_20_body">ָליו א</text:p>
      <text:p text:style-name="Text_20_body">ִמים ַויּ ֹא ֶמר ְיה ָוה בּ ָיּ</text:p>
      <text:p text:style-name="Text_20_body">בָּא</text:p>
      <text:p text:style-name="Text_20_body">ויהוֹ ֻ�שַׁ ָז ֵקן</text:p>
      <text:p text:style-name="Text_20_body">ב ָיּמִים ְוהָ ָא ֶרץ ִנ ְשׁ ֲא ָרה הַ ְר ֵבּה־מְאד ל ִר ְשׁ ָהּתּ׃</text:p>
      <text:p text:style-name="Text_20_body">Now Joshua <text:span text:style-name="T1">was old</text:span> and <text:span text:style-name="T1">advanced</text:span> in years; and the LORD said to him, “You <text:span text:style-name="T1">are old</text:span> and <text:span text:style-name="T1">advanced</text:span> in years, and very much of the land still remains to be possessed.” (NRSV).</text:p>
      <text:p text:style-name="Text_20_body">SEQUENCES OF VERBAL FORMS AND TAXIS 37</text:p>
      <text:p text:style-name="Text_20_body">The two couples of SC indicate the same fact that was still true when the LORD spoke. The first is a stative <text:span text:style-name="T3">qatal</text:span> and the second a fientive <text:span text:style-name="T3">qatal</text:span> without <text:span text:style-name="T3">waw.</text:span> The direct speech repeats exactly the same verbal forms and the same word order (sub- ject-verb-verb). The couples of SC are in the foreground; otherwise in the direct speech there would be no foreground action.</text:p>
      <text:list xml:id="list2264891864" text:style-name="L56">
        <text:list-item>
          <text:p text:style-name="P57">OTHER KINDS OF ANALYSIS</text:p>
        </text:list-item>
      </text:list>
      <text:p text:style-name="First_20_paragraph"><text:soft-page-break/>In this short study, I have examined the functions of SC and PC only in simple sequences. In order to correctly understand a text, one should also consider other elements such as word semantics, rhetoric, <text:span text:style-name="T3">Redaktionsgeschichte,</text:span> and so on.</text:p>
      <text:p text:style-name="Text_20_body">For instance, the idiomatic expression “to eat and to drink” (which we have encountered twice in the examples quoted above) should be considered as a hendiadys: “to have a meal.” From a syntactical point of view it is composed of two different successive verbs, but it expresses only one concept (Cohen 2010–2011: 20–21). The same can be said for “to an- swer and to say,” “to speak and to say,” and so on (for a detailed list see Joosten 2012: 167–68). It is useful to recall Waltke and O’Connor’s explanation in this regard:</text:p>
      <text:p text:style-name="Text_20_body">Another syntactic approach is based on the use of two Hebrew verbs in sequence, corresponding to a verb + ad- verb construction in other languages . . . Examples of such usage are furnished by verbs such שוב and יסף<text:span text:style-name="T1">,</text:span> which are often rendered with adverbs such as “again, further, con- tinually,” etc. This syntactic approach to what European languages take as an adverbial function is properly a matter for the Hebrew lexicon; once the pattern is appreciated as an integral part of Hebrew, it requires little grammatical notice (Waltke and O’Connor 1990:656).</text:p>
      <text:p text:style-name="Text_20_body">In poetry, SC and PC are not only used in sequences, but also in more elaborated constructions such as <text:span text:style-name="T3">chiasms.</text:span> These con- structions are able to express more complex meanings such as, for instance, <text:span text:style-name="T3">merismus</text:span> (Watson 2007:205). This is a matter of rhetoric.</text:p>
      <text:list xml:id="list340424288" text:style-name="L57">
        <text:list-item>
          <text:p text:style-name="P58">TOWARD A DIACHRONIC ANALYSIS</text:p>
        </text:list-item>
      </text:list>
      <text:p text:style-name="First_20_paragraph">In this study I have only presented a synchronic analysis. Many questions have yet to be answered, issues which require a dia- chronic analysis.</text:p>
      <text:p text:style-name="Text_20_body">For the moment, in lieu of this type of analysis, I wish to stress one final point: I do not suppose that the “taxis syntax” was the <text:span text:style-name="T3">only</text:span> verbal syntax of Standard BH.</text:p>
      <text:p text:style-name="Text_20_body">The existence of two syntaxes in Standard BH can be detected in the following examples:</text:p>
      <text:p text:style-name="Text_20_body">38 JOURNAL OF HEBREW SCRIPTURES</text:p>
      <text:p text:style-name="Text_20_body">Jer 31:29</text:p>
      <text:p text:style-name="Text_20_body">ְק ֶהי ָנה תּ</text:p>
      <text:p text:style-name="Text_20_body">בנִים</text:p>
      <text:p text:style-name="Text_20_body">ְכלוּ בֹ ֶסר ְו ִשׁ ֵנּי אָ</text:p>
      <text:p text:style-name="Text_20_body">אבוֹת</text:p>
      <text:p text:style-name="Text_20_body">The parents <text:span text:style-name="T1">have eaten</text:span> sour grapes, and the children’s teeth were set on edge.</text:p>
      <text:p text:style-name="Text_20_body">Ezek 18:2</text:p>
      <text:p text:style-name="Text_20_body">אבוֹת י ֹא ְכלוּ בֹסֶר ְו ִשׁ ֵנּי הַ ָבּ ִנים תּ ְקהֶי ָנה</text:p>
      <text:p text:style-name="Text_20_body">The parents <text:span text:style-name="T1">eat</text:span> sour grapes, and the children’s teeth are set on edge.</text:p>
      <text:p text:style-name="Text_20_body"><text:soft-page-break/>Jeremy employs the standard pattern SC + PC (without <text:span text:style-name="T3">waw</text:span>), whereas Ezekiel uses two PCs in order to express two con- secutive actions.</text:p>
      <text:p text:style-name="Text_20_body">Isa 37:27</text:p>
      <text:p text:style-name="Text_20_body">וּשׁוָבֹ וּתּח</text:p>
      <text:p text:style-name="Text_20_body">ְצ ֵרי־ ָיד ק</text:p>
      <text:p text:style-name="Text_20_body">ויֹ ְשׁ ֵביהן</text:p>
      <text:p text:style-name="Text_20_body">Their inhabitants, shorn of strength, are dismayed and</text:p>
      <text:p text:style-name="Text_20_body"><text:span text:style-name="T1">confounded</text:span> (NRSV). 2 Kgs 19:26</text:p>
      <text:p text:style-name="Text_20_body">וּשׁבֹיֵּ וַ וּתּח</text:p>
      <text:p text:style-name="Text_20_body">ְצ ֵרי־ ָיד ק</text:p>
      <text:p text:style-name="Text_20_body">ויֹ ְשׁ ֵביהן</text:p>
      <text:p text:style-name="Text_20_body">Their inhabitants, shorn of strength, are dismayed and</text:p>
      <text:p text:style-name="Text_20_body"><text:span text:style-name="T1">confounded</text:span> (NRSV).</text:p>
      <text:p text:style-name="Text_20_body">Isaiah keeps the standard pattern in order to indicate the same state with two verbal forms: SC + SC. 2 Kings employs <text:span text:style-name="T3">way- yiqtol</text:span> as an equivalent to <text:span text:style-name="T3">qatal</text:span>.</text:p>
      <text:p text:style-name="Text_20_body">2 Kgs 20:12</text:p>
      <text:p text:style-name="Text_20_body">ֶל�־בָּבֶל מ</text:p>
      <text:p text:style-name="Text_20_body">בְּר ֹא ַד� בַּ ְל ֲא ָדן בֶּן־בַּ ְל ֲא ָדן שׁ ַלח</text:p>
      <text:p text:style-name="Text_20_body">ִהיא ה</text:p>
      <text:p text:style-name="Text_20_body">תﬠֵ ָבּ</text:p>
      <text:p text:style-name="Text_20_body">חָ ָלה חִ ְז ִק ָיּהוּ כּי</text:p>
      <text:p text:style-name="Text_20_body">ַמע שָׁ</text:p>
      <text:p text:style-name="Text_20_body">ִח ְז ִק ָיּהוּ כּי אל־</text:p>
      <text:p text:style-name="Text_20_body">ס ָפ ִרים וּ ִמ ְנ ָחה</text:p>
      <text:p text:style-name="Text_20_body">At that time King Merodach-Baladan son of Baladan of Babylon sent envoys with letters and a present to Heze- kiah, for he <text:span text:style-name="T1">had heard</text:span> that Hezekiah had been sick (NRSV).</text:p>
      <text:p text:style-name="Text_20_body">Isa 39:1</text:p>
      <text:p text:style-name="Text_20_body">ָפ ִרים ס</text:p>
      <text:p text:style-name="Text_20_body"><text:soft-page-break/>ֶל�־ ָבּ ֶבל מ</text:p>
      <text:p text:style-name="Text_20_body">ַבּ ְל ֲא ָדן בּן־</text:p>
      <text:p text:style-name="Text_20_body">ְל ֲא ָדן בּ</text:p>
      <text:p text:style-name="Text_20_body">ַד� מרֹ</text:p>
      <text:p text:style-name="Text_20_body">ַלח שׁ</text:p>
      <text:p text:style-name="Text_20_body">ִהוא ה</text:p>
      <text:p text:style-name="Text_20_body">תﬠֵ בּ</text:p>
      <text:p text:style-name="Text_20_body">ח ָלה ַו ֶיּ ֱח ָזק׃</text:p>
      <text:p text:style-name="Text_20_body">אל־חִ ְז ִק ָיּהוּ ַו ִיְּ ַשׁמע כּי</text:p>
      <text:p text:style-name="Text_20_body">וּ ִמ ְנחָה</text:p>
      <text:p text:style-name="Text_20_body">At that time King Merodach-Baladan son of Baladan of Babylon sent envoys with letters and a present to Heze- kiah, for he <text:span text:style-name="T1">heard</text:span> that he had been sick and had recov- ered. (NRSV).</text:p>
      <text:p text:style-name="Text_20_body">In a few instances, the two syntaxes appear side by side:</text:p>
      <text:p text:style-name="Text_20_body">Ps 22:5b–6a</text:p>
      <text:p text:style-name="Text_20_body">אֵ ֶלי� ָז ֲﬠקוּ ְו ִנְ ָמלטוּ</text:p>
      <text:p text:style-name="Text_20_body">בּטְחוּ ַותְּ ַפ ְלּ ֵטמוֹ׃</text:p>
      <text:p text:style-name="Text_20_body">They trusted, and you <text:span text:style-name="T1">delivered</text:span> them. To you they cried, and <text:span text:style-name="T1">were saved</text:span> (NRSV).</text:p>
      <text:p text:style-name="Text_20_body">SEQUENCES OF VERBAL FORMS AND TAXIS 39</text:p>
      <text:p text:style-name="Text_20_body">In the first sentence we see the standard pattern: SC + PC, but in the second we find two SCs used to express two consecutive actions.</text:p>
      <text:p text:style-name="Text_20_body">Obviously, one could affirm that these examples are simple variants due to the carelessness of copyists. This would open the much broader question as to how much we can rely on the Masoretic text—an issue that clearly cannot be addressed in more detail in this article.</text:p>
      <text:list xml:id="list3979999437" text:style-name="L58">
        <text:list-item>
          <text:p text:style-name="P69"><text:span text:style-name="T2">ARE</text:span><text:span text:style-name="T1"> WAYYIQTOL</text:span><text:span text:style-name="T2">, SHORT</text:span><text:span text:style-name="T1"> YIQTOL </text:span><text:span text:style-name="T2">AND LONG</text:span><text:span text:style-name="T1"> YIQTOL </text:span><text:span text:style-name="T2">EQUIVALENT? ARE</text:span><text:span text:style-name="T1"> QATAL </text:span><text:span text:style-name="T2">AND</text:span><text:span text:style-name="T1"> WEQATAL </text:span><text:span text:style-name="T2">EQUIVALENT?</text:span></text:p>
        </text:list-item>
      </text:list>
      <text:p text:style-name="First_20_paragraph">In chapter 2.4, I hypothesized that <text:span text:style-name="T3">at one point in the development of BH</text:span>—possibly due to their similarity—long and short <text:span text:style-name="T3">yiqtol</text:span> as well as <text:span text:style-name="T3">wayyiqtol</text:span> were used in an analogous way, and the same was true of <text:span text:style-name="T3">qatal</text:span> and <text:span text:style-name="T3">weqatal</text:span>.</text:p>
      <text:p text:style-name="Text_20_body">At the same time, however, I have refrained from affirm- ing whether or not they are actually equivalent as far as their semantics are concerned.</text:p>
      <text:p text:style-name="Text_20_body">If they are not semantically equivalent, the two equiv- alences only concern the categories of <text:soft-page-break/>coordination and subor- dination and the present inquiry can be considered complete.</text:p>
      <text:p text:style-name="Text_20_body">If they are semantically equivalent, however, this means that the differences between short and long <text:span text:style-name="T3">yiqtol</text:span> and <text:span text:style-name="T3">wayyiqtol</text:span> and between <text:span text:style-name="T3">qatal</text:span> and <text:span text:style-name="T3">weqatal</text:span> are only phonetic and that the <text:span text:style-name="T3">waw</text:span> in the <text:span text:style-name="T3">wayyiqtol</text:span> and in the <text:span text:style-name="T3">weqatal</text:span> is nothing more than a conjunction (an idea already put forth by Lee 1827: 361).</text:p>
      <text:p text:style-name="Text_20_body">In order to better explore this extremely important issue, further investigation dealing with the theories of Qimron, Torres Fernández, Bloch, Van de Sande and others would be necessary, an examination which lies beyond the scope of this study.</text:p>
      <text:list xml:id="list1124829051" text:style-name="L59">
        <text:list-item>
          <text:p text:style-name="P62">FINAL CONSIDERATIONS</text:p>
        </text:list-item>
      </text:list>
      <text:p text:style-name="First_20_paragraph">This study presented a collection of empirical data, which appears to illustrate how, in one phase of the Hebrew language, syntax was based on a combination of sequences and taxis<text:span text:style-name="T3">.</text:span> This syntax was identical in narrative, direct speech and poetic contexts. SC and PC had different functions in a <text:span text:style-name="T3">past/anterior</text:span> sequence and in a <text:span text:style-name="T3">non-past/non-anterior</text:span> sequence. In a <text:span text:style-name="T3">past/ante- rior</text:span> sequence, SC denoted a co-ordinate element, whereas PC denoted a sub-ordinate element. In a <text:span text:style-name="T3">non-past/non-anterior</text:span> sequence, PC denoted a co-ordinate element while SC denoted a sub-ordinate element. Hence, <text:span text:style-name="T3">wayyiqtol</text:span> was not equivalent to <text:span text:style-name="T3">qatal</text:span> and <text:span text:style-name="T3">weqatal</text:span> was not equivalent to <text:span text:style-name="T3">yiqtol.</text:span> The historical dif- ferences between short and long <text:span text:style-name="T3">yiqtol</text:span> and <text:span text:style-name="T3">wayyiqtol</text:span> and between <text:span text:style-name="T3">qatal</text:span> and <text:span text:style-name="T3">weqatal</text:span> were lost in this phase.</text:p>
      <text:p text:style-name="Text_20_body">However, many questions remain unanswered: When did this system begin? When did it end? Where exactly do we find it?</text:p>
      <text:p text:style-name="Text_20_body">Even the list of syntactical constructions is not complete. In particular, due to lack of space, I did not examine the following instances:</text:p>
      <text:p text:style-name="Text_20_body">40 JOURNAL OF HEBREW SCRIPTURES</text:p>
      <text:list xml:id="list378984222" text:style-name="L60">
        <text:list-item>
          <text:p text:style-name="P27">Hypothetical constructions.</text:p>
        </text:list-item>
        <text:list-item>
          <text:p text:style-name="P27">Sequences introduced by a particle such as הנה.</text:p>
        </text:list-item>
        <text:list-item>
          <text:p text:style-name="P27">Sequences introduced by an infinitive.</text:p>
        </text:list-item>
        <text:list-item>
          <text:p text:style-name="P27">Purpose clauses.</text:p>
        </text:list-item>
        <text:list-item>
          <text:p text:style-name="P27">Participle.</text:p>
        </text:list-item>
        <text:list-item>
          <text:p text:style-name="P27">Deontic PC.</text:p>
        </text:list-item>
      </text:list>
      <text:p text:style-name="First_20_paragraph">All the same, what has been made clear by this analysis is that BH possessed a refined and sophisticated verbal system through which it was possible to express more than just a few nuances of meaning.</text:p>
      <text:p text:style-name="Text_20_body">SEQUENCES OF VERBAL FORMS AND TAXIS 41</text:p>
      <text:p text:style-name="P2">REFERENCES</text:p>
      <text:p text:style-name="Text_20_body">Andersen, D. 2000. The Evolution of the Hebrew Verbal System. <text:span text:style-name="T3">ZAH</text:span> 13: 1–66.</text:p>
      <text:p text:style-name="Text_20_body"><text:soft-page-break/>Andrason, A. 2010. The Panchronic <text:span text:style-name="T3">Yiqtol</text:span>. Functionally Consistent and Cognitively Plausible. <text:span text:style-name="T3">JHS</text:span> 10/10.</text:p>
      <text:p text:style-name="Text_20_body">Andrason, A. 2011a. Biblical Hebrew <text:span text:style-name="T3">Wayyiqtol</text:span>: A Dynamic Definition. <text:span text:style-name="T3">JHS</text:span> 11/7.</text:p>
      <text:p text:style-name="Text_20_body">Andrason, A. 2011b. The Biblical Hebrew Verbal System in Light of Grammaticalization: The Second Generation. <text:span text:style-name="T3">HS</text:span> 52: 19–51.</text:p>
      <text:p text:style-name="Text_20_body">Andrason, A. 2011c. The BH <text:span text:style-name="T3">Weqatal</text:span>. A Homogenous Form with no Haphazard Functions (Part One). <text:span text:style-name="T3">JNSL</text:span> 37/2: 1– 26.</text:p>
      <text:p text:style-name="Text_20_body">Andrason, A. 2011d. Making It Sound – The <text:span text:style-name="T3">Performative</text:span></text:p>
      <text:p text:style-name="Text_20_body">Qatal and Its Explanation. <text:span text:style-name="T3">JHS</text:span> 12/8.</text:p>
      <text:p text:style-name="Text_20_body">Andrason, A. 2013. An Optative Indicative? A Real Factual Past? Toward a Cognitive-Typological Approach to the Precative <text:span text:style-name="T3">Qatal</text:span>. <text:span text:style-name="T3">JHS</text:span> 13/4.</text:p>
      <text:p text:style-name="Text_20_body">Bauer, H., and Leander, P. 1922. <text:span text:style-name="T3">Historische Grammatik der hebräischen Sprache des Alten Testamentes.</text:span> Tübingen: Niemeyer (repr., Hildesheim: Olms, 1991).</text:p>
      <text:p text:style-name="Text_20_body">Bybee, J., Perkins, R., and Pagliuca W. 1994. <text:span text:style-name="T3">The Evolution of Grammar: Tense, Aspect, and Modality in the Languages of the World</text:span>. Chicago: University of Chicago.</text:p>
      <text:p text:style-name="Text_20_body">Bhat, D.N.S. 1999. <text:span text:style-name="T3">The Prominence of Tense, Aspect, and Mood</text:span>.</text:p>
      <text:p text:style-name="Text_20_body">Amsterdam/Philadelphia: John Benjamins Publishing.</text:p>
      <text:p text:style-name="Text_20_body">Bloch, Y. 2007. From Linguistics to Text-Criticism and Back: Wayyiqṭōl Constructions with Long Prefixed Verbal Forms in Biblical Hebrew. <text:span text:style-name="T3">HS</text:span> 48: 141–70.</text:p>
      <text:p text:style-name="Text_20_body">Bloch, Y. 2010. The Prefixed Perfective in the Construction ֹל ְקט יִ זאָ and Its Later Replacement by the Long Prefixed Verbal Form: A Syntactic and Text-Critical Analysis. <text:span text:style-name="T3">JNSL</text:span> 36/2: 49–74.</text:p>
      <text:p text:style-name="Text_20_body">Böttcher, F. 1868. <text:span text:style-name="T3">Ausführliches Lehrbuch der hebräischen Sprache</text:span>.</text:p>
      <text:p text:style-name="Text_20_body">Vol. 2. Leipzig: Barth.</text:p>
      <text:p text:style-name="Text_20_body">Brockelmann, C. 1956. <text:span text:style-name="T3">Hebräische Syntax.</text:span> Glückstadt: Neu- kirchener Verlag.</text:p>
      <text:p text:style-name="Text_20_body">(“He ate and drank, and rose and went his way. Thus Esau</text:p>
      <text:p text:style-name="Text_20_body">despised his birthright.” Regarding the meaning of con- secutive forms in Biblical Hebrew). <text:span text:style-name="T3">Mehqarim b-Lashon</text:span> 13: 13–37.</text:p>
      <text:p text:style-name="Text_20_body">Cook, J.A. 2012. <text:span text:style-name="T3">Time and the Biblical Hebrew Verb: The Expres- sion of Tense, Aspect, and Modality in Biblical Hebrew</text:span> (Linguis- tic studies in ancient West Semitic, 7). Winona Lake: Eisenbrauns.</text:p>
      <text:p text:style-name="Text_20_body">Dahl, Ö. 1985. <text:span text:style-name="T3">Tense and Aspect Systems</text:span>. Oxford: Blackwell. Driver, S. 1892. <text:span text:style-name="T3">A Treatise on the </text:span><text:soft-page-break/><text:span text:style-name="T3">Use of the Tenses in Hebrew and</text:span></text:p>
      <text:p text:style-name="Text_20_body"><text:span text:style-name="T3">Some Other Syntactical Problems</text:span>. Oxford: Clarendon.</text:p>
      <text:p text:style-name="Text_20_body">42 JOURNAL OF HEBREW SCRIPTURES</text:p>
      <text:p text:style-name="Text_20_body">Ewald, H. 1836. <text:span text:style-name="T3">A Grammar of the Hebrew Language of the Old Testament</text:span> (trans. Nicholson, J.). London: Williams and Norgate.</text:p>
      <text:p text:style-name="Text_20_body">Gell, P. 1821. <text:span text:style-name="T3">Observations on the Idiom of the Hebrew Language.</text:span></text:p>
      <text:p text:style-name="Text_20_body">London: Watts.</text:p>
      <text:p text:style-name="Text_20_body">Ḥatav, G. 1997. <text:span text:style-name="T3">The Semantics of Aspect and Modality: Evidence from English and Biblical Hebrew</text:span>. Amsterdam/Philadelphia: Benjamins Publishing.</text:p>
      <text:p text:style-name="Text_20_body">Ḥatav, G. 2004. Anchoring World and Time in Biblical Hebrew. <text:span text:style-name="T3">Journal of Linguistics</text:span> 40: 491–526.</text:p>
      <text:p text:style-name="Text_20_body">Held, M. 1962. <text:span text:style-name="T3">The</text:span> Yqtl-Qtl <text:span text:style-name="T3">(</text:span>Qtl-Yqtl<text:span text:style-name="T3">) Sequence of Identical Verbs in Biblical Hebrew and Ugaritic</text:span>. In: Ben-Horin, M., Weinryb, B.D., and Zeitlin, S. (eds.)<text:span text:style-name="T3">. Studies and Essays in Honor of Abraham A. Neuman.</text:span> Leiden: E. J. Brill. 281–90.</text:p>
      <text:p text:style-name="Text_20_body">Hitzig, F. 1833. <text:span text:style-name="T3">Der Prophet Jesaja</text:span>. Heidelberg: Winter.</text:p>
      <text:p text:style-name="Text_20_body">Jenni, E. 1981. <text:span text:style-name="T3">Lehrbuch der hebräischen Sprache des Alten Testa- ments.</text:span> Basel: Helbing und Lichtenhahn.</text:p>
      <text:p text:style-name="Text_20_body">Joosten, J. 1999. The Long Form of the Prefixed Conjuga- tion Referring to the Past in Biblical Hebrew Prose<text:span text:style-name="T3">. HS</text:span> 40: 15–26.</text:p>
      <text:p text:style-name="Text_20_body">Joosten, J. 2002. Do the Finite Verbal Forms in Biblical Hebrew Express Aspect?. <text:span text:style-name="T3">Journal of Ancient Near East Stud- ies</text:span> 29: 49–70.</text:p>
      <text:p text:style-name="Text_20_body">Joosten, J. 2012. <text:span text:style-name="T3">The Verbal System of Biblical Hebrew. A New Synthesis Elaborated on the Basis of Classical Prose</text:span>. Jerusalem: Simor.</text:p>
      <text:p text:style-name="Text_20_body">Joüon, P. 1923. <text:span text:style-name="T3">Grammaire de l’hébreu biblique</text:span>. Rome: Institut biblique pontifical.</text:p>
      <text:p text:style-name="Text_20_body">Joüon, P., and Muraoka, T. 2006. <text:span text:style-name="T3">A Grammar of Biblical Hebrew</text:span> (SubBi, 27). Rome: Editrice Pontificio Intituto Biblico.</text:p>
      <text:p text:style-name="Text_20_body">Kautzsch, E. (ed). 1910. <text:span text:style-name="T3">Gesenius’ Hebrew Grammar</text:span> (trans.</text:p>
      <text:p text:style-name="Text_20_body">Cowley, A.E.). Oxford: Clarendon.</text:p>
      <text:p text:style-name="Text_20_body">Kuryłowicz, J.K. 1973. Verbal Aspect in Semitic. <text:span text:style-name="T3">Orientalia</text:span></text:p>
      <text:p text:style-name="Text_20_body">42: 114–20.</text:p>
      <text:p text:style-name="Text_20_body">Lambdin, T.O. 1971. <text:span text:style-name="T3">Introduction to Biblical Hebrew</text:span>. New York: Charles Scribner’s Sons.</text:p>
      <text:p text:style-name="Text_20_body"><text:soft-page-break/>Lee, S. 1827. <text:span text:style-name="T3">A Grammar of the Hebrew Language</text:span>. London: Duncan.</text:p>
      <text:p text:style-name="Text_20_body">Maslov, J. 1988. Resultative, Perfect and Aspect. In: Nedjalkov, V. (ed.). <text:span text:style-name="T3">Typology of Resultative Constructions</text:span>. Amsterdam/Philadelphia: John Benjamins Publishing Company. 63–85.</text:p>
      <text:p text:style-name="Text_20_body">McFall, L. 1982. <text:span text:style-name="T3">The Enigma of the Hebrew Verbal System: Solu- tions from Ewald to the Present Day</text:span> (Historic Texts and Inter- preters in Biblical Scholarship, 2). Sheffield: Almond Press.</text:p>
      <text:p text:style-name="Text_20_body">Meyer, R. 1972. <text:span text:style-name="T3">Hebräische Grammatik. Band III: Satzlehre</text:span>. Ber- lin: De Gruyter.</text:p>
      <text:p text:style-name="Text_20_body">Michel, D. 1960. <text:span text:style-name="T3">Tempora und Satzstellung in den Psalmen</text:span>. Bonn: Bouvier.</text:p>
      <text:p text:style-name="Text_20_body">SEQUENCES OF VERBAL FORMS AND TAXIS 43</text:p>
      <text:p text:style-name="Text_20_body">Niccacci, A. 1986. <text:span text:style-name="T3">Sintassi del verbo ebraico nella prosa biblica classica</text:span> (SBF Analecta, 23). Jerusalem: Franciscan Printing Press.</text:p>
      <text:p text:style-name="Text_20_body">Niccacci, A. 1991. <text:span text:style-name="T3">Lettura sintattica della prosa ebraico-biblica. Principi e applicazioni</text:span> (SBF Analecta, 31). Jerusalem: Fran- ciscan Printing Press.</text:p>
      <text:p text:style-name="Text_20_body">Niccacci, A. 2006. Biblical Hebrew Verbal System in Poetry. In: Fassberg, S., and Hurvitz, A. (eds.). <text:span text:style-name="T3">Biblical Hebrew in Its Northwest Semitic Setting: Typological and Historical Perspectives</text:span>. Winona Lake: Eisenbrauns. 247–68.</text:p>
      <text:p text:style-name="Text_20_body">Qimron, E. 1998. בעברית העתיד צורות לפירוש חדשה הצעה הקדומה (A New Proposal for the Interpretation of Prefix Conjugation Forms in Ancient Hebrew). <text:span text:style-name="T3">Lešonenu</text:span> 61: 31– 43.</text:p>
      <text:p text:style-name="Text_20_body">Rainey, A.F. 2003. The <text:span text:style-name="T3">Yaqtul</text:span> Preterite in Northwest Semitic. In: Baasten, M.F.J., and van Peursen, W.R. (eds.). <text:span text:style-name="T3">Hamlet on a Hill: Semitic and Greek Studies Presented to Professor</text:span></text:p>
      <text:p text:style-name="Text_20_body"><text:span text:style-name="T3">T. Muraoka on the Occasion of His Sixty-Fifth Birthday</text:span> (OLA, 118). Leuven: Peeters. 395–407.</text:p>
      <text:p text:style-name="Text_20_body">Rogland, M. 2003. <text:span text:style-name="T3">Alleged Non-Past Uses of</text:span> Qatal <text:span text:style-name="T3">in Classical Hebrew</text:span>. Assen: Van Gorcum.</text:p>
      <text:p text:style-name="Text_20_body">Torres Fernández, A. 2013. ‘Tiempo’ y ‘aspecto’ en la conju- gación hebrea (Parte IV-1): Reflexiones de un octagenerio. <text:span text:style-name="T3">Miscelánea de Estudios Árabes y Hebraicos. Sección Hebreo</text:span> 63: 189–225.</text:p>
      <text:p text:style-name="Text_20_body">Van de Sande, A. 2008. <text:span text:style-name="T3">Nouvelle perspective sur le système verbal de l’hébreu ancien. Les formes *qatala, *yaqtul et *yaqtulu</text:span>. Louvain- la-Neuve: Peeters.</text:p>
      <text:p text:style-name="Text_20_body">Voitila, A. 2001. <text:span text:style-name="T3">Présent et imparfait de l’indicatif dans le Penta- teuque grec. Une étude sur la syntaxe de traduction</text:span>. Helsinki: Société d’Exégèse de Finlande, and Göttingen: Vanden- hoeck &amp; Ruprecht.</text:p>
      <text:p text:style-name="Text_20_body">Wagner, A. 1997. <text:span text:style-name="T3">Sprechakte und Sprechaktanalyse im Alten Tes- tament.</text:span> Berlin: De Gruyter.</text:p>
      <text:p text:style-name="Text_20_body">Warren, A. 2002. Modality, Reference and Speech Acts in the Psalms. <text:span text:style-name="T3">Tyndale Bulletin</text:span> 53: 149–52.</text:p>
      <text:p text:style-name="Text_20_body"><text:soft-page-break/>Waltke, B.K., and O’Connor, M. P. 1990. <text:span text:style-name="T3">An Introduction to Biblical Hebrew Syntax</text:span>. Winona Lake: Eisenbrauns.</text:p>
      <text:p text:style-name="Text_20_body">Watson, W.G.E. 2007. <text:span text:style-name="T3">Classical Hebrew Poetry: A Guide to Its Techniques</text:span>. New York: T&amp;T Clark.</text:p>
      <text:p text:style-name="Text_20_body">Zatelli, I. 2004. The Study of Ancient Hebrew Lexicon. Application of the Concepts of Lexical Field and Func- tional Language. <text:span text:style-name="T3">KUSATU (Kleine Untersuchungen zur Spra- che des Alten Testaments und seiner Umwelt)</text:span> 5: 129–5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title>Syntax of verbal sequences in Biblical Hebrew</dc:title>
    <dc:description/>
    <dc:subject/>
    <meta:keyword/>
    <dc:language>eng</dc:language>
    <meta:initial-creator/>
    <dc:creator>Žāle Mottahedin</dc:creator>
    <meta:creation-date>2020-05-24T13:21:11Z</meta:creation-date>
    <dc:date>2020-05-25T00:50:14.801338956</dc:date>
    <meta:editing-duration>PT3H13M18S</meta:editing-duration>
    <meta:editing-cycles>1</meta:editing-cycles>
    <meta:document-statistic meta:table-count="0" meta:image-count="0" meta:object-count="0" meta:page-count="67" meta:paragraph-count="1500" meta:word-count="18101" meta:character-count="87008" meta:non-whitespace-character-count="72306"/>
    <meta:user-defined meta:name="date">2017-12-01</meta:user-defined>
    <meta:user-defined meta:name="image">https://seveleu.com/assets/img/valo%C5%A1kahor.png</meta:user-defined>
    <meta:user-defined meta:name="layout">page</meta:user-defined>
    <meta:user-defined meta:name="published">True</meta:user-defined>
    <meta:user-defined meta:name="publisher" meta:value-type="string">Maxime Seveleu-Dubrovnik</meta:user-defined>
    <meta:user-defined meta:name="ref" meta:value-type="string">sequencestaxis</meta:user-defined>
    <meta:user-defined meta:name="seo" meta:value-type="string"/>
    <meta:user-defined meta:name="tag" meta:value-type="string">semitic-syntax-morpho</meta:user-defined>
  </office:meta>
</office:document-meta>
</file>